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Condensed1" svg:font-family="'Roboto Condensed'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603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426cm" fo:min-width="11.22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828cm" fo:min-width="3.44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471cm" fo:min-width="4.35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22cm" fo:min-width="2.85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0.4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68cm" fo:min-width="1.11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34cm" fo:min-width="1.084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="" draw:marker-start-width="0.352cm" draw:marker-end="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15.0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6.0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5.1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6.082cm"/>
      <style:paragraph-properties style:writing-mode="lr-tb"/>
    </style:style>
    <style:style style:name="gr17" style:family="graphic" style:parent-style-name="standard">
      <style:graphic-properties draw:stroke="none" draw:fill="none" fo:min-height="1.3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20.2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16.8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13.616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4.561cm" fo:min-width="17.624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4cm" fo:min-width="5.679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1.36cm" fo:min-width="7.08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32cm" fo:min-width="4.74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97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399cm" fo:min-width="5.68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.97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97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.97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.973cm"/>
      <style:paragraph-properties style:writing-mode="lr-tb"/>
    </style:style>
    <style:style style:name="gr32" style:family="graphic" style:parent-style-name="standard">
      <style:graphic-properties draw:stroke="none" draw:fill="none" fo:min-height="1.86cm"/>
      <style:paragraph-properties style:writing-mode="lr-tb"/>
    </style:style>
    <style:style style:name="gr33" style:family="graphic" style:parent-style-name="standard">
      <style:graphic-properties draw:stroke="none" draw:fill="none" fo:min-height="1.39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5.502cm"/>
      <style:paragraph-properties style:writing-mode="lr-tb"/>
    </style:style>
    <style:style style:name="gr35" style:family="graphic" style:parent-style-name="standard">
      <style:graphic-properties draw:stroke="none" draw:fill="none" fo:min-height="1.85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4.8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5.55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0.933cm"/>
      <style:paragraph-properties style:writing-mode="lr-tb"/>
    </style:style>
    <style:style style:name="gr39" style:family="graphic" style:parent-style-name="standard">
      <style:graphic-properties draw:stroke="none" draw:fill="none" fo:min-height="5.888cm"/>
      <style:paragraph-properties style:writing-mode="lr-tb"/>
    </style:style>
    <style:style style:name="gr40" style:family="graphic" style:parent-style-name="objectwithoutfill">
      <style:graphic-properties svg:stroke-width="0.035cm" svg:stroke-color="#000000" draw:marker-start-width="0.252cm" draw:marker-end="Arrow" draw:marker-end-width="0.352cm" svg:stroke-opacity="100%" draw:fill="solid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fo:min-height="0.933cm"/>
      <style:paragraph-properties style:writing-mode="lr-tb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solid" svg:stroke-width="0.028cm" svg:stroke-color="#2a6099" draw:marker-start-width="0.242cm" draw:marker-end-width="0.242cm" draw:fill="none" fo:min-height="0.84cm" fo:padding-top="0.139cm" fo:padding-bottom="0.139cm" fo:padding-left="0.264cm" fo:padding-right="0.264cm"/>
      <style:paragraph-properties style:writing-mode="lr-tb"/>
    </style:style>
    <style:style style:name="gr44" style:family="graphic" style:parent-style-name="objectwithoutfill">
      <style:graphic-properties svg:stroke-width="0.028cm" svg:stroke-color="#2a6099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5" style:family="graphic" style:parent-style-name="standard">
      <style:graphic-properties draw:stroke="solid" svg:stroke-width="0.028cm" svg:stroke-color="#000000" draw:marker-start-width="0.242cm" draw:marker-end-width="0.242cm" draw:fill="none" fo:min-height="1.679cm" fo:padding-top="0.139cm" fo:padding-bottom="0.139cm" fo:padding-left="0.264cm" fo:padding-right="0.264cm"/>
      <style:paragraph-properties style:writing-mode="lr-tb"/>
    </style:style>
    <style:style style:name="gr46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7" style:family="graphic" style:parent-style-name="standard">
      <style:graphic-properties draw:stroke="solid" svg:stroke-width="0.028cm" svg:stroke-color="#000000" draw:marker-start-width="0.242cm" draw:marker-end-width="0.242cm" draw:fill="none" fo:min-height="1.865cm" fo:padding-top="0.139cm" fo:padding-bottom="0.139cm" fo:padding-left="0.264cm" fo:padding-right="0.264cm"/>
      <style:paragraph-properties style:writing-mode="lr-tb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252cm" fo:min-width="9.69cm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46cm" fo:min-width="2.884cm" fo:padding-top="0.142cm" fo:padding-bottom="0.142cm" fo:padding-left="0.267cm" fo:padding-right="0.267cm"/>
    </style:style>
    <style:style style:name="gr50" style:family="graphic" style:parent-style-name="standard">
      <style:graphic-properties draw:stroke="none" draw:fill="none" fo:min-height="1.626cm"/>
      <style:paragraph-properties style:writing-mode="lr-tb"/>
    </style:style>
    <style:style style:name="gr51" style:family="graphic" style:parent-style-name="standard">
      <style:graphic-properties draw:stroke="none" draw:fill="none" fo:min-height="1.627cm"/>
      <style:paragraph-properties style:writing-mode="lr-tb"/>
    </style:style>
    <style:style style:name="gr52" style:family="graphic" style:parent-style-name="standard">
      <style:graphic-properties draw:stroke="none" draw:fill="none" fo:min-height="2.79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082cm"/>
      <style:paragraph-properties style:writing-mode="lr-tb"/>
    </style:style>
    <style:style style:name="gr54" style:family="graphic" style:parent-style-name="standard">
      <style:graphic-properties draw:stroke="solid" svg:stroke-width="0.028cm" svg:stroke-color="#000000" draw:marker-start-width="0.242cm" draw:marker-end-width="0.242cm" draw:fill="none" fo:min-height="0.84cm" fo:padding-top="0.139cm" fo:padding-bottom="0.139cm" fo:padding-left="0.264cm" fo:padding-right="0.264cm"/>
      <style:paragraph-properties style:writing-mode="lr-tb"/>
    </style:style>
    <style:style style:name="gr55" style:family="graphic" style:parent-style-name="standard">
      <style:graphic-properties draw:stroke="solid" svg:stroke-width="0.028cm" svg:stroke-color="#2a6099" draw:marker-start-width="0.242cm" draw:marker-end-width="0.242cm" draw:fill="none" fo:min-height="1.679cm" fo:padding-top="0.139cm" fo:padding-bottom="0.139cm" fo:padding-left="0.264cm" fo:padding-right="0.264cm"/>
      <style:paragraph-properties style:writing-mode="lr-tb"/>
    </style:style>
    <style:style style:name="gr56" style:family="graphic" style:parent-style-name="standard">
      <style:graphic-properties draw:stroke="none" draw:fill="none" fo:min-height="2.825cm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342cm" fo:min-width="3.846cm" fo:padding-top="0.142cm" fo:padding-bottom="0.142cm" fo:padding-left="0.267cm" fo:padding-right="0.267cm"/>
      <style:paragraph-properties style:writing-mode="lr-tb"/>
    </style:style>
    <style:style style:name="gr5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03cm" fo:min-width="2.134cm" fo:padding-top="0.142cm" fo:padding-bottom="0.142cm" fo:padding-left="0.267cm" fo:padding-right="0.267cm"/>
      <style:paragraph-properties style:writing-mode="lr-tb"/>
    </style:style>
    <style:style style:name="gr5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61cm" fo:min-width="2.172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>
      <style:graphic-properties svg:stroke-color="#000000" draw:fill-color="#000000" draw:textarea-horizontal-align="justify" draw:textarea-vertical-align="middle" draw:auto-grow-height="false" fo:min-height="0.082cm" fo:min-width="0.834cm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007cm" fo:min-width="0.822cm"/>
    </style:style>
    <style:style style:name="gr62" style:family="graphic" style:parent-style-name="standard">
      <style:graphic-properties draw:stroke="solid" svg:stroke-width="0.028cm" svg:stroke-color="#2a6099" draw:marker-start-width="0.242cm" draw:marker-end-width="0.242cm" draw:fill="none" fo:min-height="1.865cm" fo:padding-top="0.139cm" fo:padding-bottom="0.139cm" fo:padding-left="0.264cm" fo:padding-right="0.264cm"/>
      <style:paragraph-properties style:writing-mode="lr-tb"/>
    </style:style>
    <style:style style:name="gr63" style:family="graphic" style:parent-style-name="standard">
      <style:graphic-properties draw:stroke="none" draw:fill="none" fo:min-height="0.602cm"/>
      <style:paragraph-properties style:writing-mode="lr-tb"/>
    </style:style>
    <style:style style:name="gr6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114cm" fo:min-width="4.634cm" fo:padding-top="0.142cm" fo:padding-bottom="0.142cm" fo:padding-left="0.267cm" fo:padding-right="0.267cm"/>
      <style:paragraph-properties style:writing-mode="lr-tb"/>
    </style:style>
    <style:style style:name="gr6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468cm" fo:min-width="3.18cm" fo:padding-top="0.142cm" fo:padding-bottom="0.142cm" fo:padding-left="0.267cm" fo:padding-right="0.267cm"/>
      <style:paragraph-properties style:writing-mode="lr-tb"/>
    </style:style>
    <style:style style:name="gr66" style:family="graphic" style:parent-style-name="objectwithoutfill">
      <style:graphic-properties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6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114cm" fo:min-width="4.634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468cm" fo:min-width="3.18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546cm" fo:min-width="1.296cm" fo:padding-top="0.142cm" fo:padding-bottom="0.142cm" fo:padding-left="0.267cm" fo:padding-right="0.267cm"/>
      <style:paragraph-properties style:writing-mode="lr-tb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512cm" fo:min-width="1.262cm" fo:padding-top="0.142cm" fo:padding-bottom="0.142cm" fo:padding-left="0.267cm" fo:padding-right="0.267cm"/>
      <style:paragraph-properties style:writing-mode="lr-tb"/>
    </style:style>
    <style:style style:name="gr71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1.512cm" fo:min-width="1.262cm" fo:padding-top="0.177cm" fo:padding-bottom="0.177cm" fo:padding-left="0.302cm" fo:padding-right="0.302cm"/>
      <style:paragraph-properties style:writing-mode="lr-tb"/>
    </style:style>
    <style:style style:name="gr72" style:family="graphic" style:parent-style-name="standard">
      <style:graphic-properties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1.442cm" fo:min-width="1.192cm" fo:padding-top="0.177cm" fo:padding-bottom="0.177cm" fo:padding-left="0.302cm" fo:padding-right="0.302cm"/>
      <style:paragraph-properties style:writing-mode="lr-tb"/>
    </style:style>
    <style:style style:name="gr73" style:family="graphic" style:parent-style-name="standard">
      <style:graphic-properties draw:stroke="solid" svg:stroke-width="0.106cm" svg:stroke-color="#000000" draw:marker-start-width="0.358cm" draw:marker-end-width="0.358cm" draw:fill="none" draw:fill-color="#000000" draw:textarea-horizontal-align="justify" draw:textarea-vertical-align="middle" draw:auto-grow-height="false" fo:min-height="1.442cm" fo:min-width="1.192cm" fo:padding-top="0.177cm" fo:padding-bottom="0.177cm" fo:padding-left="0.302cm" fo:padding-right="0.302cm"/>
      <style:paragraph-properties style:writing-mode="lr-tb"/>
    </style:style>
    <style:style style:name="gr74" style:family="graphic" style:parent-style-name="standard">
      <style:graphic-properties draw:stroke="solid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94cm" fo:min-width="1.244cm" fo:padding-top="0.151cm" fo:padding-bottom="0.151cm" fo:padding-left="0.276cm" fo:padding-right="0.276cm"/>
      <style:paragraph-properties style:writing-mode="lr-tb"/>
    </style:style>
    <style:style style:name="gr75" style:family="graphic" style:parent-style-name="objectwithoutfill">
      <style:graphic-properties svg:stroke-width="0.028cm" svg:stroke-color="#ff4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76" style:family="graphic" style:parent-style-name="standard">
      <style:graphic-properties draw:stroke="solid" svg:stroke-width="0.028cm" svg:stroke-color="#000000" draw:marker-start-width="0.242cm" draw:marker-end-width="0.242cm" draw:fill="none" fo:min-height="0.933cm" fo:padding-top="0.139cm" fo:padding-bottom="0.139cm" fo:padding-left="0.264cm" fo:padding-right="0.264cm"/>
      <style:paragraph-properties style:writing-mode="lr-tb"/>
    </style:style>
    <style:style style:name="gr77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8" style:family="graphic" style:parent-style-name="standard">
      <style:graphic-properties draw:stroke="solid" svg:stroke-width="0.028cm" svg:stroke-color="#000000" draw:marker-start-width="0.242cm" draw:marker-end-width="0.242cm" draw:fill="none" fo:min-height="2.285cm" fo:padding-top="0.139cm" fo:padding-bottom="0.139cm" fo:padding-left="0.264cm" fo:padding-right="0.264cm"/>
      <style:paragraph-properties style:writing-mode="lr-tb"/>
    </style:style>
    <style:style style:name="gr79" style:family="graphic" style:parent-style-name="standard">
      <style:graphic-properties draw:stroke="none" draw:fill="none" fo:min-height="0.933cm"/>
      <style:paragraph-properties style:writing-mode="lr-tb"/>
    </style:style>
    <style:style style:name="gr80" style:family="graphic" style:parent-style-name="standard">
      <style:graphic-properties draw:stroke="solid" svg:stroke-width="0.028cm" svg:stroke-color="#808080" draw:marker-start-width="0.242cm" draw:marker-end-width="0.242cm" draw:fill="none" fo:min-height="0.84cm" fo:padding-top="0.139cm" fo:padding-bottom="0.139cm" fo:padding-left="0.264cm" fo:padding-right="0.264cm"/>
      <style:paragraph-properties style:writing-mode="lr-tb"/>
    </style:style>
    <style:style style:name="gr81" style:family="graphic" style:parent-style-name="objectwithoutfill">
      <style:graphic-properties svg:stroke-width="0.028cm" svg:stroke-color="#80808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82" style:family="graphic" style:parent-style-name="standard">
      <style:graphic-properties draw:stroke="solid" svg:stroke-width="0.028cm" svg:stroke-color="#808080" draw:marker-start-width="0.242cm" draw:marker-end-width="0.242cm" draw:fill="none" fo:min-height="1.679cm" fo:padding-top="0.139cm" fo:padding-bottom="0.139cm" fo:padding-left="0.264cm" fo:padding-right="0.264cm"/>
      <style:paragraph-properties style:writing-mode="lr-tb"/>
    </style:style>
    <style:style style:name="gr83" style:family="graphic" style:parent-style-name="standard">
      <style:graphic-properties draw:stroke="solid" svg:stroke-width="0.028cm" svg:stroke-color="#808080" draw:marker-start-width="0.242cm" draw:marker-end-width="0.242cm" draw:fill="none" fo:min-height="1.865cm" fo:padding-top="0.139cm" fo:padding-bottom="0.139cm" fo:padding-left="0.264cm" fo:padding-right="0.264cm"/>
      <style:paragraph-properties style:writing-mode="lr-tb"/>
    </style:style>
    <style:style style:name="gr84" style:family="graphic" style:parent-style-name="standard">
      <style:graphic-properties draw:stroke="none" draw:fill="none" fo:min-height="4.447cm"/>
      <style:paragraph-properties style:writing-mode="lr-tb"/>
    </style:style>
    <style:style style:name="gr85" style:family="graphic" style:parent-style-name="objectwithoutfill">
      <style:graphic-properties draw:marker-end="Arrow" draw:marker-end-width="0.3cm" draw:fill="solid" draw:textarea-vertical-align="middle"/>
    </style:style>
    <style:style style:name="gr86" style:family="graphic" style:parent-style-name="standard">
      <style:graphic-properties draw:stroke="solid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3.47cm" fo:min-width="3.254cm" fo:padding-top="0.151cm" fo:padding-bottom="0.151cm" fo:padding-left="0.276cm" fo:padding-right="0.276cm"/>
      <style:paragraph-properties style:writing-mode="lr-tb"/>
    </style:style>
    <style:style style:name="gr8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594cm" fo:min-width="3.36cm" fo:padding-top="0.151cm" fo:padding-bottom="0.151cm" fo:padding-left="0.276cm" fo:padding-right="0.276cm"/>
      <style:paragraph-properties style:writing-mode="lr-tb"/>
    </style:style>
    <style:style style:name="gr88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6.704cm" fo:min-width="6.634cm" fo:padding-top="0.151cm" fo:padding-bottom="0.151cm" fo:padding-left="0.276cm" fo:padding-right="0.276cm"/>
      <style:paragraph-properties style:writing-mode="lr-tb"/>
    </style:style>
    <style:style style:name="gr8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3.062cm"/>
      <style:paragraph-properties style:writing-mode="lr-tb"/>
    </style:style>
    <style:style style:name="pr1" style:family="presentation" style:parent-style-name="Default-title">
      <style:graphic-properties draw:auto-grow-height="true" fo:min-height="1.39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10.441cm"/>
      <style:paragraph-properties style:writing-mode="lr-tb"/>
    </style:style>
    <style:style style:name="pr4" style:family="presentation" style:parent-style-name="Default-title">
      <style:graphic-properties draw:auto-grow-height="true" fo:min-height="5.982cm"/>
      <style:paragraph-properties style:writing-mode="lr-tb"/>
    </style:style>
    <style:style style:name="pr5" style:family="presentation" style:parent-style-name="Default-title">
      <style:graphic-properties draw:auto-grow-height="true" fo:min-height="5.801cm"/>
      <style:paragraph-properties style:writing-mode="lr-tb"/>
    </style:style>
    <style:style style:name="pr6" style:family="presentation" style:parent-style-name="Default-title">
      <style:graphic-properties draw:auto-grow-height="true" fo:min-height="10.813cm"/>
      <style:paragraph-properties style:writing-mode="lr-tb"/>
    </style:style>
    <style:style style:name="pr7" style:family="presentation" style:parent-style-name="Default-title">
      <style:graphic-properties draw:auto-grow-height="true" fo:min-height="13.921cm"/>
      <style:paragraph-properties style:writing-mode="lr-tb"/>
    </style:style>
    <style:style style:name="P1" style:family="paragraph">
      <style:text-properties style:font-name="Roboto Condensed" fo:font-size="30pt" fo:font-weight="bold" style:font-weight-asian="bold" style:font-weight-complex="bold"/>
    </style:style>
    <style:style style:name="P2" style:family="paragraph"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Roboto Condensed" fo:font-size="25pt" fo:font-weight="bold" style:font-size-asian="25pt" style:font-weight-asian="bold" style:font-size-complex="25pt" style:font-weight-complex="bold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text-properties style:font-name="Roboto Condensed" fo:font-size="40pt" fo:font-weight="normal" style:font-size-asian="40pt" style:font-weight-asian="normal" style:font-size-complex="40pt" style:font-weight-complex="normal"/>
    </style:style>
    <style:style style:name="P12" style:family="paragraph">
      <loext:graphic-properties draw:fill="none" draw:fill-color="#ffffff"/>
      <style:text-properties style:font-name="Roboto Condensed"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Roboto Condensed" fo:font-size="20pt" style:font-size-asian="20pt" style:font-size-complex="20pt"/>
    </style:style>
    <style:style style:name="P15" style:family="paragraph">
      <loext:graphic-properties draw:fill="none" draw:fill-color="#ffffff"/>
      <style:text-properties style:font-name="Roboto Condensed" fo:font-size="40pt" fo:font-weight="bold" style:font-size-asian="40pt" style:font-weight-asian="bold" style:font-size-complex="40pt" style:font-weight-complex="bold"/>
    </style:style>
    <style:style style:name="P16" style:family="paragraph">
      <loext:graphic-properties draw:fill="none"/>
      <style:text-properties style:font-name="Roboto Condensed" fo:font-size="30pt" style:font-size-asian="30pt" style:font-size-complex="30pt"/>
    </style:style>
    <style:style style:name="P17" style:family="paragraph">
      <loext:graphic-properties draw:fill="none"/>
      <style:text-properties fo:font-size="35pt" style:font-size-asian="35pt" style:font-size-complex="35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style:font-name="Roboto Condensed" fo:font-size="40pt" fo:font-weight="bold" style:font-size-asian="35pt" style:font-weight-asian="bold" style:font-size-complex="35pt" style:font-weight-complex="bold"/>
    </style:style>
    <style:style style:name="P20" style:family="paragraph">
      <loext:graphic-properties draw:fill="none"/>
      <style:text-properties fo:font-size="40pt"/>
    </style:style>
    <style:style style:name="P21" style:family="paragraph">
      <loext:graphic-properties draw:fill="none" draw:fill-color="#ffffff"/>
      <style:text-properties style:font-name="Roboto" fo:font-size="25pt" style:font-size-asian="25pt" style:font-size-complex="25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style:font-name="Roboto Condensed" fo:font-size="13pt" fo:font-weight="normal" style:font-size-asian="13pt" style:font-weight-asian="normal" style:font-size-complex="13pt" style:font-weight-complex="normal"/>
    </style:style>
    <style:style style:name="P24" style:family="paragraph">
      <loext:graphic-properties draw:fill="solid"/>
      <style:paragraph-properties fo:text-align="center"/>
      <style:text-properties fo:color="#000000"/>
    </style:style>
    <style:style style:name="P25" style:family="paragraph">
      <loext:graphic-properties draw:fill="none"/>
      <style:paragraph-properties fo:margin-top="0.42cm" fo:margin-bottom="0.35cm"/>
      <style:text-properties fo:color="#000000" style:font-name="Roboto Condensed"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-color="#000000"/>
      <style:paragraph-properties fo:text-align="center"/>
      <style:text-properties fo:color="#000000"/>
    </style:style>
    <style:style style:name="P27" style:family="paragraph">
      <loext:graphic-properties draw:fill="none"/>
      <style:paragraph-properties fo:margin-top="0.42cm" fo:margin-bottom="0.35cm"/>
      <style:text-properties fo:color="#2a6099" style:font-name="Roboto Condensed"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top="0.42cm" fo:margin-bottom="0.35cm" fo:text-align="center"/>
    </style:style>
    <style:style style:name="P29" style:family="paragraph">
      <loext:graphic-properties draw:fill="none"/>
      <style:paragraph-properties fo:margin-top="0.42cm" fo:margin-bottom="0.35cm" fo:text-align="center"/>
      <style:text-properties fo:color="#000000" style:font-name="Roboto Condensed" fo:font-size="18pt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/>
      <style:paragraph-properties fo:margin-top="0.42cm" fo:margin-bottom="0.35cm" fo:text-align="center"/>
      <style:text-properties fo:color="#000000" style:font-name="Roboto Condensed" fo:font-size="20pt" fo:font-weight="normal" style:font-size-asian="20pt" style:font-weight-asian="normal" style:font-size-complex="20pt" style:font-weight-complex="normal"/>
    </style:style>
    <style:style style:name="P31" style:family="paragraph">
      <loext:graphic-properties draw:fill="none"/>
      <style:text-properties fo:font-size="30pt" style:font-size-asian="30pt" style:font-size-complex="30pt"/>
    </style:style>
    <style:style style:name="P32" style:family="paragraph">
      <loext:graphic-properties draw:fill="none" draw:fill-color="#ffffff"/>
      <style:text-properties fo:font-size="25pt" style:font-size-asian="25pt" style:font-size-complex="25pt"/>
    </style:style>
    <style:style style:name="P33" style:family="paragraph">
      <loext:graphic-properties draw:fill="none"/>
      <style:paragraph-properties fo:margin-top="0.42cm" fo:margin-bottom="0.35cm"/>
      <style:text-properties fo:color="#000000" style:font-name="Roboto Condensed"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none"/>
      <style:paragraph-properties fo:margin-top="0.42cm" fo:margin-bottom="0.35cm" fo:text-align="center"/>
      <style:text-properties fo:color="#2a6099" style:font-name="Roboto Condensed"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margin-left="0cm" fo:margin-right="0cm" fo:margin-top="0.42cm" fo:margin-bottom="0.35cm" fo:line-height="100%" fo:text-indent="0cm"/>
    </style:style>
    <style:style style:name="P36" style:family="paragraph">
      <loext:graphic-properties draw:fill="none"/>
      <style:paragraph-properties fo:margin-top="0.42cm" fo:margin-bottom="0.35cm"/>
      <style:text-properties style:font-name="Roboto Condensed" fo:font-size="13pt" style:font-size-asian="13pt" style:font-size-complex="13pt"/>
    </style:style>
    <style:style style:name="P37" style:family="paragraph">
      <loext:graphic-properties draw:fill-color="#000000"/>
      <style:paragraph-properties fo:text-align="center"/>
    </style:style>
    <style:style style:name="P38" style:family="paragraph">
      <loext:graphic-properties draw:fill="none"/>
      <style:paragraph-properties fo:margin-top="0.42cm" fo:margin-bottom="0.35cm" fo:text-align="center"/>
      <style:text-properties fo:color="#2a6099" style:font-name="Roboto Condensed" fo:font-size="20pt" fo:font-weight="normal" style:font-size-asian="20pt" style:font-weight-asian="normal" style:font-size-complex="20pt" style:font-weight-complex="normal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P40" style:family="paragraph">
      <loext:graphic-properties draw:fill="none" draw:fill-color="#000000"/>
      <style:paragraph-properties fo:text-align="center"/>
      <style:text-properties fo:color="#c9211e"/>
    </style:style>
    <style:style style:name="P41" style:family="paragraph">
      <loext:graphic-properties draw:fill="none"/>
      <style:text-properties style:text-position="0% 100%"/>
    </style:style>
    <style:style style:name="P42" style:family="paragraph">
      <loext:graphic-properties draw:fill="none"/>
      <style:paragraph-properties fo:margin-top="0.42cm" fo:margin-bottom="0.35cm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P43" style:family="paragraph">
      <loext:graphic-properties draw:fill="none"/>
      <style:paragraph-properties fo:margin-top="0.42cm" fo:margin-bottom="0.35cm"/>
      <style:text-properties fo:color="#808080" style:font-name="Roboto Condensed" fo:font-size="18pt" fo:font-weight="normal" style:font-size-asian="18pt" style:font-weight-asian="normal" style:font-size-complex="18pt" style:font-weight-complex="normal"/>
    </style:style>
    <style:style style:name="P44" style:family="paragraph">
      <loext:graphic-properties draw:fill="none"/>
      <style:paragraph-properties fo:margin-top="0.42cm" fo:margin-bottom="0.35cm" fo:text-align="center"/>
      <style:text-properties fo:color="#808080" style:font-name="Roboto Condensed" fo:font-size="18pt" fo:font-weight="normal" style:font-size-asian="18pt" style:font-weight-asian="normal" style:font-size-complex="18pt" style:font-weight-complex="normal"/>
    </style:style>
    <style:style style:name="P45" style:family="paragraph">
      <loext:graphic-properties draw:fill="none"/>
      <style:paragraph-properties fo:margin-top="0.42cm" fo:margin-bottom="0.35cm" fo:text-align="center"/>
      <style:text-properties fo:color="#808080" style:font-name="Roboto Condensed"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="none"/>
      <style:paragraph-properties fo:text-align="center"/>
      <style:text-properties style:font-name="Roboto Condensed" fo:font-size="20pt"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P48" style:family="paragraph">
      <loext:graphic-properties draw:fill="none" draw:fill-color="#ffffff"/>
      <style:text-properties style:font-name="Roboto Condensed" fo:font-size="25pt" style:font-size-asian="25pt" style:font-size-complex="25pt"/>
    </style:style>
    <style:style style:name="T1" style:family="text">
      <style:text-properties style:font-name="Roboto Condensed" fo:font-size="30pt" fo:font-weight="bold" style:font-weight-asian="bold" style:font-weight-complex="bold"/>
    </style:style>
    <style:style style:name="T2" style:family="text"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T3" style:family="text">
      <style:text-properties style:font-name="Roboto Condensed" fo:font-size="25pt" fo:font-style="italic" style:text-underline-style="solid" style:text-underline-width="auto" style:text-underline-color="font-color" fo:font-weight="normal" style:font-size-asian="25pt" style:font-style-asian="italic" style:font-weight-asian="normal" style:font-size-complex="25pt" style:font-style-complex="italic" style:font-weight-complex="normal"/>
    </style:style>
    <style:style style:name="T4" style:family="text">
      <style:text-properties style:font-name="Roboto Condensed" fo:font-size="25pt" fo:font-weight="bold" style:font-size-asian="25pt" style:font-weight-asian="bold" style:font-size-complex="25pt" style:font-weight-complex="bold"/>
    </style:style>
    <style:style style:name="T5" style:family="text">
      <style:text-properties style:font-name="Roboto Condensed" fo:font-size="25pt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6" style:family="text">
      <style:text-properties style:font-name="Roboto Condensed" fo:font-size="25pt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Droid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italic" fo:text-shadow="none" style:text-underline-style="none" fo:font-weight="normal" style:letter-kerning="true" style:font-name-asian="Droid Sans Fallback" style:font-size-asian="13pt" style:font-style-asian="italic" style:font-weight-asian="normal" style:font-name-complex="Droid Sans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normal" fo:text-shadow="none" style:text-underline-style="solid" style:text-underline-width="auto" style:text-underline-color="font-color" fo:font-weight="normal" style:letter-kerning="true" style:font-name-asian="Droid Sans Fallback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Roboto Condensed" fo:font-size="40pt" fo:font-weight="normal" style:font-size-asian="40pt" style:font-weight-asian="normal" style:font-size-complex="40pt" style:font-weight-complex="normal"/>
    </style:style>
    <style:style style:name="T12" style:family="text">
      <style:text-properties style:text-position="-33% 58%" style:font-name="Roboto Condensed"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font-name="Roboto Condensed" fo:font-size="20pt" style:font-size-asian="20pt" style:font-size-complex="20pt"/>
    </style:style>
    <style:style style:name="T14" style:family="text">
      <style:text-properties style:font-name="Roboto Condensed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2a6099" style:font-name="Roboto Condensed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a933" style:font-name="Roboto Condensed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4000" style:font-name="Roboto Condensed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T19" style:family="text">
      <style:text-properties fo:color="#2a6099" style:text-position="33% 58%" style:font-name="Roboto Condensed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00a933" style:text-position="33% 58%" style:font-name="Roboto Condensed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ff4000" style:text-position="33% 58%" style:font-name="Roboto Condensed" fo:font-size="40pt" fo:font-weight="bold" style:font-size-asian="40pt" style:font-weight-asian="bold" style:font-size-complex="40pt" style:font-weight-complex="bold"/>
    </style:style>
    <style:style style:name="T22" style:family="text">
      <style:text-properties style:font-name="Roboto Condensed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style:font-name="Roboto Condensed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4" style:family="text">
      <style:text-properties fo:font-variant="normal" fo:text-transform="none" fo:color="#2a6099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4000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position="0% 100%" style:font-name="Roboto Condensed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ff4000" style:text-position="0% 100%" style:font-name="Roboto Condensed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2a6099" style:text-position="0% 100%" style:font-name="Roboto Condensed"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00a933" style:text-position="0% 100%" style:font-name="Roboto Condensed" fo:font-size="40pt" fo:font-weight="bold" style:font-size-asian="40pt" style:font-weight-asian="bold" style:font-size-complex="40pt" style:font-weight-complex="bold"/>
    </style:style>
    <style:style style:name="T34" style:family="text">
      <style:text-properties style:font-name="Roboto Condensed" fo:font-size="35pt" fo:font-weight="bold" style:font-size-asian="35pt" style:font-weight-asian="bold" style:font-size-complex="35pt" style:font-weight-complex="bold"/>
    </style:style>
    <style:style style:name="T35" style:family="text">
      <style:text-properties fo:color="#2a6099" style:font-name="Roboto Condensed" fo:font-size="35pt" fo:font-weight="bold" style:font-size-asian="35pt" style:font-weight-asian="bold" style:font-size-complex="35pt" style:font-weight-complex="bold"/>
    </style:style>
    <style:style style:name="T36" style:family="text">
      <style:text-properties fo:color="#00a933" style:font-name="Roboto Condensed" fo:font-size="35pt" fo:font-weight="bold" style:font-size-asian="35pt" style:font-weight-asian="bold" style:font-size-complex="35pt" style:font-weight-complex="bold"/>
    </style:style>
    <style:style style:name="T37" style:family="text">
      <style:text-properties fo:color="#ff4000" style:font-name="Roboto Condensed" fo:font-size="35pt" fo:font-weight="bold" style:font-size-asian="35pt" style:font-weight-asian="bold" style:font-size-complex="35pt" style:font-weight-complex="bold"/>
    </style:style>
    <style:style style:name="T38" style:family="text">
      <style:text-properties fo:color="#000000" style:font-name="Roboto Condensed" fo:font-size="35pt" fo:font-weight="bold" style:font-size-asian="35pt" style:font-weight-asian="bold" style:font-size-complex="35pt" style:font-weight-complex="bold"/>
    </style:style>
    <style:style style:name="T39" style:family="text">
      <style:text-properties fo:color="#800080" style:font-name="Roboto Condensed" fo:font-size="35pt" fo:font-weight="bold" style:font-size-asian="35pt" style:font-weight-asian="bold" style:font-size-complex="35pt" style:font-weight-complex="bold"/>
    </style:style>
    <style:style style:name="T40" style:family="text">
      <style:text-properties fo:color="#2a6099" style:font-name="Roboto Condensed" fo:font-size="30pt" fo:font-weight="bold" style:font-size-asian="30pt" style:font-weight-asian="bold" style:font-size-complex="30pt" style:font-weight-complex="bold"/>
    </style:style>
    <style:style style:name="T41" style:family="text">
      <style:text-properties fo:color="#00a933" style:font-name="Roboto Condensed" fo:font-size="30pt" fo:font-weight="bold" style:font-size-asian="30pt" style:font-weight-asian="bold" style:font-size-complex="30pt" style:font-weight-complex="bold"/>
    </style:style>
    <style:style style:name="T42" style:family="text">
      <style:text-properties fo:color="#ff4000" style:font-name="Roboto Condensed" fo:font-size="30pt" fo:font-weight="bold" style:font-size-asian="30pt" style:font-weight-asian="bold" style:font-size-complex="30pt" style:font-weight-complex="bold"/>
    </style:style>
    <style:style style:name="T43" style:family="text">
      <style:text-properties fo:color="#2a6099" style:text-position="0% 100%" style:font-name="Roboto Condensed" fo:font-size="30pt" fo:font-weight="bold" style:font-size-asian="30pt" style:font-weight-asian="bold" style:font-size-complex="30pt" style:font-weight-complex="bold"/>
    </style:style>
    <style:style style:name="T44" style:family="text">
      <style:text-properties fo:color="#00a933" style:text-position="0% 100%" style:font-name="Roboto Condensed" fo:font-size="30pt" fo:font-weight="bold" style:font-size-asian="30pt" style:font-weight-asian="bold" style:font-size-complex="30pt" style:font-weight-complex="bold"/>
    </style:style>
    <style:style style:name="T45" style:family="text">
      <style:text-properties fo:color="#ff4000" style:text-position="0% 100%" style:font-name="Roboto Condensed" fo:font-size="30pt" fo:font-weight="bold" style:font-size-asian="30pt" style:font-weight-asian="bold" style:font-size-complex="30pt" style:font-weight-complex="bold"/>
    </style:style>
    <style:style style:name="T46" style:family="text">
      <style:text-properties fo:color="#800080" style:text-position="0% 100%" style:font-name="Roboto Condensed" fo:font-size="30pt" fo:font-weight="bold" style:font-size-asian="30pt" style:font-weight-asian="bold" style:font-size-complex="30pt" style:font-weight-complex="bold"/>
    </style:style>
    <style:style style:name="T47" style:family="text">
      <style:text-properties fo:font-variant="normal" fo:text-transform="none" fo:color="#00a933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35pt" style:font-style-asian="normal" style:font-weight-asian="bold" style:font-name-complex="Droid Sans Devanagari" style:font-size-complex="35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4000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35pt" style:font-style-asian="normal" style:font-weight-asian="bold" style:font-name-complex="Droid Sans Devanagari" style:font-size-complex="35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font-name="Roboto Condensed" fo:font-size="40pt" fo:font-weight="bold" style:font-size-asian="35pt" style:font-weight-asian="bold" style:font-size-complex="35pt" style:font-weight-complex="bold"/>
    </style:style>
    <style:style style:name="T50" style:family="text">
      <style:text-properties fo:color="#ff4000" style:font-name="Roboto Condensed" fo:font-size="40pt" fo:font-weight="bold" style:font-size-asian="35pt" style:font-weight-asian="bold" style:font-size-complex="35pt" style:font-weight-complex="bold"/>
    </style:style>
    <style:style style:name="T51" style:family="text">
      <style:text-properties fo:color="#2a6099" style:font-name="Roboto Condensed" fo:font-size="40pt" fo:font-weight="bold" style:font-size-asian="35pt" style:font-weight-asian="bold" style:font-size-complex="35pt" style:font-weight-complex="bold"/>
    </style:style>
    <style:style style:name="T52" style:family="text">
      <style:text-properties fo:color="#00a933" style:font-name="Roboto Condensed" fo:font-size="40pt" fo:font-weight="bold" style:font-size-asian="35pt" style:font-weight-asian="bold" style:font-size-complex="35pt" style:font-weight-complex="bold"/>
    </style:style>
    <style:style style:name="T53" style:family="text">
      <style:text-properties fo:color="#2a6099" style:text-position="33% 58%" style:font-name="Roboto Condensed" fo:font-size="40pt" fo:font-weight="bold" style:font-size-asian="35pt" style:font-weight-asian="bold" style:font-size-complex="35pt" style:font-weight-complex="bold"/>
    </style:style>
    <style:style style:name="T54" style:family="text">
      <style:text-properties fo:font-variant="normal" fo:text-transform="none" fo:color="#2a6099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35pt" style:font-style-asian="normal" style:font-weight-asian="bold" style:font-name-complex="Droid Sans Devanagari" style:font-size-complex="35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35pt" style:font-style-asian="normal" style:font-weight-asian="bold" style:font-name-complex="Droid Sans Devanagari" style:font-size-complex="35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style:font-name="Roboto" fo:font-size="25pt" style:font-size-asian="25pt" style:font-size-complex="25pt"/>
    </style:style>
    <style:style style:name="T57" style:family="text">
      <style:text-properties style:font-name="Roboto Condensed" fo:font-size="13pt" fo:font-weight="normal" style:font-size-asian="13pt" style:font-weight-asian="normal" style:font-size-complex="13pt" style:font-weight-complex="normal"/>
    </style:style>
    <style:style style:name="T58" style:family="text">
      <style:text-properties style:font-name="Roboto Condensed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9" style:family="text">
      <style:text-properties style:font-name="Roboto Condensed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italic" fo:text-shadow="none" style:text-underline-style="none" fo:font-weight="normal" style:letter-kerning="true" style:font-name-asian="Roboto Condensed1" style:font-size-asian="13pt" style:font-style-asian="italic" style:font-weight-asian="normal" style:font-name-complex="Roboto Condensed1" style:font-size-complex="13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style:font-name="Roboto Condensed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62" style:family="text">
      <style:text-properties fo:color="#000000" style:font-name="Roboto Condensed" fo:font-size="20pt" fo:font-weight="bold" style:font-size-asian="20pt" style:font-weight-asian="bold" style:font-size-complex="20pt" style:font-weight-complex="bold"/>
    </style:style>
    <style:style style:name="T63" style:family="text">
      <style:text-properties fo:color="#2a6099" style:font-name="Roboto Condensed" fo:font-size="18pt" fo:font-weight="normal" style:font-size-asian="18pt" style:font-weight-asian="normal" style:font-size-complex="18pt" style:font-weight-complex="normal"/>
    </style:style>
    <style:style style:name="T64" style:family="text">
      <style:text-properties fo:color="#2a6099" style:font-name="Roboto Condensed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000000" style:font-name="Roboto Condensed" fo:font-size="18pt" fo:font-weight="normal" style:font-size-asian="18pt" style:font-weight-asian="normal" style:font-size-complex="18pt" style:font-weight-complex="normal"/>
    </style:style>
    <style:style style:name="T66" style:family="text">
      <style:text-properties fo:color="#000000" style:font-name="Roboto Condensed" fo:font-size="18pt" fo:font-weight="bold" style:font-size-asian="18pt" style:font-weight-asian="bold" style:font-size-complex="18pt" style:font-weight-complex="bold"/>
    </style:style>
    <style:style style:name="T67" style:family="text">
      <style:text-properties fo:color="#000000" style:font-name="Roboto Condensed"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color="#000000" style:font-name="Roboto Condensed" fo:font-size="40pt" fo:font-weight="bold" style:font-size-asian="40pt" style:font-weight-asian="bold" style:font-size-complex="40pt" style:font-weight-complex="bold"/>
    </style:style>
    <style:style style:name="T69" style:family="text">
      <style:text-properties fo:color="#800080" style:font-name="Roboto Condensed" fo:font-size="40pt" fo:font-weight="bold" style:font-size-asian="40pt" style:font-weight-asian="bold" style:font-size-complex="40pt" style:font-weight-complex="bold"/>
    </style:style>
    <style:style style:name="T70" style:family="text">
      <style:text-properties fo:color="#000000" style:font-name="Roboto Condensed" fo:font-size="30pt" fo:font-weight="bold" style:font-size-asian="30pt" style:font-weight-asian="bold" style:font-size-complex="30pt" style:font-weight-complex="bold"/>
    </style:style>
    <style:style style:name="T71" style:family="text">
      <style:text-properties fo:color="#ff4000" style:text-position="33% 58%" style:font-name="Roboto Condensed" fo:font-size="30pt" fo:font-weight="bold" style:font-size-asian="30pt" style:font-weight-asian="bold" style:font-size-complex="30pt" style:font-weight-complex="bold"/>
    </style:style>
    <style:style style:name="T72" style:family="text">
      <style:text-properties fo:color="#000000" style:text-position="0% 100%" style:font-name="Roboto Condensed" fo:font-size="30pt" fo:font-weight="bold" style:font-size-asian="30pt" style:font-weight-asian="bold" style:font-size-complex="30pt" style:font-weight-complex="bold"/>
    </style:style>
    <style:style style:name="T73" style:family="text">
      <style:text-properties fo:color="#000000" style:text-position="0% 100%" style:font-name="Roboto Condensed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74" style:family="text">
      <style:text-properties fo:color="#000000" style:text-position="-33% 58%" style:font-name="Roboto Condensed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75" style:family="text">
      <style:text-properties fo:color="#000000" style:text-position="-33% 58%" style:font-name="Roboto Condensed" fo:font-size="30pt" fo:font-weight="bold" style:font-size-asian="30pt" style:font-weight-asian="bold" style:font-size-complex="30pt" style:font-weight-complex="bold"/>
    </style:style>
    <style:style style:name="T76" style:family="text">
      <style:text-properties fo:color="#800080" style:text-position="-33% 58%" style:font-name="Roboto Condensed" fo:font-size="30pt" fo:font-weight="bold" style:font-size-asian="30pt" style:font-weight-asian="bold" style:font-size-complex="30pt" style:font-weight-complex="bold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size="25pt" style:font-size-asian="25pt" style:font-size-complex="25pt"/>
    </style:style>
    <style:style style:name="T79" style:family="text">
      <style:text-properties fo:font-variant="normal" fo:text-transform="none" fo:color="#2a6099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a933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4000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0080" style:text-outline="false" style:text-line-through-style="none" style:text-line-through-type="none" style:text-position="0% 100%" style:font-name="Roboto Condensed" fo:font-size="30pt" fo:text-shadow="none" style:text-underline-style="none" fo:font-weight="bold" style:letter-kerning="true" style:font-name-asian="Droid Sans Fallback" style:font-size-asian="30pt" style:font-weight-asian="bold" style:font-name-complex="Droid Sans Devanagari" style:font-size-complex="30pt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text-shadow="none" style:text-underline-style="none" fo:font-weight="bold" style:letter-kerning="true" style:font-name-asian="Droid Sans Fallback" style:font-size-asian="30pt" style:font-weight-asian="bold" style:font-name-complex="Droid Sans Devanagari" style:font-size-complex="30pt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Droid Sans Devanagari" style:font-size-complex="30pt" style:font-style-complex="italic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text-position="-33% 58%" style:font-name="Roboto Condensed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Droid Sans Devanagari" style:font-size-complex="30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color="#ffbf00" style:text-position="0% 100%" style:font-name="Roboto Condensed1" fo:font-size="30pt" fo:font-weight="bold" style:font-name-asian="Roboto Condensed1" style:font-size-asian="30pt" style:font-weight-asian="bold" style:font-name-complex="Roboto Condensed1" style:font-size-complex="30pt" style:font-weight-complex="bold"/>
    </style:style>
    <style:style style:name="T90" style:family="text">
      <style:text-properties fo:font-variant="normal" fo:text-transform="none" fo:color="#80008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800080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T96" style:family="text">
      <style:text-properties fo:color="#800080" style:font-name="Roboto Condensed" fo:font-size="30pt" fo:font-weight="bold" style:font-size-asian="30pt" style:font-weight-asian="bold" style:font-size-complex="30pt" style:font-weight-complex="bold"/>
    </style:style>
    <style:style style:name="T97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2a6099" style:font-name="Roboto Condensed" fo:font-size="20pt" fo:font-weight="normal" style:font-size-asian="20pt" style:font-weight-asian="normal" style:font-size-complex="20pt" style:font-weight-complex="normal"/>
    </style:style>
    <style:style style:name="T99" style:family="text">
      <style:text-properties fo:color="#2a6099" style:font-name="Roboto Condensed" fo:font-size="20pt" fo:font-weight="bold" style:font-size-asian="20pt" style:font-weight-asian="bold" style:font-size-complex="20pt" style:font-weight-complex="bold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44pt" style:font-style-asian="normal" style:font-weight-asian="bold" style:font-name-complex="Droid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104" style:family="text">
      <style:text-properties fo:color="#808080" style:font-name="Roboto Condensed" fo:font-size="18pt" fo:font-weight="normal" style:font-size-asian="18pt" style:font-weight-asian="normal" style:font-size-complex="18pt" style:font-weight-complex="normal"/>
    </style:style>
    <style:style style:name="T105" style:family="text">
      <style:text-properties fo:color="#808080" style:font-name="Roboto Condensed" fo:font-size="18pt" fo:font-weight="bold" style:font-size-asian="18pt" style:font-weight-asian="bold" style:font-size-complex="18pt" style:font-weight-complex="bold"/>
    </style:style>
    <style:style style:name="T106" style:family="text">
      <style:text-properties fo:color="#808080" style:font-name="Roboto Condensed" fo:font-size="20pt" fo:font-weight="normal" style:font-size-asian="20pt" style:font-weight-asian="normal" style:font-size-complex="20pt" style:font-weight-complex="normal"/>
    </style:style>
    <style:style style:name="T107" style:family="text">
      <style:text-properties fo:color="#808080" style:font-name="Roboto Condensed" fo:font-size="20pt" fo:font-weight="bold" style:font-size-asian="20pt" style:font-weight-asian="bold" style:font-size-complex="20pt" style:font-weight-complex="bold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text-shadow="none" fo:font-weight="bold" style:letter-kerning="true" style:font-name-asian="Droid Sans Fallback" style:font-size-asian="13pt" style:font-weight-asian="bold" style:font-name-complex="Droid Sans Devanagari" style:font-size-complex="13pt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text-shadow="none" fo:font-weight="normal" style:letter-kerning="true" style:font-name-asian="Droid Sans Fallback" style:font-size-asian="13pt" style:font-weight-asian="normal" style:font-name-complex="Droid Sans Devanagari" style:font-size-complex="13pt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italic" fo:text-shadow="none" fo:font-weight="normal" style:letter-kerning="true" style:font-name-asian="Droid Sans Fallback" style:font-size-asian="13pt" style:font-style-asian="italic" style:font-weight-asian="normal" style:font-name-complex="Droid Sans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text-shadow="none" style:text-underline-style="solid" style:text-underline-width="auto" style:text-underline-color="font-color" fo:font-weight="normal" style:letter-kerning="true" style:font-name-asian="Droid Sans Fallback" style:font-size-asian="13pt" style:font-weight-asian="normal" style:font-name-complex="Droid Sans Devanagari" style:font-size-complex="13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text-shadow="none" style:text-underline-style="none" fo:font-weight="normal" style:letter-kerning="true" style:font-name-asian="Droid Sans Fallback" style:font-size-asian="13pt" style:font-weight-asian="normal" style:font-name-complex="Droid Sans Devanagari" style:font-size-complex="13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normal" fo:text-shadow="none" fo:font-weight="normal" style:letter-kerning="true" style:font-name-asian="Droid Sans Fallback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Roboto Condensed" fo:font-size="13pt" fo:font-style="italic" fo:text-shadow="none" fo:font-weight="normal" style:letter-kerning="true" style:font-name-asian="Droid Sans Fallback" style:font-size-asian="13pt" style:font-style-asian="italic" style:font-weight-asian="normal" style:font-name-complex="Droid Sans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5pt" fo:font-style="normal" fo:text-shadow="none" style:text-underline-style="none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Roboto Condensed" fo:font-size="20pt" fo:font-weight="bold" style:font-weight-asian="bold" style:font-weight-complex="bold"/>
    </style:style>
    <style:style style:name="T118" style:family="text">
      <style:text-properties style:font-name="Roboto Condensed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1.398cm" svg:x="0cm" svg:y="6.628cm" presentation:class="title" presentation:user-transformed="true">
          <draw:text-box>
            <text:p><text:span text:style-name="T1">Formal Framework (for P-Systems)</text:span></text:p>
          </draw:text-box>
        </draw:frame>
        <draw:frame presentation:style-name="pr1" draw:text-style-name="P2" draw:layer="layout" svg:width="28cm" svg:height="1.398cm" svg:x="0cm" svg:y="13.366cm" presentation:class="title" presentation:user-transformed="true">
          <draw:text-box>
            <text:p><text:span text:style-name="T2">Ren Tristan A. de la Cruz</text:span></text:p>
          </draw:text-box>
        </draw:frame>
        <draw:frame presentation:style-name="pr1" draw:text-style-name="P2" draw:layer="layout" svg:width="28cm" svg:height="1.398cm" svg:x="0cm" svg:y="10.8cm" presentation:class="title" presentation:user-transformed="true">
          <draw:text-box>
            <text:p><text:span text:style-name="T2">2019 November 18</text:span></text:p>
          </draw:text-box>
        </draw:frame>
        <draw:frame presentation:style-name="pr1" draw:text-style-name="P2" draw:layer="layout" svg:width="28cm" svg:height="1.398cm" svg:x="0cm" svg:y="8.302cm" presentation:class="title" presentation:user-transformed="true">
          <draw:text-box>
            <text:p><text:span text:style-name="T2">CS 296 – Mock Proposal / Research Dire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&amp; Membrane Computing</text:span></text:p>
          </draw:text-box>
        </draw:frame>
        <draw:frame presentation:style-name="pr3" draw:text-style-name="P5" draw:layer="layout" svg:width="27.132cm" svg:height="10.441cm" svg:x="0.5cm" svg:y="2.383cm" presentation:class="title" presentation:user-transformed="true">
          <draw:text-box>
            <text:p text:style-name="P4"><text:span text:style-name="T2">- </text:span><text:span text:style-name="T3">Membrane Computing </text:span><text:span text:style-name="T2">– field of theoretical CS (Natural Computing)</text:span><text:span text:style-name="T2"><text:line-break/></text:span><text:span text:style-name="T2">- Membrane computing studies different </text:span><text:span text:style-name="T4">models of computation</text:span><text:span text:style-name="T2"> known as </text:span><text:span text:style-name="T2"><text:line-break/></text:span><text:span text:style-name="T3">P Systems</text:span><text:span text:style-name="T3"><text:line-break/></text:span><text:span text:style-name="T3"><text:line-break/></text:span><text:span text:style-name="T5">P Systems:</text:span><text:span text:style-name="T6"><text:line-break/></text:span><text:span text:style-name="T6">- distributed parallel computing devices</text:span><text:span text:style-name="T6"><text:line-break/></text:span><text:span text:style-name="T6">- biologically-inspired</text:span><text:span text:style-name="T6"><text:line-break/></text:span><text:span text:style-name="T6">- use the idea of membranes(and cells) to compartmentalize space</text:span><text:span text:style-name="T6"><text:line-break/></text:span><text:span text:style-name="T6">- related to multiset rewriting syste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– Membrane Structure</text:span></text:p>
          </draw:text-box>
        </draw:frame>
        <draw:frame draw:style-name="gr2" draw:text-style-name="P7" draw:layer="layout" svg:width="19.149cm" svg:height="0.853cm" svg:x="0.062cm" svg:y="20.121cm">
          <draw:text-box>
            <text:p><text:span text:style-name="T7">[1]</text:span><text:span text:style-name="T8"> </text:span><text:span text:style-name="T9">Păun</text:span><text:span text:style-name="T8">, G.. </text:span><text:span text:style-name="T10">1998</text:span><text:span text:style-name="T8">. </text:span><text:span text:style-name="T9">Computing with Membranes</text:span><text:span text:style-name="T8">. In </text:span><text:span text:style-name="T9">Technical Report. Turku Centre for Computer Science</text:span><text:span text:style-name="T8">. </text:span></text:p>
          </draw:text-box>
        </draw:frame>
        <draw:custom-shape draw:style-name="gr3" draw:text-style-name="P8" draw:layer="layout" svg:width="12.7cm" svg:height="9.652cm" svg:x="1.232cm" svg:y="4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4.318cm" svg:height="3.448cm" svg:x="2.14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5.421cm" svg:height="8.283cm" svg:x="7.549cm" svg:y="5.2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556cm" svg:height="1.778cm" svg:x="8.152cm" svg:y="5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556cm" svg:height="1.778cm" svg:x="8.153cm" svg:y="8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556cm" svg:height="1.778cm" svg:x="8.154cm" svg:y="11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3.693cm" svg:y="12.913cm">
          <draw:text-box>
            <text:p><text:span text:style-name="T4">0</text:span></text:p>
          </draw:text-box>
        </draw:frame>
        <draw:frame draw:style-name="gr8" draw:text-style-name="P9" draw:layer="layout" svg:width="0.947cm" svg:height="1.411cm" svg:x="6.312cm" svg:y="7.666cm">
          <draw:text-box>
            <text:p><text:span text:style-name="T4">1</text:span></text:p>
          </draw:text-box>
        </draw:frame>
        <draw:custom-shape draw:style-name="gr4" draw:text-style-name="P8" draw:layer="layout" svg:width="4.318cm" svg:height="3.448cm" svg:x="2.149cm" svg:y="9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6.394cm" svg:y="11.814cm">
          <draw:text-box>
            <text:p><text:span text:style-name="T4">2</text:span></text:p>
          </draw:text-box>
        </draw:frame>
        <draw:frame draw:style-name="gr7" draw:text-style-name="P9" draw:layer="layout" svg:width="0.947cm" svg:height="1.411cm" svg:x="12.816cm" svg:y="12.238cm">
          <draw:text-box>
            <text:p><text:span text:style-name="T4">3</text:span></text:p>
          </draw:text-box>
        </draw:frame>
        <draw:frame draw:style-name="gr7" draw:text-style-name="P9" draw:layer="layout" svg:width="0.947cm" svg:height="1.411cm" svg:x="11.708cm" svg:y="6.301cm">
          <draw:text-box>
            <text:p><text:span text:style-name="T4">4</text:span></text:p>
          </draw:text-box>
        </draw:frame>
        <draw:frame draw:style-name="gr7" draw:text-style-name="P9" draw:layer="layout" svg:width="0.947cm" svg:height="1.411cm" svg:x="11.709cm" svg:y="8.902cm">
          <draw:text-box>
            <text:p><text:span text:style-name="T4">5</text:span></text:p>
          </draw:text-box>
        </draw:frame>
        <draw:frame draw:style-name="gr7" draw:text-style-name="P9" draw:layer="layout" svg:width="0.947cm" svg:height="1.411cm" svg:x="11.71cm" svg:y="11.503cm">
          <draw:text-box>
            <text:p><text:span text:style-name="T4">6</text:span></text:p>
          </draw:text-box>
        </draw:frame>
        <draw:custom-shape draw:style-name="gr9" draw:text-style-name="P8" xml:id="id5" draw:id="id5" draw:layer="layout" svg:width="2.286cm" svg:height="2.286cm" svg:x="19.674cm" svg:y="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6" draw:id="id6" draw:layer="layout" svg:width="2.286cm" svg:height="2.286cm" svg:x="17.975cm" svg:y="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" draw:id="id1" draw:layer="layout" svg:width="2.286cm" svg:height="2.286cm" svg:x="21.076cm" svg:y="7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2" draw:id="id2" draw:layer="layout" svg:width="2.286cm" svg:height="2.286cm" svg:x="21.074cm" svg:y="1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4" draw:id="id4" draw:layer="layout" svg:width="2.286cm" svg:height="2.286cm" svg:x="18.35cm" svg:y="1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2.286cm" svg:height="2.286cm" svg:x="23.838cm" svg:y="12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2.219cm" svg:y1="9.814cm" svg:x2="22.217cm" svg:y2="12.184cm" draw:start-shape="id1" draw:start-glue-point="8" draw:end-shape="id2" draw:end-glue-point="4" svg:d="M22219 9814l-2 2370" svg:viewBox="0 0 3 2371">
          <text:p/>
        </draw:connector>
        <draw:connector draw:style-name="gr11" draw:text-style-name="P10" draw:layer="layout" draw:type="line" svg:x1="23.028cm" svg:y1="9.48cm" svg:x2="24.981cm" svg:y2="12.254cm" draw:start-shape="id1" draw:start-glue-point="9" draw:end-shape="id3" draw:end-glue-point="4" svg:d="M23028 9480l1953 2774" svg:viewBox="0 0 1954 2775">
          <text:p/>
        </draw:connector>
        <draw:connector draw:style-name="gr11" draw:text-style-name="P10" draw:layer="layout" draw:type="line" svg:x1="21.41cm" svg:y1="9.48cm" svg:x2="19.493cm" svg:y2="12.208cm" draw:start-shape="id1" draw:start-glue-point="7" draw:end-shape="id4" draw:end-glue-point="4" svg:d="M21410 9480l-1917 2728" svg:viewBox="0 0 1918 2729">
          <text:p/>
        </draw:connector>
        <draw:connector draw:style-name="gr11" draw:text-style-name="P10" draw:layer="layout" draw:type="line" svg:x1="20.008cm" svg:y1="5.578cm" svg:x2="19.118cm" svg:y2="7.527cm" draw:start-shape="id5" draw:start-glue-point="7" draw:end-shape="id6" draw:end-glue-point="4" svg:d="M20008 5578l-890 1949" svg:viewBox="0 0 891 1950">
          <text:p/>
        </draw:connector>
        <draw:connector draw:style-name="gr11" draw:text-style-name="P10" draw:layer="layout" draw:type="line" svg:x1="21.626cm" svg:y1="5.578cm" svg:x2="22.219cm" svg:y2="7.528cm" draw:start-shape="id5" draw:start-glue-point="9" draw:end-shape="id1" draw:end-glue-point="4" svg:d="M21626 5578l593 1950" svg:viewBox="0 0 594 1951">
          <text:p/>
        </draw:connector>
        <draw:frame draw:style-name="gr7" draw:text-style-name="P9" draw:layer="layout" svg:width="0.947cm" svg:height="1.411cm" svg:x="21.867cm" svg:y="4.08cm">
          <draw:text-box>
            <text:p><text:span text:style-name="T4">0</text:span></text:p>
          </draw:text-box>
        </draw:frame>
        <draw:frame draw:style-name="gr8" draw:text-style-name="P9" draw:layer="layout" svg:width="0.947cm" svg:height="1.411cm" svg:x="17.141cm" svg:y="8.044cm">
          <draw:text-box>
            <text:p><text:span text:style-name="T4">1</text:span></text:p>
          </draw:text-box>
        </draw:frame>
        <draw:frame draw:style-name="gr8" draw:text-style-name="P9" draw:layer="layout" svg:width="0.947cm" svg:height="1.411cm" svg:x="23.283cm" svg:y="8.144cm">
          <draw:text-box>
            <text:p><text:span text:style-name="T4">2</text:span></text:p>
          </draw:text-box>
        </draw:frame>
        <draw:frame draw:style-name="gr8" draw:text-style-name="P9" draw:layer="layout" svg:width="0.947cm" svg:height="1.411cm" svg:x="18.965cm" svg:y="14.407cm">
          <draw:text-box>
            <text:p><text:span text:style-name="T4">4</text:span></text:p>
          </draw:text-box>
        </draw:frame>
        <draw:frame draw:style-name="gr7" draw:text-style-name="P9" draw:layer="layout" svg:width="0.947cm" svg:height="1.411cm" svg:x="21.759cm" svg:y="14.407cm">
          <draw:text-box>
            <text:p><text:span text:style-name="T4">5</text:span></text:p>
          </draw:text-box>
        </draw:frame>
        <draw:frame draw:style-name="gr7" draw:text-style-name="P9" draw:layer="layout" svg:width="0.947cm" svg:height="1.411cm" svg:x="24.538cm" svg:y="14.299cm">
          <draw:text-box>
            <text:p><text:span text:style-name="T4">6</text:span></text:p>
          </draw:text-box>
        </draw:frame>
        <draw:frame draw:style-name="gr12" draw:text-style-name="P11" draw:layer="layout" svg:width="15.516cm" svg:height="2.413cm" svg:x="9.156cm" svg:y="17.183cm">
          <draw:text-box>
            <text:p><text:span text:style-name="T11">[</text:span><text:span text:style-name="T12">0 <text:s text:c="2"/></text:span><text:span text:style-name="T11">[</text:span><text:span text:style-name="T12">1</text:span><text:span text:style-name="T11">]</text:span><text:span text:style-name="T12">1 <text:s text:c="2"/></text:span><text:span text:style-name="T11">[</text:span><text:span text:style-name="T12">2</text:span><text:span text:style-name="T11">]</text:span><text:span text:style-name="T12">2 <text:s text:c="2"/></text:span><text:span text:style-name="T11">[</text:span><text:span text:style-name="T12">3 <text:s text:c="2"/></text:span><text:span text:style-name="T11">[</text:span><text:span text:style-name="T12">4</text:span><text:span text:style-name="T11">]</text:span><text:span text:style-name="T12">4 <text:s text:c="2"/></text:span><text:span text:style-name="T11">[</text:span><text:span text:style-name="T12">5</text:span><text:span text:style-name="T11">]</text:span><text:span text:style-name="T12">5 <text:s text:c="2"/></text:span><text:span text:style-name="T11">[</text:span><text:span text:style-name="T12">6</text:span><text:span text:style-name="T11">]</text:span><text:span text:style-name="T12">6 <text:s text:c="2"/></text:span><text:span text:style-name="T11">]</text:span><text:span text:style-name="T12">3 <text:s text:c="2"/></text:span><text:span text:style-name="T11">]</text:span><text:span text:style-name="T12">0</text:span></text:p>
          </draw:text-box>
        </draw:frame>
        <draw:frame draw:style-name="gr13" draw:text-style-name="P12" draw:layer="layout" svg:width="6.594cm" svg:height="1.183cm" svg:x="4.318cm" svg:y="3.394cm">
          <draw:text-box>
            <text:p><text:span text:style-name="T13">Visual Representation</text:span></text:p>
          </draw:text-box>
        </draw:frame>
        <draw:frame draw:style-name="gr14" draw:text-style-name="P12" draw:layer="layout" svg:width="6.09cm" svg:height="1.183cm" svg:x="18.086cm" svg:y="2.511cm">
          <draw:text-box>
            <text:p><text:span text:style-name="T13">Tree Representation</text:span></text:p>
          </draw:text-box>
        </draw:frame>
        <draw:frame draw:style-name="gr15" draw:text-style-name="P14" draw:layer="layout" svg:width="5.667cm" svg:height="2.115cm" svg:x="1.908cm" svg:y="17.183cm">
          <draw:text-box>
            <text:p text:style-name="P13"><text:span text:style-name="T13">Balanced Brackets</text:span></text:p>
            <text:p text:style-name="P13"><text:span text:style-name="T13">Represent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– Multisets of Objects</text:span></text:p>
          </draw:text-box>
        </draw:frame>
        <draw:frame draw:style-name="gr16" draw:text-style-name="P15" draw:layer="layout" svg:width="6.582cm" svg:height="2.109cm" svg:x="16.45cm" svg:y="3.494cm">
          <draw:text-box>
            <text:p><text:span text:style-name="T14">O = {</text:span><text:span text:style-name="T15">a</text:span><text:span text:style-name="T14">,</text:span><text:span text:style-name="T16">b</text:span><text:span text:style-name="T14">,</text:span><text:span text:style-name="T17">c</text:span><text:span text:style-name="T14">} </text:span></text:p>
          </draw:text-box>
        </draw:frame>
        <draw:frame draw:style-name="gr17" draw:text-style-name="P16" draw:layer="layout" svg:width="11.263cm" svg:height="1.648cm" svg:x="5.279cm" svg:y="3.724cm">
          <draw:text-box>
            <text:p><text:span text:style-name="T18">Alphabet / Set of Objects</text:span></text:p>
          </draw:text-box>
        </draw:frame>
        <draw:frame draw:style-name="gr18" draw:text-style-name="P15" draw:layer="layout" svg:width="20.773cm" svg:height="2.109cm" svg:x="3.295cm" svg:y="9.95cm">
          <draw:text-box>
            <text:p><text:span text:style-name="T15">aaaa</text:span><text:span text:style-name="T16">bb</text:span><text:span text:style-name="T17">cc </text:span><text:span text:style-name="T14">= {</text:span><text:span text:style-name="T15">a,a,a,a</text:span><text:span text:style-name="T14">,</text:span><text:span text:style-name="T16">b,b,</text:span><text:span text:style-name="T17">c,c</text:span><text:span text:style-name="T14">} = </text:span><text:span text:style-name="T15">a</text:span><text:span text:style-name="T19">4</text:span><text:span text:style-name="T16">b</text:span><text:span text:style-name="T20">2</text:span><text:span text:style-name="T17">c</text:span><text:span text:style-name="T21">2</text:span><text:span text:style-name="T14"> </text:span></text:p>
          </draw:text-box>
        </draw:frame>
        <draw:frame draw:style-name="gr17" draw:text-style-name="P16" draw:layer="layout" svg:width="10.736cm" svg:height="1.648cm" svg:x="8.514cm" svg:y="7.788cm">
          <draw:text-box>
            <text:p><text:span text:style-name="T18">Sample Multisets </text:span><text:span text:style-name="T22">over</text:span><text:span text:style-name="T23"> O</text:span></text:p>
          </draw:text-box>
        </draw:frame>
        <draw:frame draw:style-name="gr19" draw:text-style-name="P15" draw:layer="layout" svg:width="17.387cm" svg:height="2.109cm" svg:x="5.096cm" svg:y="13.151cm">
          <draw:text-box>
            <text:p><text:span text:style-name="T24">a</text:span><text:span text:style-name="T25">bb</text:span><text:span text:style-name="T26">ccc </text:span><text:span text:style-name="T27">= {</text:span><text:span text:style-name="T24">a,</text:span><text:span text:style-name="T25">b,b,</text:span><text:span text:style-name="T26">c,c</text:span><text:span text:style-name="T17">,c</text:span><text:span text:style-name="T14">} = </text:span><text:span text:style-name="T15">a</text:span><text:span text:style-name="T19">1</text:span><text:span text:style-name="T16">b</text:span><text:span text:style-name="T20">2</text:span><text:span text:style-name="T17">c</text:span><text:span text:style-name="T21">3</text:span><text:span text:style-name="T14"> </text:span></text:p>
          </draw:text-box>
        </draw:frame>
        <draw:frame draw:style-name="gr20" draw:text-style-name="P15" draw:layer="layout" svg:width="14.116cm" svg:height="2.109cm" svg:x="6.897cm" svg:y="16.252cm">
          <draw:text-box>
            <text:p><text:span text:style-name="T24">a</text:span><text:span text:style-name="T26">c </text:span><text:span text:style-name="T27">= {</text:span><text:span text:style-name="T24">a</text:span><text:span text:style-name="T26">,c</text:span><text:span text:style-name="T27">} = </text:span><text:span text:style-name="T24">a</text:span><text:span text:style-name="T28">1</text:span><text:span text:style-name="T26">c</text:span><text:span text:style-name="T29">1</text:span><text:span text:style-name="T30">=</text:span><text:span text:style-name="T31"> </text:span><text:span text:style-name="T32">a</text:span><text:span text:style-name="T19">1</text:span><text:span text:style-name="T33">b</text:span><text:span text:style-name="T20">0</text:span><text:span text:style-name="T31">c</text:span><text:span text:style-name="T21">1</text:span><text:span text:style-name="T31"> </text:span><text:span text:style-name="T14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– Multisets in Membranes</text:span></text:p>
          </draw:text-box>
        </draw:frame>
        <draw:custom-shape draw:style-name="gr21" draw:text-style-name="P8" draw:layer="layout" svg:width="19.764cm" svg:height="16.451cm" svg:x="0.832cm" svg:y="3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6.719cm" svg:height="5.19cm" svg:x="2.258cm" svg:y="6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8.436cm" svg:height="12.466cm" svg:x="10.663cm" svg:y="6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5.534cm" svg:height="2.676cm" svg:x="11.601cm" svg:y="9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5.534cm" svg:height="2.676cm" svg:x="11.603cm" svg:y="12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5.534cm" svg:height="2.676cm" svg:x="11.704cm" svg:y="15.5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9" draw:layer="layout" svg:width="1.474cm" svg:height="1.411cm" svg:x="20.066cm" svg:y="18.58cm">
          <draw:text-box>
            <text:p><text:span text:style-name="T4">0</text:span></text:p>
          </draw:text-box>
        </draw:frame>
        <draw:frame draw:style-name="gr26" draw:text-style-name="P9" draw:layer="layout" svg:width="1.473cm" svg:height="2.124cm" svg:x="8.738cm" svg:y="9.983cm">
          <draw:text-box>
            <text:p><text:span text:style-name="T4">1</text:span></text:p>
          </draw:text-box>
        </draw:frame>
        <draw:custom-shape draw:style-name="gr27" draw:text-style-name="P8" draw:layer="layout" svg:width="6.72cm" svg:height="5.189cm" svg:x="2.259cm" svg:y="12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9" draw:layer="layout" svg:width="1.474cm" svg:height="2.124cm" svg:x="8.865cm" svg:y="16.226cm">
          <draw:text-box>
            <text:p><text:span text:style-name="T4">2</text:span></text:p>
          </draw:text-box>
        </draw:frame>
        <draw:frame draw:style-name="gr29" draw:text-style-name="P9" draw:layer="layout" svg:width="1.474cm" svg:height="1.47cm" svg:x="18.859cm" svg:y="17.264cm">
          <draw:text-box>
            <text:p><text:span text:style-name="T4">3</text:span></text:p>
          </draw:text-box>
        </draw:frame>
        <draw:frame draw:style-name="gr30" draw:text-style-name="P9" draw:layer="layout" svg:width="1.474cm" svg:height="2.123cm" svg:x="17.135cm" svg:y="10.029cm">
          <draw:text-box>
            <text:p><text:span text:style-name="T4">4</text:span></text:p>
          </draw:text-box>
        </draw:frame>
        <draw:frame draw:style-name="gr31" draw:text-style-name="P9" draw:layer="layout" svg:width="1.473cm" svg:height="2.123cm" svg:x="17.137cm" svg:y="13.244cm">
          <draw:text-box>
            <text:p><text:span text:style-name="T4">5</text:span></text:p>
          </draw:text-box>
        </draw:frame>
        <draw:frame draw:style-name="gr28" draw:text-style-name="P9" draw:layer="layout" svg:width="1.474cm" svg:height="2.124cm" svg:x="17.138cm" svg:y="16.258cm">
          <draw:text-box>
            <text:p><text:span text:style-name="T4">6</text:span></text:p>
          </draw:text-box>
        </draw:frame>
        <draw:frame draw:style-name="gr32" draw:text-style-name="P17" draw:layer="layout" svg:width="6.51cm" svg:height="2.11cm" svg:x="21.19cm" svg:y="4.064cm">
          <draw:text-box>
            <text:p><text:span text:style-name="T34">O = {</text:span><text:span text:style-name="T35">a</text:span><text:span text:style-name="T34">,</text:span><text:span text:style-name="T36">b</text:span><text:span text:style-name="T34">,</text:span><text:span text:style-name="T37">c</text:span><text:span text:style-name="T38">,</text:span><text:span text:style-name="T39">d</text:span><text:span text:style-name="T34">} </text:span></text:p>
          </draw:text-box>
        </draw:frame>
        <draw:frame draw:style-name="gr33" draw:text-style-name="P18" draw:layer="layout" svg:width="5.049cm" svg:height="1.649cm" svg:x="2.825cm" svg:y="3.81cm">
          <draw:text-box>
            <text:p><text:span text:style-name="T40">aaaa</text:span><text:span text:style-name="T41">bbb</text:span><text:span text:style-name="T42">cc</text:span></text:p>
          </draw:text-box>
        </draw:frame>
        <draw:frame draw:style-name="gr33" draw:text-style-name="P18" draw:layer="layout" svg:width="2.286cm" svg:height="1.649cm" svg:x="4.318cm" svg:y="8.128cm">
          <draw:text-box>
            <text:p><text:span text:style-name="T41">b</text:span><text:span text:style-name="T42">cc</text:span></text:p>
          </draw:text-box>
        </draw:frame>
        <draw:frame draw:style-name="gr17" draw:text-style-name="P18" draw:layer="layout" svg:width="2.794cm" svg:height="1.648cm" svg:x="3.81cm" svg:y="14.986cm">
          <draw:text-box>
            <text:p><text:span text:style-name="T43">a</text:span><text:span text:style-name="T44">b</text:span><text:span text:style-name="T45">c</text:span><text:span text:style-name="T46">d</text:span></text:p>
          </draw:text-box>
        </draw:frame>
        <draw:frame draw:style-name="gr17" draw:text-style-name="P18" draw:layer="layout" svg:width="2.794cm" svg:height="1.648cm" svg:x="12.954cm" svg:y="10.036cm">
          <draw:text-box>
            <text:p><text:span text:style-name="T44">bb</text:span><text:span text:style-name="T46">dd</text:span></text:p>
          </draw:text-box>
        </draw:frame>
        <draw:frame draw:style-name="gr17" draw:text-style-name="P18" draw:layer="layout" svg:width="3.556cm" svg:height="1.648cm" svg:x="12.754cm" svg:y="16.131cm">
          <draw:text-box>
            <text:p><text:span text:style-name="T40">aa</text:span><text:span text:style-name="T42">ccc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– Multiset Rewriting</text:span></text:p>
          </draw:text-box>
        </draw:frame>
        <draw:frame draw:style-name="gr16" draw:text-style-name="P15" draw:layer="layout" svg:width="6.582cm" svg:height="2.109cm" svg:x="16.45cm" svg:y="2.394cm">
          <draw:text-box>
            <text:p><text:span text:style-name="T14">O = {</text:span><text:span text:style-name="T15">a</text:span><text:span text:style-name="T14">,</text:span><text:span text:style-name="T16">b</text:span><text:span text:style-name="T14">,</text:span><text:span text:style-name="T17">c</text:span><text:span text:style-name="T14">} </text:span></text:p>
          </draw:text-box>
        </draw:frame>
        <draw:frame draw:style-name="gr17" draw:text-style-name="P16" draw:layer="layout" svg:width="11.263cm" svg:height="1.648cm" svg:x="5.279cm" svg:y="2.624cm">
          <draw:text-box>
            <text:p><text:span text:style-name="T18">Alphabet / Set of Objects</text:span></text:p>
          </draw:text-box>
        </draw:frame>
        <draw:frame draw:style-name="gr34" draw:text-style-name="P19" draw:layer="layout" svg:width="6.231cm" svg:height="2.109cm" svg:x="11.699cm" svg:y="7.552cm">
          <draw:text-box>
            <text:p><text:span text:style-name="T47">b</text:span><text:span text:style-name="T48">c </text:span><text:span text:style-name="T49">→</text:span><text:span text:style-name="T50"> <text:s/></text:span><text:span text:style-name="T51">aaa</text:span></text:p>
          </draw:text-box>
        </draw:frame>
        <draw:frame draw:style-name="gr35" draw:text-style-name="P20" draw:layer="layout" svg:width="6.35cm" svg:height="2.109cm" svg:x="3.702cm" svg:y="7.598cm">
          <draw:text-box>
            <text:p><text:span text:style-name="T51">aaaa</text:span><text:span text:style-name="T52">bb</text:span><text:span text:style-name="T50">cc</text:span></text:p>
          </draw:text-box>
        </draw:frame>
        <draw:frame draw:style-name="gr35" draw:text-style-name="P20" draw:layer="layout" svg:width="3.048cm" svg:height="2.109cm" svg:x="19.904cm" svg:y="7.521cm">
          <draw:text-box>
            <text:p><text:span text:style-name="T51">a</text:span><text:span text:style-name="T53">7</text:span><text:span text:style-name="T52">b</text:span><text:span text:style-name="T50">c</text:span></text:p>
          </draw:text-box>
        </draw:frame>
        <draw:frame draw:style-name="gr36" draw:text-style-name="P19" draw:layer="layout" svg:width="5.6cm" svg:height="2.109cm" svg:x="11.799cm" svg:y="11.452cm">
          <draw:text-box>
            <text:p><text:span text:style-name="T54">a</text:span><text:span text:style-name="T48">c </text:span><text:span text:style-name="T49">→</text:span><text:span text:style-name="T50"> <text:s/></text:span><text:span text:style-name="T52">bb</text:span></text:p>
          </draw:text-box>
        </draw:frame>
        <draw:frame draw:style-name="gr35" draw:text-style-name="P20" draw:layer="layout" svg:width="2.902cm" svg:height="2.109cm" svg:x="7.102cm" svg:y="11.498cm">
          <draw:text-box>
            <text:p><text:span text:style-name="T51">a</text:span><text:span text:style-name="T50">cc</text:span></text:p>
          </draw:text-box>
        </draw:frame>
        <draw:frame draw:style-name="gr35" draw:text-style-name="P20" draw:layer="layout" svg:width="3.048cm" svg:height="2.109cm" svg:x="19.904cm" svg:y="11.421cm">
          <draw:text-box>
            <text:p><text:span text:style-name="T52">bb</text:span><text:span text:style-name="T50">c</text:span></text:p>
          </draw:text-box>
        </draw:frame>
        <draw:frame draw:style-name="gr37" draw:text-style-name="P19" draw:layer="layout" svg:width="6.282cm" svg:height="2.109cm" svg:x="11.599cm" svg:y="15.152cm">
          <draw:text-box>
            <text:p><text:span text:style-name="T54">a</text:span><text:span text:style-name="T47">b</text:span><text:span text:style-name="T48"> </text:span><text:span text:style-name="T55">→</text:span><text:span text:style-name="T48"> <text:s/></text:span><text:span text:style-name="T54">aa</text:span><text:span text:style-name="T47">b</text:span></text:p>
          </draw:text-box>
        </draw:frame>
        <draw:frame draw:style-name="gr35" draw:text-style-name="P20" draw:layer="layout" svg:width="6.35cm" svg:height="2.109cm" svg:x="3.702cm" svg:y="15.198cm">
          <draw:text-box>
            <text:p><text:span text:style-name="T51">aa</text:span><text:span text:style-name="T52">bbb</text:span><text:span text:style-name="T50">ccc</text:span></text:p>
          </draw:text-box>
        </draw:frame>
        <draw:frame draw:style-name="gr35" draw:text-style-name="P20" draw:layer="layout" svg:width="6.72cm" svg:height="2.109cm" svg:x="19.696cm" svg:y="15.109cm">
          <draw:text-box>
            <text:p><text:span text:style-name="T51">aaa</text:span><text:span text:style-name="T52">bbb</text:span><text:span text:style-name="T50">cc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– Multiset Rewriting</text:span></text:p>
          </draw:text-box>
        </draw:frame>
        <draw:frame draw:style-name="gr16" draw:text-style-name="P15" draw:layer="layout" svg:width="6.582cm" svg:height="2.109cm" svg:x="16.45cm" svg:y="2.394cm">
          <draw:text-box>
            <text:p><text:span text:style-name="T14">O = {</text:span><text:span text:style-name="T15">a</text:span><text:span text:style-name="T14">,</text:span><text:span text:style-name="T16">b</text:span><text:span text:style-name="T14">,</text:span><text:span text:style-name="T17">c</text:span><text:span text:style-name="T14">} </text:span></text:p>
          </draw:text-box>
        </draw:frame>
        <draw:frame draw:style-name="gr17" draw:text-style-name="P16" draw:layer="layout" svg:width="11.263cm" svg:height="1.648cm" svg:x="5.279cm" svg:y="2.624cm">
          <draw:text-box>
            <text:p><text:span text:style-name="T18">Alphabet / Set of Objects</text:span></text:p>
          </draw:text-box>
        </draw:frame>
        <draw:frame draw:style-name="gr34" draw:text-style-name="P19" draw:layer="layout" svg:width="6.231cm" svg:height="2.109cm" svg:x="11.699cm" svg:y="7.552cm">
          <draw:text-box>
            <text:p><text:span text:style-name="T47">b</text:span><text:span text:style-name="T48">c </text:span><text:span text:style-name="T49">→</text:span><text:span text:style-name="T50"> <text:s/></text:span><text:span text:style-name="T51">aaa</text:span></text:p>
          </draw:text-box>
        </draw:frame>
        <draw:frame draw:style-name="gr35" draw:text-style-name="P20" draw:layer="layout" svg:width="6.35cm" svg:height="2.109cm" svg:x="3.702cm" svg:y="7.598cm">
          <draw:text-box>
            <text:p><text:span text:style-name="T51">aaaa</text:span><text:span text:style-name="T52">bb</text:span><text:span text:style-name="T50">cc</text:span></text:p>
          </draw:text-box>
        </draw:frame>
        <draw:frame draw:style-name="gr35" draw:text-style-name="P20" draw:layer="layout" svg:width="3.048cm" svg:height="2.109cm" svg:x="19.904cm" svg:y="7.521cm">
          <draw:text-box>
            <text:p><text:span text:style-name="T51">a</text:span><text:span text:style-name="T53">10</text:span></text:p>
          </draw:text-box>
        </draw:frame>
        <draw:frame draw:style-name="gr36" draw:text-style-name="P19" draw:layer="layout" svg:width="5.6cm" svg:height="2.109cm" svg:x="11.799cm" svg:y="11.452cm">
          <draw:text-box>
            <text:p><text:span text:style-name="T54">a</text:span><text:span text:style-name="T48">c </text:span><text:span text:style-name="T49">→</text:span><text:span text:style-name="T50"> <text:s/></text:span><text:span text:style-name="T52">bb</text:span></text:p>
          </draw:text-box>
        </draw:frame>
        <draw:frame draw:style-name="gr35" draw:text-style-name="P20" draw:layer="layout" svg:width="2.902cm" svg:height="2.109cm" svg:x="7.102cm" svg:y="11.498cm">
          <draw:text-box>
            <text:p><text:span text:style-name="T51">a</text:span><text:span text:style-name="T50">cc</text:span></text:p>
          </draw:text-box>
        </draw:frame>
        <draw:frame draw:style-name="gr35" draw:text-style-name="P20" draw:layer="layout" svg:width="3.048cm" svg:height="2.109cm" svg:x="19.904cm" svg:y="11.421cm">
          <draw:text-box>
            <text:p><text:span text:style-name="T52">bb</text:span><text:span text:style-name="T50">c</text:span></text:p>
          </draw:text-box>
        </draw:frame>
        <draw:frame draw:style-name="gr37" draw:text-style-name="P19" draw:layer="layout" svg:width="6.282cm" svg:height="2.109cm" svg:x="11.599cm" svg:y="15.152cm">
          <draw:text-box>
            <text:p><text:span text:style-name="T54">a</text:span><text:span text:style-name="T47">b</text:span><text:span text:style-name="T48"> </text:span><text:span text:style-name="T55">→</text:span><text:span text:style-name="T48"> <text:s/></text:span><text:span text:style-name="T54">aa</text:span><text:span text:style-name="T47">b</text:span></text:p>
          </draw:text-box>
        </draw:frame>
        <draw:frame draw:style-name="gr35" draw:text-style-name="P20" draw:layer="layout" svg:width="6.35cm" svg:height="2.109cm" svg:x="3.702cm" svg:y="15.198cm">
          <draw:text-box>
            <text:p><text:span text:style-name="T51">aa</text:span><text:span text:style-name="T52">bbb</text:span><text:span text:style-name="T50">ccc</text:span></text:p>
          </draw:text-box>
        </draw:frame>
        <draw:frame draw:style-name="gr35" draw:text-style-name="P20" draw:layer="layout" svg:width="7.482cm" svg:height="2.109cm" svg:x="19.696cm" svg:y="15.109cm">
          <draw:text-box>
            <text:p><text:span text:style-name="T51">aaaa</text:span><text:span text:style-name="T52">bbb</text:span><text:span text:style-name="T50">ccc</text:span></text:p>
          </draw:text-box>
        </draw:frame>
        <draw:frame draw:style-name="gr38" draw:text-style-name="P21" draw:layer="layout" svg:width="1.433cm" svg:height="1.411cm" svg:x="13.87cm" svg:y="6.804cm">
          <draw:text-box>
            <text:p><text:span text:style-name="T56">x2</text:span></text:p>
          </draw:text-box>
        </draw:frame>
        <draw:frame draw:style-name="gr38" draw:text-style-name="P21" draw:layer="layout" svg:width="1.433cm" svg:height="1.411cm" svg:x="13.553cm" svg:y="16.61cm">
          <draw:text-box>
            <text:p><text:span text:style-name="T56">x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Membrane Computing - P Systems</text:span></text:p>
          </draw:text-box>
        </draw:frame>
        <draw:frame draw:style-name="gr39" draw:text-style-name="P23" draw:layer="layout" svg:width="28.046cm" svg:height="6.138cm" svg:x="0.04cm" svg:y="14.827cm">
          <draw:text-box>
            <text:p text:style-name="P22"><text:span text:style-name="T7">[1]</text:span><text:span text:style-name="T8"> </text:span><text:span text:style-name="T9">Păun</text:span><text:span text:style-name="T8">, G.. </text:span><text:span text:style-name="T10">1998</text:span><text:span text:style-name="T8">. </text:span><text:span text:style-name="T9">Computing with Membranes</text:span><text:span text:style-name="T8">. In </text:span><text:span text:style-name="T9">Technical Report. Turku Centre for Computer Science</text:span><text:span text:style-name="T8">. </text:span></text:p>
            <text:p text:style-name="P22"><text:span text:style-name="T7">[2]</text:span><text:span text:style-name="T8"> </text:span><text:span text:style-name="T9">Păun</text:span><text:span text:style-name="T8">, G.</text:span><text:span text:style-name="T57">. </text:span><text:span text:style-name="T58">1999</text:span><text:span text:style-name="T57">. </text:span><text:span text:style-name="T59">P Systems with Active Membranes: Attacking NP-Complete Problems</text:span><text:span text:style-name="T57">. In </text:span><text:span text:style-name="T59">Centre for Discrete Mathematics and Theoretical Computer Science</text:span><text:span text:style-name="T57"> (CDMTCS-102) – Research Report Series</text:span></text:p>
            <text:p text:style-name="P22"><text:span text:style-name="T7">[3]</text:span><text:span text:style-name="T8"> </text:span><text:span text:style-name="T9">Păun</text:span><text:span text:style-name="T8">, G.</text:span><text:span text:style-name="T57">. </text:span><text:span text:style-name="T58">2001</text:span><text:span text:style-name="T57">. </text:span><text:span text:style-name="T59">P Systems with Active Membranes: Attacking NP-Complete Problems</text:span><text:span text:style-name="T57">. In </text:span><text:span text:style-name="T59">Journal of Automata, Languags, and Combinatorics.</text:span><text:span text:style-name="T57"> <text:s/>vol.6, issue 1 (January 2001), 75-90.</text:span></text:p>
            <text:p text:style-name="P22"><text:span text:style-name="T7">[4]</text:span><text:span text:style-name="T8"> </text:span><text:span text:style-name="T9">Mart</text:span><text:span text:style-name="T60">í</text:span><text:span text:style-name="T9">n-Videa</text:span><text:span text:style-name="T8">, C., </text:span><text:span text:style-name="T9">Păun</text:span><text:span text:style-name="T8">, G., </text:span><text:span text:style-name="T9">Pazos</text:span><text:span text:style-name="T8">, J., </text:span><text:span text:style-name="T9">Rodr</text:span><text:span text:style-name="T60">í</text:span><text:span text:style-name="T9">guez-Pat</text:span><text:span text:style-name="T60">ó</text:span><text:span text:style-name="T9">n</text:span><text:span text:style-name="T8">, A.</text:span><text:span text:style-name="T57">. </text:span><text:span text:style-name="T58">2003</text:span><text:span text:style-name="T57">. </text:span><text:span text:style-name="T59">Tissue P Systems</text:span><text:span text:style-name="T57">. In </text:span><text:span text:style-name="T59">Theoretical Computer Science. </text:span><text:span text:style-name="T61">Elsevier.</text:span></text:p>
            <text:p text:style-name="P22"><text:span text:style-name="T7">[5]</text:span><text:span text:style-name="T8"> </text:span><text:span text:style-name="T9">Ionescu</text:span><text:span text:style-name="T8">, M., Păun, G., </text:span><text:span text:style-name="T9">Yokomori</text:span><text:span text:style-name="T8">, T..</text:span><text:span text:style-name="T10"> 2006</text:span><text:span text:style-name="T8">. </text:span><text:span text:style-name="T9">Spiking Neural P Systems</text:span><text:span text:style-name="T8">. In </text:span><text:span text:style-name="T9">Fundamenta Informaticae</text:span><text:span text:style-name="T8">. vol 71, issue 2,3 (February 2006), 279-308.</text:span></text:p>
          </draw:text-box>
        </draw:frame>
        <draw:line draw:style-name="gr40" draw:text-style-name="P24" draw:layer="layout" svg:x1="0.001cm" svg:y1="8.398cm" svg:x2="28.001cm" svg:y2="8.382cm">
          <text:p/>
        </draw:line>
        <draw:frame draw:style-name="gr41" draw:text-style-name="P25" draw:layer="layout" svg:width="2.163cm" svg:height="1.183cm" svg:x="-0.221cm" svg:y="7.136cm">
          <draw:text-box>
            <text:p text:style-name="P22"><text:span text:style-name="T62">1998</text:span></text:p>
          </draw:text-box>
        </draw:frame>
        <draw:custom-shape draw:style-name="gr42" draw:text-style-name="P26" xml:id="id7" draw:id="id7" draw:layer="layout" svg:width="0.254cm" svg:height="0.254cm" svg:x="0.587cm" svg:y="8.3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10" draw:id="id10" draw:layer="layout" svg:width="0.254cm" svg:height="0.254cm" svg:x="1.788cm" svg:y="8.3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.989cm" svg:y="8.3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11" draw:id="id11" draw:layer="layout" svg:width="0.254cm" svg:height="0.254cm" svg:x="4.19cm" svg:y="8.3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5.391cm" svg:y="8.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12" draw:id="id12" draw:layer="layout" svg:width="0.254cm" svg:height="0.254cm" svg:x="6.592cm" svg:y="8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7.793cm" svg:y="8.3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8.994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15" draw:id="id15" draw:layer="layout" svg:width="0.254cm" svg:height="0.254cm" svg:x="10.195cm" svg:y="8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1.3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2.591cm" svg:y="8.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3.792cm" svg:y="8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4.993cm" svg:y="8.3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6.194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7.395cm" svg:y="8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8.5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9.797cm" svg:y="8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0.9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2.197cm" svg:y="8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3.398cm" svg:y="8.3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4.599cm" svg:y="8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5" draw:layer="layout" svg:width="2.163cm" svg:height="1.183cm" svg:x="0.98cm" svg:y="8.537cm">
          <draw:text-box>
            <text:p text:style-name="P22"><text:span text:style-name="T62">1999</text:span></text:p>
          </draw:text-box>
        </draw:frame>
        <draw:frame draw:style-name="gr41" draw:text-style-name="P25" draw:layer="layout" svg:width="2.026cm" svg:height="1.183cm" svg:x="5.767cm" svg:y="7.331cm">
          <draw:text-box>
            <text:p text:style-name="P22"><text:span text:style-name="T62">2003</text:span></text:p>
          </draw:text-box>
        </draw:frame>
        <draw:frame draw:style-name="gr41" draw:text-style-name="P25" draw:layer="layout" svg:width="2.026cm" svg:height="1.183cm" svg:x="9.367cm" svg:y="8.432cm">
          <draw:text-box>
            <text:p text:style-name="P22"><text:span text:style-name="T62">2006</text:span></text:p>
          </draw:text-box>
        </draw:frame>
        <draw:frame draw:style-name="gr43" draw:text-style-name="P27" xml:id="id8" draw:id="id8" draw:layer="layout" svg:width="4.148cm" svg:height="1.118cm" svg:x="0.171cm" svg:y="12.403cm">
          <draw:text-box>
            <text:p text:style-name="P22"><text:span text:style-name="T63">P Systems </text:span><text:span text:style-name="T64">[1]</text:span></text:p>
          </draw:text-box>
        </draw:frame>
        <draw:connector draw:style-name="gr44" draw:text-style-name="P24" draw:layer="layout" svg:x1="0.714cm" svg:y1="8.56cm" svg:x2="2.245cm" svg:y2="12.403cm" draw:start-shape="id7" draw:start-glue-point="8" draw:end-shape="id8" draw:end-glue-point="0" svg:d="M714 8560v1916h1531v1927" svg:viewBox="0 0 1532 3844">
          <text:p/>
        </draw:connector>
        <draw:frame draw:style-name="gr45" draw:text-style-name="P29" xml:id="id9" draw:id="id9" draw:layer="layout" svg:width="6.086cm" svg:height="1.957cm" svg:x="0.187cm" svg:y="2.473cm">
          <draw:text-box>
            <text:p text:style-name="P28"><text:span text:style-name="T65">P Systems with Active Membranes </text:span><text:span text:style-name="T66">[2,3]</text:span></text:p>
          </draw:text-box>
        </draw:frame>
        <draw:connector draw:style-name="gr46" draw:text-style-name="P24" draw:layer="layout" svg:x1="3.23cm" svg:y1="4.43cm" svg:x2="1.915cm" svg:y2="8.307cm" draw:start-shape="id9" draw:start-glue-point="2" draw:end-shape="id10" draw:end-glue-point="4" svg:d="M3230 4430v1945h-1315v1932" svg:viewBox="0 0 1316 3878">
          <text:p/>
        </draw:connector>
        <draw:frame draw:style-name="gr41" draw:text-style-name="P25" draw:layer="layout" svg:width="2.163cm" svg:height="1.183cm" svg:x="3.381cm" svg:y="8.438cm">
          <draw:text-box>
            <text:p text:style-name="P22"><text:span text:style-name="T62">2001</text:span></text:p>
          </draw:text-box>
        </draw:frame>
        <draw:connector draw:style-name="gr46" draw:text-style-name="P24" draw:layer="layout" svg:x1="3.23cm" svg:y1="4.43cm" svg:x2="4.317cm" svg:y2="8.309cm" draw:start-shape="id9" draw:start-glue-point="2" draw:end-shape="id11" draw:end-glue-point="4" svg:d="M3230 4430v1946h1087v1933" svg:viewBox="0 0 1088 3880">
          <text:p/>
        </draw:connector>
        <draw:frame draw:style-name="gr47" draw:text-style-name="P30" xml:id="id13" draw:id="id13" draw:layer="layout" svg:width="4.064cm" svg:height="2.143cm" svg:x="4.659cm" svg:y="11.413cm">
          <draw:text-box>
            <text:p text:style-name="P28"><text:span text:style-name="T67">Tissue P Systems </text:span><text:span text:style-name="T62">[4]</text:span></text:p>
          </draw:text-box>
        </draw:frame>
        <draw:connector draw:style-name="gr46" draw:text-style-name="P24" draw:layer="layout" draw:type="line" svg:x1="6.719cm" svg:y1="8.565cm" svg:x2="6.691cm" svg:y2="11.413cm" draw:start-shape="id12" draw:start-glue-point="8" draw:end-shape="id13" draw:end-glue-point="0" svg:d="M6719 8565l-28 2848" svg:viewBox="0 0 29 2849">
          <text:p/>
        </draw:connector>
        <draw:frame draw:style-name="gr45" draw:text-style-name="P29" xml:id="id14" draw:id="id14" draw:layer="layout" svg:width="5.588cm" svg:height="1.957cm" svg:x="7.499cm" svg:y="2.515cm">
          <draw:text-box>
            <text:p text:style-name="P28"><text:span text:style-name="T65">Spiking Neural P (SN P) Systems </text:span><text:span text:style-name="T66">[5]</text:span></text:p>
          </draw:text-box>
        </draw:frame>
        <draw:connector draw:style-name="gr46" draw:text-style-name="P24" draw:layer="layout" draw:type="line" svg:x1="10.293cm" svg:y1="4.472cm" svg:x2="10.322cm" svg:y2="8.314cm" draw:start-shape="id14" draw:start-glue-point="2" draw:end-shape="id15" draw:end-glue-point="4" svg:d="M10293 4472l29 3842" svg:viewBox="0 0 30 3843">
          <text:p/>
        </draw:connector>
        <draw:custom-shape draw:style-name="gr42" draw:text-style-name="P26" draw:layer="layout" svg:width="0.254cm" svg:height="0.254cm" svg:x="25.8cm" svg:y="8.3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– Rules</text:span></text:p>
          </draw:text-box>
        </draw:frame>
        <draw:frame draw:style-name="gr2" draw:text-style-name="P7" draw:layer="layout" svg:width="19.149cm" svg:height="0.853cm" svg:x="0.062cm" svg:y="20.121cm">
          <draw:text-box>
            <text:p><text:span text:style-name="T7">[1]</text:span><text:span text:style-name="T8"> </text:span><text:span text:style-name="T9">Păun</text:span><text:span text:style-name="T8">, G.. </text:span><text:span text:style-name="T10">1998</text:span><text:span text:style-name="T8">. </text:span><text:span text:style-name="T9">Computing with Membranes</text:span><text:span text:style-name="T8">. In </text:span><text:span text:style-name="T9">Technical Report. Turku Centre for Computer Science</text:span><text:span text:style-name="T8">. </text:span></text:p>
          </draw:text-box>
        </draw:frame>
        <draw:custom-shape draw:style-name="gr3" draw:text-style-name="P8" draw:layer="layout" svg:width="12.7cm" svg:height="9.652cm" svg:x="0.123cm" svg:y="5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10.822cm" svg:height="6.134cm" svg:x="1.039cm" svg:y="8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2.584cm" svg:y="14.104cm">
          <draw:text-box>
            <text:p><text:span text:style-name="T4">0</text:span></text:p>
          </draw:text-box>
        </draw:frame>
        <draw:custom-shape draw:style-name="gr49" draw:text-style-name="P8" draw:layer="layout" svg:width="3.702cm" svg:height="2.914cm" svg:x="1.548cm" svg:y="11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5.285cm" svg:y="13.005cm">
          <draw:text-box>
            <text:p><text:span text:style-name="T4">2</text:span></text:p>
          </draw:text-box>
        </draw:frame>
        <draw:frame draw:style-name="gr7" draw:text-style-name="P9" draw:layer="layout" svg:width="0.947cm" svg:height="1.411cm" svg:x="11.707cm" svg:y="13.429cm">
          <draw:text-box>
            <text:p><text:span text:style-name="T4">1</text:span></text:p>
          </draw:text-box>
        </draw:frame>
        <draw:custom-shape draw:style-name="gr49" draw:text-style-name="P8" draw:layer="layout" svg:width="3.702cm" svg:height="2.914cm" svg:x="6.839cm" svg:y="11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0.576cm" svg:y="12.996cm">
          <draw:text-box>
            <text:p><text:span text:style-name="T4">3</text:span></text:p>
          </draw:text-box>
        </draw:frame>
        <draw:frame draw:style-name="gr35" draw:text-style-name="P18" draw:layer="layout" svg:width="7.344cm" svg:height="2.109cm" svg:x="1.292cm" svg:y="1.701cm">
          <draw:text-box>
            <text:p><text:span text:style-name="T14">O = {</text:span><text:span text:style-name="T15">a</text:span><text:span text:style-name="T14">,</text:span><text:span text:style-name="T16">b</text:span><text:span text:style-name="T14">,</text:span><text:span text:style-name="T17">c</text:span><text:span text:style-name="T68">,</text:span><text:span text:style-name="T69">d</text:span><text:span text:style-name="T14">} </text:span></text:p>
          </draw:text-box>
        </draw:frame>
        <draw:frame draw:style-name="gr17" draw:text-style-name="P31" draw:layer="layout" svg:width="5.334cm" svg:height="1.648cm" svg:x="3.748cm" svg:y="8.996cm">
          <draw:text-box>
            <text:p><text:span text:style-name="T40">aaaa</text:span><text:span text:style-name="T41">bbb</text:span><text:span text:style-name="T42">cc</text:span></text:p>
          </draw:text-box>
        </draw:frame>
        <draw:frame draw:style-name="gr50" draw:text-style-name="P18" draw:layer="layout" svg:width="13.824cm" svg:height="1.876cm" svg:x="7.334cm" svg:y="16.102cm">
          <draw:text-box>
            <text:p><text:span text:style-name="T70">Rule in 1:</text:span><text:span text:style-name="T40"> a</text:span><text:span text:style-name="T41">b</text:span><text:span text:style-name="T42">cc</text:span><text:span text:style-name="T71"> </text:span><text:span text:style-name="T72">→ (</text:span><text:span text:style-name="T43">a</text:span><text:span text:style-name="T72">, </text:span><text:span text:style-name="T73">out</text:span><text:span text:style-name="T72">)(</text:span><text:span text:style-name="T46">d</text:span><text:span text:style-name="T72">,</text:span><text:span text:style-name="T73">in</text:span><text:span text:style-name="T74">3</text:span><text:span text:style-name="T72">)</text:span></text:p>
          </draw:text-box>
        </draw:frame>
        <draw:custom-shape draw:style-name="gr3" draw:text-style-name="P8" draw:layer="layout" svg:width="12.7cm" svg:height="9.652cm" svg:x="14.714cm" svg:y="5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10.822cm" svg:height="6.134cm" svg:x="15.63cm" svg:y="8.5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27.175cm" svg:y="14.095cm">
          <draw:text-box>
            <text:p><text:span text:style-name="T4">0</text:span></text:p>
          </draw:text-box>
        </draw:frame>
        <draw:custom-shape draw:style-name="gr49" draw:text-style-name="P8" draw:layer="layout" svg:width="3.702cm" svg:height="2.914cm" svg:x="16.139cm" svg:y="11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9.876cm" svg:y="12.996cm">
          <draw:text-box>
            <text:p><text:span text:style-name="T4">2</text:span></text:p>
          </draw:text-box>
        </draw:frame>
        <draw:frame draw:style-name="gr7" draw:text-style-name="P9" draw:layer="layout" svg:width="0.947cm" svg:height="1.411cm" svg:x="26.298cm" svg:y="13.42cm">
          <draw:text-box>
            <text:p><text:span text:style-name="T4">1</text:span></text:p>
          </draw:text-box>
        </draw:frame>
        <draw:custom-shape draw:style-name="gr49" draw:text-style-name="P8" draw:layer="layout" svg:width="3.702cm" svg:height="2.914cm" svg:x="21.43cm" svg:y="11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25.167cm" svg:y="12.987cm">
          <draw:text-box>
            <text:p><text:span text:style-name="T4">3</text:span></text:p>
          </draw:text-box>
        </draw:frame>
        <draw:frame draw:style-name="gr33" draw:text-style-name="P18" draw:layer="layout" svg:width="3.271cm" svg:height="1.649cm" svg:x="19.573cm" svg:y="8.944cm">
          <draw:text-box>
            <text:p><text:span text:style-name="T40">aaa</text:span><text:span text:style-name="T41">bb</text:span></text:p>
          </draw:text-box>
        </draw:frame>
        <draw:frame draw:style-name="gr33" draw:text-style-name="P18" draw:layer="layout" svg:width="1.002cm" svg:height="1.649cm" svg:x="20.488cm" svg:y="6.325cm">
          <draw:text-box>
            <text:p><text:span text:style-name="T43">a</text:span></text:p>
          </draw:text-box>
        </draw:frame>
        <draw:frame draw:style-name="gr33" draw:text-style-name="P18" draw:layer="layout" svg:width="1.027cm" svg:height="1.649cm" svg:x="22.606cm" svg:y="12.067cm">
          <draw:text-box>
            <text:p><text:span text:style-name="T46">d</text:span></text:p>
          </draw:text-box>
        </draw:frame>
        <draw:frame draw:style-name="gr51" draw:text-style-name="P18" draw:layer="layout" svg:width="10.414cm" svg:height="1.877cm" svg:x="10.42cm" svg:y="17.978cm">
          <draw:text-box>
            <text:p><text:span text:style-name="T70"><text:s/></text:span><text:span text:style-name="T70">[</text:span><text:span text:style-name="T40">a</text:span><text:span text:style-name="T41">b</text:span><text:span text:style-name="T42">cc</text:span><text:span text:style-name="T70">]</text:span><text:span text:style-name="T75">1</text:span><text:span text:style-name="T71"> </text:span><text:span text:style-name="T72">→ [</text:span><text:span text:style-name="T75">0 <text:s/></text:span><text:span text:style-name="T43">a <text:s/></text:span><text:span text:style-name="T72">]</text:span><text:span text:style-name="T75">0 <text:s text:c="2"/></text:span><text:span text:style-name="T72">[</text:span><text:span text:style-name="T75">3 </text:span><text:span text:style-name="T76"><text:s/></text:span><text:span text:style-name="T46">d</text:span><text:span text:style-name="T43"> <text:s/></text:span><text:span text:style-name="T72">]</text:span><text:span text:style-name="T75">3</text:span></text:p>
          </draw:text-box>
        </draw:frame>
        <draw:frame draw:style-name="gr33" draw:text-style-name="P18" draw:layer="layout" svg:width="1.73cm" svg:height="1.649cm" svg:x="13.156cm" svg:y="9.936cm">
          <draw:text-box>
            <text:p><text:span text:style-name="T77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– Rules</text:span></text:p>
          </draw:text-box>
        </draw:frame>
        <draw:frame draw:style-name="gr2" draw:text-style-name="P7" draw:layer="layout" svg:width="19.149cm" svg:height="0.853cm" svg:x="0.062cm" svg:y="20.121cm">
          <draw:text-box>
            <text:p><text:span text:style-name="T7">[1]</text:span><text:span text:style-name="T8"> </text:span><text:span text:style-name="T9">Păun</text:span><text:span text:style-name="T8">, G.. </text:span><text:span text:style-name="T10">1998</text:span><text:span text:style-name="T8">. </text:span><text:span text:style-name="T9">Computing with Membranes</text:span><text:span text:style-name="T8">. In </text:span><text:span text:style-name="T9">Technical Report. Turku Centre for Computer Science</text:span><text:span text:style-name="T8">. </text:span></text:p>
          </draw:text-box>
        </draw:frame>
        <draw:custom-shape draw:style-name="gr3" draw:text-style-name="P8" draw:layer="layout" svg:width="12.7cm" svg:height="9.652cm" svg:x="0.123cm" svg:y="5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10.822cm" svg:height="6.134cm" svg:x="1.039cm" svg:y="8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2.584cm" svg:y="14.104cm">
          <draw:text-box>
            <text:p><text:span text:style-name="T4">0</text:span></text:p>
          </draw:text-box>
        </draw:frame>
        <draw:custom-shape draw:style-name="gr49" draw:text-style-name="P8" draw:layer="layout" svg:width="3.702cm" svg:height="2.914cm" svg:x="1.548cm" svg:y="11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5.285cm" svg:y="13.005cm">
          <draw:text-box>
            <text:p><text:span text:style-name="T4">2</text:span></text:p>
          </draw:text-box>
        </draw:frame>
        <draw:frame draw:style-name="gr7" draw:text-style-name="P9" draw:layer="layout" svg:width="0.947cm" svg:height="1.411cm" svg:x="11.707cm" svg:y="13.429cm">
          <draw:text-box>
            <text:p><text:span text:style-name="T4">1</text:span></text:p>
          </draw:text-box>
        </draw:frame>
        <draw:custom-shape draw:style-name="gr49" draw:text-style-name="P8" draw:layer="layout" svg:width="3.702cm" svg:height="2.914cm" svg:x="6.839cm" svg:y="11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0.576cm" svg:y="12.996cm">
          <draw:text-box>
            <text:p><text:span text:style-name="T4">3</text:span></text:p>
          </draw:text-box>
        </draw:frame>
        <draw:frame draw:style-name="gr35" draw:text-style-name="P18" draw:layer="layout" svg:width="7.344cm" svg:height="2.109cm" svg:x="1.292cm" svg:y="1.701cm">
          <draw:text-box>
            <text:p><text:span text:style-name="T14">O = {</text:span><text:span text:style-name="T15">a</text:span><text:span text:style-name="T14">,</text:span><text:span text:style-name="T16">b</text:span><text:span text:style-name="T14">,</text:span><text:span text:style-name="T17">c</text:span><text:span text:style-name="T68">,</text:span><text:span text:style-name="T69">d</text:span><text:span text:style-name="T14">} </text:span></text:p>
          </draw:text-box>
        </draw:frame>
        <draw:frame draw:style-name="gr17" draw:text-style-name="P31" draw:layer="layout" svg:width="5.334cm" svg:height="1.648cm" svg:x="3.748cm" svg:y="8.996cm">
          <draw:text-box>
            <text:p><text:span text:style-name="T40">aaaa</text:span><text:span text:style-name="T41">bbb</text:span><text:span text:style-name="T42">cc</text:span></text:p>
          </draw:text-box>
        </draw:frame>
        <draw:frame draw:style-name="gr50" draw:text-style-name="P18" draw:layer="layout" svg:width="13.824cm" svg:height="1.876cm" svg:x="7.334cm" svg:y="16.102cm">
          <draw:text-box>
            <text:p><text:span text:style-name="T70">Rule in 1:</text:span><text:span text:style-name="T40"> a</text:span><text:span text:style-name="T41">b</text:span><text:span text:style-name="T42">c</text:span><text:span text:style-name="T71"> </text:span><text:span text:style-name="T72">→ (</text:span><text:span text:style-name="T43">a</text:span><text:span text:style-name="T72">, </text:span><text:span text:style-name="T73">out</text:span><text:span text:style-name="T72">)(</text:span><text:span text:style-name="T46">d</text:span><text:span text:style-name="T72">,</text:span><text:span text:style-name="T73">in</text:span><text:span text:style-name="T74">3</text:span><text:span text:style-name="T72">)</text:span></text:p>
          </draw:text-box>
        </draw:frame>
        <draw:custom-shape draw:style-name="gr3" draw:text-style-name="P8" draw:layer="layout" svg:width="12.7cm" svg:height="9.652cm" svg:x="14.714cm" svg:y="5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10.822cm" svg:height="6.134cm" svg:x="15.63cm" svg:y="8.5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27.175cm" svg:y="14.095cm">
          <draw:text-box>
            <text:p><text:span text:style-name="T4">0</text:span></text:p>
          </draw:text-box>
        </draw:frame>
        <draw:custom-shape draw:style-name="gr49" draw:text-style-name="P8" draw:layer="layout" svg:width="3.702cm" svg:height="2.914cm" svg:x="16.139cm" svg:y="11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9.876cm" svg:y="12.996cm">
          <draw:text-box>
            <text:p><text:span text:style-name="T4">2</text:span></text:p>
          </draw:text-box>
        </draw:frame>
        <draw:frame draw:style-name="gr7" draw:text-style-name="P9" draw:layer="layout" svg:width="0.947cm" svg:height="1.411cm" svg:x="26.298cm" svg:y="13.42cm">
          <draw:text-box>
            <text:p><text:span text:style-name="T4">1</text:span></text:p>
          </draw:text-box>
        </draw:frame>
        <draw:custom-shape draw:style-name="gr49" draw:text-style-name="P8" draw:layer="layout" svg:width="3.702cm" svg:height="2.914cm" svg:x="21.43cm" svg:y="11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25.167cm" svg:y="12.987cm">
          <draw:text-box>
            <text:p><text:span text:style-name="T4">3</text:span></text:p>
          </draw:text-box>
        </draw:frame>
        <draw:frame draw:style-name="gr17" draw:text-style-name="P18" draw:layer="layout" svg:width="2.032cm" svg:height="1.648cm" svg:x="20.134cm" svg:y="8.944cm">
          <draw:text-box>
            <text:p><text:span text:style-name="T40">aa</text:span><text:span text:style-name="T41">b</text:span></text:p>
          </draw:text-box>
        </draw:frame>
        <draw:frame draw:style-name="gr17" draw:text-style-name="P18" draw:layer="layout" svg:width="1.61cm" svg:height="1.648cm" svg:x="20.488cm" svg:y="6.325cm">
          <draw:text-box>
            <text:p><text:span text:style-name="T43">aa</text:span></text:p>
          </draw:text-box>
        </draw:frame>
        <draw:frame draw:style-name="gr52" draw:text-style-name="P18" draw:layer="layout" svg:width="2.032cm" svg:height="3.045cm" svg:x="22.206cm" svg:y="12.067cm">
          <draw:text-box>
            <text:p><text:span text:style-name="T46">dd</text:span></text:p>
          </draw:text-box>
        </draw:frame>
        <draw:frame draw:style-name="gr51" draw:text-style-name="P18" draw:layer="layout" svg:width="10.414cm" svg:height="1.877cm" svg:x="10.42cm" svg:y="17.978cm">
          <draw:text-box>
            <text:p><text:span text:style-name="T70"><text:s/></text:span><text:span text:style-name="T70">[</text:span><text:span text:style-name="T40">a</text:span><text:span text:style-name="T41">b</text:span><text:span text:style-name="T42">c</text:span><text:span text:style-name="T70">]</text:span><text:span text:style-name="T75">1</text:span><text:span text:style-name="T71"> </text:span><text:span text:style-name="T72">→ [</text:span><text:span text:style-name="T75">0 <text:s/></text:span><text:span text:style-name="T43">a <text:s/></text:span><text:span text:style-name="T72">]</text:span><text:span text:style-name="T75">0 <text:s text:c="2"/></text:span><text:span text:style-name="T72">[</text:span><text:span text:style-name="T75">3 </text:span><text:span text:style-name="T76"><text:s/></text:span><text:span text:style-name="T46">d</text:span><text:span text:style-name="T43"> <text:s/></text:span><text:span text:style-name="T72">]</text:span><text:span text:style-name="T75">3</text:span></text:p>
          </draw:text-box>
        </draw:frame>
        <draw:frame draw:style-name="gr33" draw:text-style-name="P18" draw:layer="layout" svg:width="1.73cm" svg:height="1.649cm" svg:x="13.156cm" svg:y="9.936cm">
          <draw:text-box>
            <text:p><text:span text:style-name="T77">→</text:span></text:p>
          </draw:text-box>
        </draw:frame>
        <draw:frame draw:style-name="gr53" draw:text-style-name="P32" draw:layer="layout" svg:width="1.582cm" svg:height="1.275cm" svg:x="21.158cm" svg:y="16.356cm">
          <draw:text-box>
            <text:p><text:span text:style-name="T78">x2</text:span></text:p>
          </draw:text-box>
        </draw:frame>
        <draw:frame draw:style-name="gr53" draw:text-style-name="P32" draw:layer="layout" svg:width="1.582cm" svg:height="1.275cm" svg:x="21.158cm" svg:y="18.257cm">
          <draw:text-box>
            <text:p><text:span text:style-name="T78">x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– Rules</text:span></text:p>
          </draw:text-box>
        </draw:frame>
        <draw:frame draw:style-name="gr2" draw:text-style-name="P7" draw:layer="layout" svg:width="19.149cm" svg:height="0.853cm" svg:x="0.062cm" svg:y="20.121cm">
          <draw:text-box>
            <text:p><text:span text:style-name="T7">[1]</text:span><text:span text:style-name="T8"> </text:span><text:span text:style-name="T9">Păun</text:span><text:span text:style-name="T8">, G.. </text:span><text:span text:style-name="T10">1998</text:span><text:span text:style-name="T8">. </text:span><text:span text:style-name="T9">Computing with Membranes</text:span><text:span text:style-name="T8">. In </text:span><text:span text:style-name="T9">Technical Report. Turku Centre for Computer Science</text:span><text:span text:style-name="T8">. </text:span></text:p>
          </draw:text-box>
        </draw:frame>
        <draw:custom-shape draw:style-name="gr3" draw:text-style-name="P8" draw:layer="layout" svg:width="12.7cm" svg:height="9.652cm" svg:x="0.123cm" svg:y="5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10.822cm" svg:height="6.134cm" svg:x="1.039cm" svg:y="8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2.584cm" svg:y="14.104cm">
          <draw:text-box>
            <text:p><text:span text:style-name="T4">0</text:span></text:p>
          </draw:text-box>
        </draw:frame>
        <draw:custom-shape draw:style-name="gr49" draw:text-style-name="P8" draw:layer="layout" svg:width="3.702cm" svg:height="2.914cm" svg:x="1.548cm" svg:y="11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5.285cm" svg:y="13.005cm">
          <draw:text-box>
            <text:p><text:span text:style-name="T4">2</text:span></text:p>
          </draw:text-box>
        </draw:frame>
        <draw:frame draw:style-name="gr7" draw:text-style-name="P9" draw:layer="layout" svg:width="0.947cm" svg:height="1.411cm" svg:x="11.707cm" svg:y="13.429cm">
          <draw:text-box>
            <text:p><text:span text:style-name="T4">1</text:span></text:p>
          </draw:text-box>
        </draw:frame>
        <draw:custom-shape draw:style-name="gr49" draw:text-style-name="P8" draw:layer="layout" svg:width="3.702cm" svg:height="2.914cm" svg:x="6.839cm" svg:y="11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0.576cm" svg:y="12.996cm">
          <draw:text-box>
            <text:p><text:span text:style-name="T4">3</text:span></text:p>
          </draw:text-box>
        </draw:frame>
        <draw:frame draw:style-name="gr35" draw:text-style-name="P18" draw:layer="layout" svg:width="7.344cm" svg:height="2.109cm" svg:x="1.292cm" svg:y="1.701cm">
          <draw:text-box>
            <text:p><text:span text:style-name="T14">O = {</text:span><text:span text:style-name="T15">a</text:span><text:span text:style-name="T14">,</text:span><text:span text:style-name="T16">b</text:span><text:span text:style-name="T14">,</text:span><text:span text:style-name="T17">c</text:span><text:span text:style-name="T68">,</text:span><text:span text:style-name="T69">d</text:span><text:span text:style-name="T14">} </text:span></text:p>
          </draw:text-box>
        </draw:frame>
        <draw:frame draw:style-name="gr17" draw:text-style-name="P31" draw:layer="layout" svg:width="5.334cm" svg:height="1.648cm" svg:x="3.748cm" svg:y="8.996cm">
          <draw:text-box>
            <text:p><text:span text:style-name="T40">aaaa</text:span><text:span text:style-name="T41">bbb</text:span><text:span text:style-name="T42">cc</text:span></text:p>
          </draw:text-box>
        </draw:frame>
        <draw:frame draw:style-name="gr17" draw:text-style-name="P18" draw:layer="layout" svg:width="15.602cm" svg:height="1.648cm" svg:x="6.574cm" svg:y="15.802cm">
          <draw:text-box>
            <text:p><text:span text:style-name="T70">Rule in 1:</text:span><text:span text:style-name="T40"> aaa</text:span><text:span text:style-name="T41">b</text:span><text:span text:style-name="T42">cc</text:span><text:span text:style-name="T71"> </text:span><text:span text:style-name="T72">→(</text:span><text:span text:style-name="T45">cc</text:span><text:span text:style-name="T72">,</text:span><text:span text:style-name="T73">out</text:span><text:span text:style-name="T72">)(</text:span><text:span text:style-name="T46">d</text:span><text:span text:style-name="T72">,</text:span><text:span text:style-name="T73">here</text:span><text:span text:style-name="T72">)</text:span></text:p>
          </draw:text-box>
        </draw:frame>
        <draw:custom-shape draw:style-name="gr3" draw:text-style-name="P8" draw:layer="layout" svg:width="12.7cm" svg:height="9.652cm" svg:x="14.714cm" svg:y="5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10.822cm" svg:height="6.134cm" svg:x="15.63cm" svg:y="8.5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27.175cm" svg:y="14.095cm">
          <draw:text-box>
            <text:p><text:span text:style-name="T4">0</text:span></text:p>
          </draw:text-box>
        </draw:frame>
        <draw:custom-shape draw:style-name="gr49" draw:text-style-name="P8" draw:layer="layout" svg:width="3.702cm" svg:height="2.914cm" svg:x="16.139cm" svg:y="11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9.876cm" svg:y="12.996cm">
          <draw:text-box>
            <text:p><text:span text:style-name="T4">2</text:span></text:p>
          </draw:text-box>
        </draw:frame>
        <draw:frame draw:style-name="gr7" draw:text-style-name="P9" draw:layer="layout" svg:width="0.947cm" svg:height="1.411cm" svg:x="26.298cm" svg:y="13.42cm">
          <draw:text-box>
            <text:p><text:span text:style-name="T4">1</text:span></text:p>
          </draw:text-box>
        </draw:frame>
        <draw:custom-shape draw:style-name="gr49" draw:text-style-name="P8" draw:layer="layout" svg:width="3.702cm" svg:height="2.914cm" svg:x="21.43cm" svg:y="11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25.167cm" svg:y="12.987cm">
          <draw:text-box>
            <text:p><text:span text:style-name="T4">3</text:span></text:p>
          </draw:text-box>
        </draw:frame>
        <draw:frame draw:style-name="gr17" draw:text-style-name="P18" draw:layer="layout" svg:width="2.756cm" svg:height="1.648cm" svg:x="19.712cm" svg:y="9.174cm">
          <draw:text-box>
            <text:p><text:span text:style-name="T79">a</text:span><text:span text:style-name="T80">bb</text:span><text:span text:style-name="T46">d</text:span></text:p>
          </draw:text-box>
        </draw:frame>
        <draw:frame draw:style-name="gr33" draw:text-style-name="P18" draw:layer="layout" svg:width="1.476cm" svg:height="1.649cm" svg:x="20.368cm" svg:y="6.604cm">
          <draw:text-box>
            <text:p><text:span text:style-name="T42">cc</text:span></text:p>
          </draw:text-box>
        </draw:frame>
        <draw:frame draw:style-name="gr50" draw:text-style-name="P18" draw:layer="layout" svg:width="11.678cm" svg:height="1.876cm" svg:x="10.22cm" svg:y="17.879cm">
          <draw:text-box>
            <text:p><text:span text:style-name="T81"><text:s/></text:span><text:span text:style-name="T81">[</text:span><text:span text:style-name="T79">aa</text:span><text:span text:style-name="T80">b</text:span><text:span text:style-name="T82">cc</text:span><text:span text:style-name="T81">]</text:span><text:span text:style-name="T83">1</text:span><text:span text:style-name="T84"> </text:span><text:span text:style-name="T77">→ [</text:span><text:span text:style-name="T83">0 <text:s/></text:span><text:span text:style-name="T45">cc</text:span><text:span text:style-name="T43"> <text:s/></text:span><text:span text:style-name="T72">]</text:span><text:span text:style-name="T75">0 <text:s text:c="2"/></text:span><text:span text:style-name="T72">[</text:span><text:span text:style-name="T75">1 </text:span><text:span text:style-name="T76"><text:s/></text:span><text:span text:style-name="T46">d</text:span><text:span text:style-name="T43"> <text:s/></text:span><text:span text:style-name="T72">]</text:span><text:span text:style-name="T75">1</text:span></text:p>
          </draw:text-box>
        </draw:frame>
        <draw:frame draw:style-name="gr33" draw:text-style-name="P18" draw:layer="layout" svg:width="1.73cm" svg:height="1.649cm" svg:x="13.156cm" svg:y="9.936cm">
          <draw:text-box>
            <text:p><text:span text:style-name="T77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– Rules</text:span></text:p>
          </draw:text-box>
        </draw:frame>
        <draw:frame draw:style-name="gr2" draw:text-style-name="P7" draw:layer="layout" svg:width="19.149cm" svg:height="0.853cm" svg:x="0.062cm" svg:y="20.121cm">
          <draw:text-box>
            <text:p><text:span text:style-name="T7">[1]</text:span><text:span text:style-name="T8"> </text:span><text:span text:style-name="T9">Păun</text:span><text:span text:style-name="T8">, G.. </text:span><text:span text:style-name="T10">1998</text:span><text:span text:style-name="T8">. </text:span><text:span text:style-name="T9">Computing with Membranes</text:span><text:span text:style-name="T8">. In </text:span><text:span text:style-name="T9">Technical Report. Turku Centre for Computer Science</text:span><text:span text:style-name="T8">. </text:span></text:p>
          </draw:text-box>
        </draw:frame>
        <draw:custom-shape draw:style-name="gr3" draw:text-style-name="P8" draw:layer="layout" svg:width="12.7cm" svg:height="9.652cm" svg:x="0.123cm" svg:y="5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" draw:layer="layout" svg:width="10.822cm" svg:height="6.134cm" svg:x="1.039cm" svg:y="8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2.584cm" svg:y="14.104cm">
          <draw:text-box>
            <text:p><text:span text:style-name="T4">0</text:span></text:p>
          </draw:text-box>
        </draw:frame>
        <draw:custom-shape draw:style-name="gr49" draw:text-style-name="P8" draw:layer="layout" svg:width="3.702cm" svg:height="2.914cm" svg:x="1.548cm" svg:y="11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5.285cm" svg:y="13.005cm">
          <draw:text-box>
            <text:p><text:span text:style-name="T4">2</text:span></text:p>
          </draw:text-box>
        </draw:frame>
        <draw:frame draw:style-name="gr7" draw:text-style-name="P9" draw:layer="layout" svg:width="0.947cm" svg:height="1.411cm" svg:x="11.707cm" svg:y="13.429cm">
          <draw:text-box>
            <text:p><text:span text:style-name="T4">1</text:span></text:p>
          </draw:text-box>
        </draw:frame>
        <draw:custom-shape draw:style-name="gr49" draw:text-style-name="P8" draw:layer="layout" svg:width="3.702cm" svg:height="2.914cm" svg:x="6.839cm" svg:y="11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0.576cm" svg:y="12.996cm">
          <draw:text-box>
            <text:p><text:span text:style-name="T4">3</text:span></text:p>
          </draw:text-box>
        </draw:frame>
        <draw:frame draw:style-name="gr35" draw:text-style-name="P18" draw:layer="layout" svg:width="7.344cm" svg:height="2.109cm" svg:x="1.192cm" svg:y="1.701cm">
          <draw:text-box>
            <text:p><text:span text:style-name="T14">O = {</text:span><text:span text:style-name="T15">a</text:span><text:span text:style-name="T14">,</text:span><text:span text:style-name="T16">b</text:span><text:span text:style-name="T14">,</text:span><text:span text:style-name="T17">c</text:span><text:span text:style-name="T68">,</text:span><text:span text:style-name="T69">d</text:span><text:span text:style-name="T14">} </text:span></text:p>
          </draw:text-box>
        </draw:frame>
        <draw:frame draw:style-name="gr17" draw:text-style-name="P31" draw:layer="layout" svg:width="5.334cm" svg:height="1.648cm" svg:x="3.748cm" svg:y="8.996cm">
          <draw:text-box>
            <text:p><text:span text:style-name="T40">aaaa</text:span><text:span text:style-name="T41">bbb</text:span><text:span text:style-name="T42">cc</text:span></text:p>
          </draw:text-box>
        </draw:frame>
        <draw:frame draw:style-name="gr50" draw:text-style-name="P18" draw:layer="layout" svg:width="15.602cm" svg:height="1.876cm" svg:x="6.174cm" svg:y="15.802cm">
          <draw:text-box>
            <text:p><text:span text:style-name="T81">Rule in 1:</text:span><text:span text:style-name="T79"> aa</text:span><text:span text:style-name="T80">bb</text:span><text:span text:style-name="T82">cc</text:span><text:span text:style-name="T77">→(</text:span><text:span text:style-name="T85">d</text:span><text:span text:style-name="T86">,</text:span><text:span text:style-name="T87">in</text:span><text:span text:style-name="T88">2</text:span><text:span text:style-name="T77">)</text:span><text:span text:style-name="T72">(</text:span><text:span text:style-name="T46">d</text:span><text:span text:style-name="T72">,</text:span><text:span text:style-name="T73">in</text:span><text:span text:style-name="T74">3</text:span><text:span text:style-name="T72">)</text:span><text:span text:style-name="T89">ẟ</text:span></text:p>
          </draw:text-box>
        </draw:frame>
        <draw:custom-shape draw:style-name="gr3" draw:text-style-name="P8" draw:layer="layout" svg:width="12.7cm" svg:height="9.652cm" svg:x="14.714cm" svg:y="5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27.175cm" svg:y="14.095cm">
          <draw:text-box>
            <text:p><text:span text:style-name="T4">0</text:span></text:p>
          </draw:text-box>
        </draw:frame>
        <draw:custom-shape draw:style-name="gr49" draw:text-style-name="P8" draw:layer="layout" svg:width="3.702cm" svg:height="2.914cm" svg:x="16.139cm" svg:y="11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19.876cm" svg:y="12.996cm">
          <draw:text-box>
            <text:p><text:span text:style-name="T4">2</text:span></text:p>
          </draw:text-box>
        </draw:frame>
        <draw:custom-shape draw:style-name="gr49" draw:text-style-name="P8" draw:layer="layout" svg:width="3.702cm" svg:height="2.914cm" svg:x="21.43cm" svg:y="11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0.947cm" svg:height="1.411cm" svg:x="25.167cm" svg:y="12.987cm">
          <draw:text-box>
            <text:p><text:span text:style-name="T4">3</text:span></text:p>
          </draw:text-box>
        </draw:frame>
        <draw:frame draw:style-name="gr17" draw:text-style-name="P31" draw:layer="layout" svg:width="5.334cm" svg:height="1.648cm" svg:x="18.542cm" svg:y="8.944cm">
          <draw:text-box>
            <text:p><text:span text:style-name="T40">aa</text:span><text:span text:style-name="T41">b</text:span><text:span text:style-name="T42">cc</text:span></text:p>
          </draw:text-box>
        </draw:frame>
        <draw:frame draw:style-name="gr33" draw:text-style-name="P18" draw:layer="layout" svg:width="1.027cm" svg:height="1.649cm" svg:x="17.472cm" svg:y="12.038cm">
          <draw:text-box>
            <text:p><text:span text:style-name="T85">d</text:span></text:p>
          </draw:text-box>
        </draw:frame>
        <draw:frame draw:style-name="gr33" draw:text-style-name="P18" draw:layer="layout" svg:width="1.027cm" svg:height="1.649cm" svg:x="22.873cm" svg:y="12.039cm">
          <draw:text-box>
            <text:p><text:span text:style-name="T85">d</text:span></text:p>
          </draw:text-box>
        </draw:frame>
        <draw:frame draw:style-name="gr50" draw:text-style-name="P18" draw:layer="layout" svg:width="14.732cm" svg:height="1.876cm" svg:x="9.252cm" svg:y="17.879cm">
          <draw:text-box>
            <text:p><text:span text:style-name="T81"><text:s/></text:span><text:span text:style-name="T81">[</text:span><text:span text:style-name="T79">aa</text:span><text:span text:style-name="T80">bb</text:span><text:span text:style-name="T82">cc</text:span><text:span text:style-name="T81">]</text:span><text:span text:style-name="T83">1</text:span><text:span text:style-name="T84"> </text:span><text:span text:style-name="T77">→ [</text:span><text:span text:style-name="T83">2 <text:s/></text:span><text:span text:style-name="T90">d</text:span><text:span text:style-name="T91"> <text:s/></text:span><text:span text:style-name="T77">]</text:span><text:span text:style-name="T83">2 <text:s text:c="2"/></text:span><text:span text:style-name="T77">[</text:span><text:span text:style-name="T83">3 </text:span><text:span text:style-name="T92"><text:s/></text:span><text:span text:style-name="T90">d</text:span><text:span text:style-name="T91"> <text:s/></text:span><text:span text:style-name="T77">]</text:span><text:span text:style-name="T83">3 <text:s text:c="3"/></text:span><text:span text:style-name="T77">[</text:span><text:span text:style-name="T83">1</text:span><text:span text:style-name="T89">ẟ </text:span><text:span text:style-name="T72">]</text:span><text:span text:style-name="T75">1</text:span></text:p>
          </draw:text-box>
        </draw:frame>
        <draw:frame draw:style-name="gr33" draw:text-style-name="P18" draw:layer="layout" svg:width="1.73cm" svg:height="1.649cm" svg:x="13.156cm" svg:y="9.935cm">
          <draw:text-box>
            <text:p><text:span text:style-name="T77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Membrane Computing - P Systems</text:span></text:p>
          </draw:text-box>
        </draw:frame>
        <draw:frame draw:style-name="gr39" draw:text-style-name="P23" draw:layer="layout" svg:width="28.046cm" svg:height="6.138cm" svg:x="0.04cm" svg:y="14.827cm">
          <draw:text-box>
            <text:p text:style-name="P22"><text:span text:style-name="T7">[1]</text:span><text:span text:style-name="T8"> </text:span><text:span text:style-name="T9">Păun</text:span><text:span text:style-name="T8">, G.. </text:span><text:span text:style-name="T10">1998</text:span><text:span text:style-name="T8">. </text:span><text:span text:style-name="T9">Computing with Membranes</text:span><text:span text:style-name="T8">. In </text:span><text:span text:style-name="T9">Technical Report. Turku Centre for Computer Science</text:span><text:span text:style-name="T8">. </text:span></text:p>
            <text:p text:style-name="P22"><text:span text:style-name="T7">[2]</text:span><text:span text:style-name="T8"> </text:span><text:span text:style-name="T9">Păun</text:span><text:span text:style-name="T8">, G.</text:span><text:span text:style-name="T57">. </text:span><text:span text:style-name="T58">1999</text:span><text:span text:style-name="T57">. </text:span><text:span text:style-name="T59">P Systems with Active Membranes: Attacking NP-Complete Problems</text:span><text:span text:style-name="T57">. In </text:span><text:span text:style-name="T59">Centre for Discrete Mathematics and Theoretical Computer Science</text:span><text:span text:style-name="T57"> (CDMTCS-102) – Research Report Series</text:span></text:p>
            <text:p text:style-name="P22"><text:span text:style-name="T7">[3]</text:span><text:span text:style-name="T8"> </text:span><text:span text:style-name="T9">Păun</text:span><text:span text:style-name="T8">, G.</text:span><text:span text:style-name="T57">. </text:span><text:span text:style-name="T58">2001</text:span><text:span text:style-name="T57">. </text:span><text:span text:style-name="T59">P Systems with Active Membranes: Attacking NP-Complete Problems</text:span><text:span text:style-name="T57">. In </text:span><text:span text:style-name="T59">Journal of Automata, Languags, and Combinatorics.</text:span><text:span text:style-name="T57"> <text:s/>vol.6, issue 1 (January 2001), 75-90.</text:span></text:p>
            <text:p text:style-name="P22"><text:span text:style-name="T7">[4]</text:span><text:span text:style-name="T8"> </text:span><text:span text:style-name="T9">Mart</text:span><text:span text:style-name="T60">í</text:span><text:span text:style-name="T9">n-Videa</text:span><text:span text:style-name="T8">, C., </text:span><text:span text:style-name="T9">Păun</text:span><text:span text:style-name="T8">, G., </text:span><text:span text:style-name="T9">Pazos</text:span><text:span text:style-name="T8">, J., </text:span><text:span text:style-name="T9">Rodr</text:span><text:span text:style-name="T60">í</text:span><text:span text:style-name="T9">guez-Pat</text:span><text:span text:style-name="T60">ó</text:span><text:span text:style-name="T9">n</text:span><text:span text:style-name="T8">, A.</text:span><text:span text:style-name="T57">. </text:span><text:span text:style-name="T58">2003</text:span><text:span text:style-name="T57">. </text:span><text:span text:style-name="T59">Tissue P Systems</text:span><text:span text:style-name="T57">. In </text:span><text:span text:style-name="T59">Theoretical Computer Science. </text:span><text:span text:style-name="T61">Elsevier.</text:span></text:p>
            <text:p text:style-name="P22"><text:span text:style-name="T7">[5]</text:span><text:span text:style-name="T8"> </text:span><text:span text:style-name="T9">Ionescu</text:span><text:span text:style-name="T8">, M., Păun, G., </text:span><text:span text:style-name="T9">Yokomori</text:span><text:span text:style-name="T8">, T..</text:span><text:span text:style-name="T10"> 2006</text:span><text:span text:style-name="T8">. </text:span><text:span text:style-name="T9">Spiking Neural P Systems</text:span><text:span text:style-name="T8">. In </text:span><text:span text:style-name="T9">Fundamenta Informaticae</text:span><text:span text:style-name="T8">. vol 71, issue 2,3 (February 2006), 279-308.</text:span></text:p>
          </draw:text-box>
        </draw:frame>
        <draw:line draw:style-name="gr40" draw:text-style-name="P24" draw:layer="layout" svg:x1="0.001cm" svg:y1="8.398cm" svg:x2="28.001cm" svg:y2="8.382cm">
          <text:p/>
        </draw:line>
        <draw:frame draw:style-name="gr41" draw:text-style-name="P25" draw:layer="layout" svg:width="2.163cm" svg:height="1.183cm" svg:x="-0.221cm" svg:y="7.136cm">
          <draw:text-box>
            <text:p text:style-name="P22"><text:span text:style-name="T62">1998</text:span></text:p>
          </draw:text-box>
        </draw:frame>
        <draw:custom-shape draw:style-name="gr42" draw:text-style-name="P26" xml:id="id16" draw:id="id16" draw:layer="layout" svg:width="0.254cm" svg:height="0.254cm" svg:x="0.587cm" svg:y="8.3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19" draw:id="id19" draw:layer="layout" svg:width="0.254cm" svg:height="0.254cm" svg:x="1.788cm" svg:y="8.3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.989cm" svg:y="8.3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20" draw:id="id20" draw:layer="layout" svg:width="0.254cm" svg:height="0.254cm" svg:x="4.19cm" svg:y="8.3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5.391cm" svg:y="8.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21" draw:id="id21" draw:layer="layout" svg:width="0.254cm" svg:height="0.254cm" svg:x="6.592cm" svg:y="8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7.793cm" svg:y="8.3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8.994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24" draw:id="id24" draw:layer="layout" svg:width="0.254cm" svg:height="0.254cm" svg:x="10.195cm" svg:y="8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1.3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2.591cm" svg:y="8.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3.792cm" svg:y="8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4.993cm" svg:y="8.3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6.194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7.395cm" svg:y="8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8.5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9.797cm" svg:y="8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0.9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2.197cm" svg:y="8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3.398cm" svg:y="8.3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4.599cm" svg:y="8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5" draw:layer="layout" svg:width="2.163cm" svg:height="1.183cm" svg:x="0.98cm" svg:y="8.537cm">
          <draw:text-box>
            <text:p text:style-name="P22"><text:span text:style-name="T62">1999</text:span></text:p>
          </draw:text-box>
        </draw:frame>
        <draw:frame draw:style-name="gr41" draw:text-style-name="P25" draw:layer="layout" svg:width="2.026cm" svg:height="1.183cm" svg:x="5.767cm" svg:y="7.331cm">
          <draw:text-box>
            <text:p text:style-name="P22"><text:span text:style-name="T62">2003</text:span></text:p>
          </draw:text-box>
        </draw:frame>
        <draw:frame draw:style-name="gr41" draw:text-style-name="P25" draw:layer="layout" svg:width="2.026cm" svg:height="1.183cm" svg:x="9.367cm" svg:y="8.432cm">
          <draw:text-box>
            <text:p text:style-name="P22"><text:span text:style-name="T62">2006</text:span></text:p>
          </draw:text-box>
        </draw:frame>
        <draw:frame draw:style-name="gr54" draw:text-style-name="P33" xml:id="id17" draw:id="id17" draw:layer="layout" svg:width="4.148cm" svg:height="1.118cm" svg:x="0.171cm" svg:y="12.403cm">
          <draw:text-box>
            <text:p text:style-name="P22"><text:span text:style-name="T65">P Systems </text:span><text:span text:style-name="T66">[1]</text:span></text:p>
          </draw:text-box>
        </draw:frame>
        <draw:connector draw:style-name="gr46" draw:text-style-name="P24" draw:layer="layout" svg:x1="0.714cm" svg:y1="8.56cm" svg:x2="2.245cm" svg:y2="12.403cm" draw:start-shape="id16" draw:start-glue-point="8" draw:end-shape="id17" draw:end-glue-point="0" svg:d="M714 8560v1916h1531v1927" svg:viewBox="0 0 1532 3844">
          <text:p/>
        </draw:connector>
        <draw:frame draw:style-name="gr55" draw:text-style-name="P34" xml:id="id18" draw:id="id18" draw:layer="layout" svg:width="6.086cm" svg:height="1.957cm" svg:x="0.187cm" svg:y="2.473cm">
          <draw:text-box>
            <text:p text:style-name="P28"><text:span text:style-name="T63">P Systems with Active Membranes </text:span><text:span text:style-name="T64">[2,3]</text:span></text:p>
          </draw:text-box>
        </draw:frame>
        <draw:connector draw:style-name="gr44" draw:text-style-name="P24" draw:layer="layout" svg:x1="3.23cm" svg:y1="4.43cm" svg:x2="1.915cm" svg:y2="8.307cm" draw:start-shape="id18" draw:start-glue-point="2" draw:end-shape="id19" draw:end-glue-point="4" svg:d="M3230 4430v1945h-1315v1932" svg:viewBox="0 0 1316 3878">
          <text:p/>
        </draw:connector>
        <draw:frame draw:style-name="gr41" draw:text-style-name="P25" draw:layer="layout" svg:width="2.163cm" svg:height="1.183cm" svg:x="3.381cm" svg:y="8.438cm">
          <draw:text-box>
            <text:p text:style-name="P22"><text:span text:style-name="T62">2001</text:span></text:p>
          </draw:text-box>
        </draw:frame>
        <draw:connector draw:style-name="gr44" draw:text-style-name="P24" draw:layer="layout" svg:x1="3.23cm" svg:y1="4.43cm" svg:x2="4.317cm" svg:y2="8.309cm" draw:start-shape="id18" draw:start-glue-point="2" draw:end-shape="id20" draw:end-glue-point="4" svg:d="M3230 4430v1946h1087v1933" svg:viewBox="0 0 1088 3880">
          <text:p/>
        </draw:connector>
        <draw:frame draw:style-name="gr47" draw:text-style-name="P30" xml:id="id22" draw:id="id22" draw:layer="layout" svg:width="4.064cm" svg:height="2.143cm" svg:x="4.659cm" svg:y="11.413cm">
          <draw:text-box>
            <text:p text:style-name="P28"><text:span text:style-name="T67">Tissue P Systems </text:span><text:span text:style-name="T62">[4]</text:span></text:p>
          </draw:text-box>
        </draw:frame>
        <draw:connector draw:style-name="gr46" draw:text-style-name="P24" draw:layer="layout" draw:type="line" svg:x1="6.719cm" svg:y1="8.565cm" svg:x2="6.691cm" svg:y2="11.413cm" draw:start-shape="id21" draw:start-glue-point="8" draw:end-shape="id22" draw:end-glue-point="0" svg:d="M6719 8565l-28 2848" svg:viewBox="0 0 29 2849">
          <text:p/>
        </draw:connector>
        <draw:frame draw:style-name="gr45" draw:text-style-name="P29" xml:id="id23" draw:id="id23" draw:layer="layout" svg:width="5.588cm" svg:height="1.957cm" svg:x="7.499cm" svg:y="2.515cm">
          <draw:text-box>
            <text:p text:style-name="P28"><text:span text:style-name="T65">Spiking Neural P (SN P) Systems </text:span><text:span text:style-name="T66">[5]</text:span></text:p>
          </draw:text-box>
        </draw:frame>
        <draw:connector draw:style-name="gr46" draw:text-style-name="P24" draw:layer="layout" draw:type="line" svg:x1="10.293cm" svg:y1="4.472cm" svg:x2="10.322cm" svg:y2="8.314cm" draw:start-shape="id23" draw:start-glue-point="2" draw:end-shape="id24" draw:end-glue-point="4" svg:d="M10293 4472l29 3842" svg:viewBox="0 0 30 3843">
          <text:p/>
        </draw:connector>
        <draw:custom-shape draw:style-name="gr42" draw:text-style-name="P26" draw:layer="layout" svg:width="0.254cm" svg:height="0.254cm" svg:x="25.8cm" svg:y="8.3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with Active Membranes</text:span></text:p>
          </draw:text-box>
        </draw:frame>
        <draw:frame draw:style-name="gr56" draw:text-style-name="P36" draw:layer="layout" svg:width="28.046cm" svg:height="3.075cm" svg:x="-0.046cm" svg:y="18.058cm">
          <draw:text-box>
            <text:p text:style-name="P35"><text:span text:style-name="T7">[2]</text:span><text:span text:style-name="T8"> </text:span><text:span text:style-name="T9">Păun</text:span><text:span text:style-name="T8">, G.</text:span><text:span text:style-name="T57">. </text:span><text:span text:style-name="T58">1999</text:span><text:span text:style-name="T57">. </text:span><text:span text:style-name="T59">P Systems with Active Membranes: Attacking NP-Complete Problems</text:span><text:span text:style-name="T57">. In </text:span><text:span text:style-name="T59">Centre for Discrete Mathematics and Theoretical Computer Science</text:span><text:span text:style-name="T57"> (CDMTCS-102) – Research Report Series</text:span></text:p>
            <text:p text:style-name="P22"><text:span text:style-name="T7">[3]</text:span><text:span text:style-name="T8"> </text:span><text:span text:style-name="T9">Păun</text:span><text:span text:style-name="T8">, G.</text:span><text:span text:style-name="T57">. </text:span><text:span text:style-name="T58">2001</text:span><text:span text:style-name="T57">. </text:span><text:span text:style-name="T59">P Systems with Active Membranes: Attacking NP-Complete Problems</text:span><text:span text:style-name="T57">. In </text:span><text:span text:style-name="T59">Journal of Automata, Languags, and Combinatorics.</text:span><text:span text:style-name="T57"> <text:s/>vol.6, issue 1 (January 2001), 75-90.</text:span></text:p>
          </draw:text-box>
        </draw:frame>
        <draw:custom-shape draw:style-name="gr57" draw:text-style-name="P8" draw:layer="layout" svg:width="4.772cm" svg:height="4.018cm" svg:x="4.24cm" svg:y="7.307cm">
          <text:p text:style-name="P13"><text:span text:style-name="T40">a</text:span><text:span text:style-name="T41">bb</text:span><text:span text:style-name="T42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9.012cm" svg:y="9.955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9.012cm" svg:y="7.22cm">
          <draw:text-box>
            <text:p><text:span text:style-name="T4">+</text:span></text:p>
          </draw:text-box>
        </draw:frame>
        <draw:frame draw:style-name="gr50" draw:text-style-name="P18" draw:layer="layout" svg:width="9.966cm" svg:height="1.876cm" svg:x="8.828cm" svg:y="13.526cm">
          <draw:text-box>
            <text:p><text:span text:style-name="T81"><text:s/></text:span><text:span text:style-name="T81">[</text:span><text:span text:style-name="T79">a</text:span><text:span text:style-name="T81">]</text:span><text:span text:style-name="T83">h</text:span><text:span text:style-name="T93">+</text:span><text:span text:style-name="T84"> </text:span><text:span text:style-name="T77">→ [</text:span><text:span text:style-name="T83">h <text:s/></text:span><text:span text:style-name="T94">c</text:span><text:span text:style-name="T91"> <text:s/></text:span><text:span text:style-name="T77">]</text:span><text:span text:style-name="T83">h</text:span><text:span text:style-name="T93">+</text:span><text:span text:style-name="T83"> <text:s text:c="2"/></text:span><text:span text:style-name="T77">[</text:span><text:span text:style-name="T83">h </text:span><text:span text:style-name="T92"><text:s/></text:span><text:span text:style-name="T90">d</text:span><text:span text:style-name="T91"> <text:s/></text:span><text:span text:style-name="T77">]</text:span><text:span text:style-name="T83">h</text:span><text:span text:style-name="T93">-</text:span><text:span text:style-name="T83"> </text:span></text:p>
          </draw:text-box>
        </draw:frame>
        <draw:frame draw:style-name="gr17" draw:text-style-name="P16" draw:layer="layout" svg:width="5.912cm" svg:height="1.648cm" svg:x="0.254cm" svg:y="2.54cm">
          <draw:text-box>
            <text:p><text:span text:style-name="T95">O = {</text:span><text:span text:style-name="T40">a</text:span><text:span text:style-name="T95">,</text:span><text:span text:style-name="T41">b</text:span><text:span text:style-name="T95">,</text:span><text:span text:style-name="T42">c</text:span><text:span text:style-name="T70">,</text:span><text:span text:style-name="T96">d</text:span><text:span text:style-name="T95">} </text:span></text:p>
          </draw:text-box>
        </draw:frame>
        <draw:frame draw:style-name="gr17" draw:text-style-name="P31" draw:layer="layout" svg:width="4.826cm" svg:height="1.648cm" svg:x="6.75cm" svg:y="2.57cm">
          <draw:text-box>
            <text:p><text:span text:style-name="T95">P = {+,-,0} </text:span></text:p>
          </draw:text-box>
        </draw:frame>
        <draw:custom-shape draw:style-name="gr57" draw:text-style-name="P8" draw:layer="layout" svg:width="4.772cm" svg:height="4.018cm" svg:x="13.03cm" svg:y="7.371cm">
          <text:p text:style-name="P13"><text:span text:style-name="T41">bb</text:span><text:span text:style-name="T42">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17.802cm" svg:y="10.019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17.802cm" svg:y="7.284cm">
          <draw:text-box>
            <text:p><text:span text:style-name="T4">+</text:span></text:p>
          </draw:text-box>
        </draw:frame>
        <draw:custom-shape draw:style-name="gr57" draw:text-style-name="P8" draw:layer="layout" svg:width="4.772cm" svg:height="4.018cm" svg:x="19.221cm" svg:y="7.371cm">
          <text:p text:style-name="P13"><text:span text:style-name="T41">bb</text:span><text:span text:style-name="T42">cc</text:span><text:span text:style-name="T96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23.993cm" svg:y="10.019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23.993cm" svg:y="7.284cm">
          <draw:text-box>
            <text:p><text:span text:style-name="T4">-</text:span></text:p>
          </draw:text-box>
        </draw:frame>
        <draw:frame draw:style-name="gr33" draw:text-style-name="P18" draw:layer="layout" svg:width="1.387cm" svg:height="1.649cm" svg:x="10.981cm" svg:y="8.511cm">
          <draw:text-box>
            <text:p><text:span text:style-name="T77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with Active Membranes</text:span></text:p>
          </draw:text-box>
        </draw:frame>
        <draw:custom-shape draw:style-name="gr58" draw:text-style-name="P8" draw:layer="layout" svg:width="2.872cm" svg:height="2.091cm" svg:x="0.454cm" svg:y="11.439cm">
          <text:p text:style-name="P13"><text:span text:style-name="T40">a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3.193cm" svg:y="12.3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3.226cm" svg:y="11.244cm">
          <draw:text-box>
            <text:p><text:span text:style-name="T4">0</text:span></text:p>
          </draw:text-box>
        </draw:frame>
        <draw:frame draw:style-name="gr50" draw:text-style-name="P18" draw:layer="layout" svg:width="9.966cm" svg:height="1.876cm" svg:x="5.85cm" svg:y="1.58cm">
          <draw:text-box>
            <text:p><text:span text:style-name="T81"><text:s/></text:span><text:span text:style-name="T81">[</text:span><text:span text:style-name="T79">a</text:span><text:span text:style-name="T81">]</text:span><text:span text:style-name="T83">h</text:span><text:span text:style-name="T93">0</text:span><text:span text:style-name="T84"> </text:span><text:span text:style-name="T77">→ [</text:span><text:span text:style-name="T83">h <text:s/></text:span><text:span text:style-name="T97">b</text:span><text:span text:style-name="T91"> <text:s/></text:span><text:span text:style-name="T77">]</text:span><text:span text:style-name="T83">h</text:span><text:span text:style-name="T93">0</text:span><text:span text:style-name="T83"> <text:s text:c="2"/></text:span><text:span text:style-name="T77">[</text:span><text:span text:style-name="T83">h </text:span><text:span text:style-name="T92"><text:s/></text:span><text:span text:style-name="T94">c</text:span><text:span text:style-name="T91"> <text:s/></text:span><text:span text:style-name="T77">]</text:span><text:span text:style-name="T83">h</text:span><text:span text:style-name="T93">0</text:span><text:span text:style-name="T83"> </text:span></text:p>
          </draw:text-box>
        </draw:frame>
        <draw:frame draw:style-name="gr17" draw:text-style-name="P16" draw:layer="layout" svg:width="4.826cm" svg:height="1.648cm" svg:x="0.254cm" svg:y="1.54cm">
          <draw:text-box>
            <text:p><text:span text:style-name="T95">O = {</text:span><text:span text:style-name="T40">a</text:span><text:span text:style-name="T95">,</text:span><text:span text:style-name="T41">b</text:span><text:span text:style-name="T95">,</text:span><text:span text:style-name="T42">c</text:span><text:span text:style-name="T95">} </text:span></text:p>
          </draw:text-box>
        </draw:frame>
        <draw:frame draw:style-name="gr17" draw:text-style-name="P31" draw:layer="layout" svg:width="4.826cm" svg:height="1.648cm" svg:x="0.354cm" svg:y="3.188cm">
          <draw:text-box>
            <text:p><text:span text:style-name="T95">P = {+,-,0} </text:span></text:p>
          </draw:text-box>
        </draw:frame>
        <draw:custom-shape draw:style-name="gr58" draw:text-style-name="P8" draw:layer="layout" svg:width="2.872cm" svg:height="2.091cm" svg:x="7.345cm" svg:y="7.239cm">
          <text:p text:style-name="P13"><text:span text:style-name="T79">aa</text:span><text:span text:style-name="T97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10.084cm" svg:y="8.0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10.117cm" svg:y="7.044cm">
          <draw:text-box>
            <text:p><text:span text:style-name="T4">0</text:span></text:p>
          </draw:text-box>
        </draw:frame>
        <draw:custom-shape draw:style-name="gr58" draw:text-style-name="P8" draw:layer="layout" svg:width="2.872cm" svg:height="2.091cm" svg:x="15.036cm" svg:y="5.339cm">
          <text:p text:style-name="P13"><text:span text:style-name="T79">a</text:span><text:span text:style-name="T97">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17.775cm" svg:y="6.3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17.808cm" svg:y="5.044cm">
          <draw:text-box>
            <text:p><text:span text:style-name="T4">0</text:span></text:p>
          </draw:text-box>
        </draw:frame>
        <draw:custom-shape draw:style-name="gr58" draw:text-style-name="P8" draw:layer="layout" svg:width="2.872cm" svg:height="2.091cm" svg:x="15.036cm" svg:y="9.039cm">
          <text:p text:style-name="P13"><text:span text:style-name="T79">a</text:span><text:span text:style-name="T97">b</text:span><text:span text:style-name="T9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17.775cm" svg:y="10.0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17.808cm" svg:y="8.744cm">
          <draw:text-box>
            <text:p><text:span text:style-name="T4">0</text:span></text:p>
          </draw:text-box>
        </draw:frame>
        <draw:custom-shape draw:style-name="gr58" draw:text-style-name="P8" draw:layer="layout" svg:width="2.872cm" svg:height="2.091cm" svg:x="15.027cm" svg:y="13.939cm">
          <text:p text:style-name="P13"><text:span text:style-name="T79">a</text:span><text:span text:style-name="T97">b</text:span><text:span text:style-name="T9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17.766cm" svg:y="14.9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17.799cm" svg:y="13.644cm">
          <draw:text-box>
            <text:p><text:span text:style-name="T4">0</text:span></text:p>
          </draw:text-box>
        </draw:frame>
        <draw:custom-shape draw:style-name="gr58" draw:text-style-name="P8" draw:layer="layout" svg:width="2.872cm" svg:height="2.091cm" svg:x="15.108cm" svg:y="17.681cm">
          <text:p text:style-name="P13"><text:span text:style-name="T79">a</text:span><text:span text:style-name="T94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1.063cm" svg:height="1.411cm" svg:x="17.847cm" svg:y="18.723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9.997cm" svg:y="15.361cm">
          <draw:text-box>
            <text:p><text:span text:style-name="T4">0</text:span></text:p>
          </draw:text-box>
        </draw:frame>
        <draw:custom-shape draw:style-name="gr58" draw:text-style-name="P8" draw:layer="layout" svg:width="2.872cm" svg:height="2.091cm" svg:x="7.258cm" svg:y="15.73cm">
          <text:p text:style-name="P13"><text:span text:style-name="T79">aa</text:span><text:span text:style-name="T9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1.063cm" svg:height="1.411cm" svg:x="9.997cm" svg:y="16.772cm">
          <draw:text-box>
            <text:p><text:span text:style-name="T4">h</text:span></text:p>
          </draw:text-box>
        </draw:frame>
        <draw:frame draw:style-name="gr8" draw:text-style-name="P9" draw:layer="layout" svg:width="1.063cm" svg:height="1.411cm" svg:x="17.847cm" svg:y="17.64cm">
          <draw:text-box>
            <text:p><text:span text:style-name="T4">0</text:span></text:p>
          </draw:text-box>
        </draw:frame>
        <draw:custom-shape draw:style-name="gr59" draw:text-style-name="P8" draw:layer="layout" svg:width="2.872cm" svg:height="1.711cm" svg:x="23.627cm" svg:y="4.539cm">
          <text:p text:style-name="P13"><text:span text:style-name="T97">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26.366cm" svg:y="5.0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26.399cm" svg:y="4.244cm">
          <draw:text-box>
            <text:p><text:span text:style-name="T4">0</text:span></text:p>
          </draw:text-box>
        </draw:frame>
        <draw:custom-shape draw:style-name="gr59" draw:text-style-name="P8" draw:layer="layout" svg:width="2.872cm" svg:height="1.711cm" svg:x="23.618cm" svg:y="6.539cm">
          <text:p text:style-name="P13"><text:span text:style-name="T97">bb</text:span><text:span text:style-name="T9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26.357cm" svg:y="7.0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26.39cm" svg:y="6.244cm">
          <draw:text-box>
            <text:p><text:span text:style-name="T4">0</text:span></text:p>
          </draw:text-box>
        </draw:frame>
        <draw:custom-shape draw:style-name="gr59" draw:text-style-name="P8" draw:layer="layout" svg:width="2.872cm" svg:height="1.711cm" svg:x="23.609cm" svg:y="8.539cm">
          <text:p text:style-name="P13"><text:span text:style-name="T97">bb</text:span><text:span text:style-name="T9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26.348cm" svg:y="9.0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26.381cm" svg:y="8.244cm">
          <draw:text-box>
            <text:p><text:span text:style-name="T4">0</text:span></text:p>
          </draw:text-box>
        </draw:frame>
        <draw:custom-shape draw:style-name="gr59" draw:text-style-name="P8" draw:layer="layout" svg:width="2.872cm" svg:height="1.711cm" svg:x="23.6cm" svg:y="10.439cm">
          <text:p text:style-name="P13"><text:span text:style-name="T97">b</text:span><text:span text:style-name="T94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26.339cm" svg:y="10.9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26.372cm" svg:y="10.144cm">
          <draw:text-box>
            <text:p><text:span text:style-name="T4">0</text:span></text:p>
          </draw:text-box>
        </draw:frame>
        <draw:custom-shape draw:style-name="gr59" draw:text-style-name="P8" draw:layer="layout" svg:width="2.872cm" svg:height="1.711cm" svg:x="23.619cm" svg:y="13.039cm">
          <text:p text:style-name="P13"><text:span text:style-name="T97">bb</text:span><text:span text:style-name="T9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26.358cm" svg:y="13.5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26.391cm" svg:y="12.744cm">
          <draw:text-box>
            <text:p><text:span text:style-name="T4">0</text:span></text:p>
          </draw:text-box>
        </draw:frame>
        <draw:custom-shape draw:style-name="gr59" draw:text-style-name="P8" draw:layer="layout" svg:width="2.872cm" svg:height="1.711cm" svg:x="23.61cm" svg:y="15.039cm">
          <text:p text:style-name="P13"><text:span text:style-name="T97">b</text:span><text:span text:style-name="T94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26.349cm" svg:y="15.5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26.382cm" svg:y="14.744cm">
          <draw:text-box>
            <text:p><text:span text:style-name="T4">0</text:span></text:p>
          </draw:text-box>
        </draw:frame>
        <draw:custom-shape draw:style-name="gr59" draw:text-style-name="P8" draw:layer="layout" svg:width="2.872cm" svg:height="1.711cm" svg:x="23.601cm" svg:y="17.039cm">
          <text:p text:style-name="P13"><text:span text:style-name="T97">b</text:span><text:span text:style-name="T94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26.34cm" svg:y="17.5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26.373cm" svg:y="16.744cm">
          <draw:text-box>
            <text:p><text:span text:style-name="T4">0</text:span></text:p>
          </draw:text-box>
        </draw:frame>
        <draw:custom-shape draw:style-name="gr59" draw:text-style-name="P8" draw:layer="layout" svg:width="2.872cm" svg:height="1.711cm" svg:x="23.592cm" svg:y="18.939cm">
          <text:p text:style-name="P13"><text:span text:style-name="T94">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0.695cm" svg:height="1.411cm" svg:x="26.331cm" svg:y="19.481cm">
          <draw:text-box>
            <text:p><text:span text:style-name="T4">h</text:span></text:p>
          </draw:text-box>
        </draw:frame>
        <draw:frame draw:style-name="gr8" draw:text-style-name="P9" draw:layer="layout" svg:width="0.762cm" svg:height="1.411cm" svg:x="26.364cm" svg:y="18.644cm">
          <draw:text-box>
            <text:p><text:span text:style-name="T4">0</text:span></text:p>
          </draw:text-box>
        </draw:frame>
        <draw:custom-shape draw:style-name="gr60" draw:text-style-name="P37" draw:layer="layout" svg:width="1.524cm" svg:height="0.662cm" svg:x="4.418cm" svg:y="12.238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37" draw:layer="layout" svg:width="1.524cm" svg:height="0.662cm" svg:x="11.276cm" svg:y="7.974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37" draw:layer="layout" svg:width="1.524cm" svg:height="0.662cm" svg:x="11.276cm" svg:y="16.575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37" draw:layer="layout" svg:width="1.524cm" svg:height="0.662cm" svg:x="18.976cm" svg:y="18.576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37" draw:layer="layout" svg:width="1.524cm" svg:height="0.662cm" svg:x="18.976cm" svg:y="14.677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37" draw:layer="layout" svg:width="1.524cm" svg:height="0.662cm" svg:x="18.976cm" svg:y="9.778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37" draw:layer="layout" svg:width="1.524cm" svg:height="0.662cm" svg:x="18.976cm" svg:y="6.079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Membrane Computing - P Systems</text:span></text:p>
          </draw:text-box>
        </draw:frame>
        <draw:frame draw:style-name="gr39" draw:text-style-name="P23" draw:layer="layout" svg:width="28.046cm" svg:height="6.138cm" svg:x="0.04cm" svg:y="14.827cm">
          <draw:text-box>
            <text:p text:style-name="P22"><text:span text:style-name="T7">[1]</text:span><text:span text:style-name="T8"> </text:span><text:span text:style-name="T9">Păun</text:span><text:span text:style-name="T8">, G.. </text:span><text:span text:style-name="T10">1998</text:span><text:span text:style-name="T8">. </text:span><text:span text:style-name="T9">Computing with Membranes</text:span><text:span text:style-name="T8">. In </text:span><text:span text:style-name="T9">Technical Report. Turku Centre for Computer Science</text:span><text:span text:style-name="T8">. </text:span></text:p>
            <text:p text:style-name="P22"><text:span text:style-name="T7">[2]</text:span><text:span text:style-name="T8"> </text:span><text:span text:style-name="T9">Păun</text:span><text:span text:style-name="T8">, G.</text:span><text:span text:style-name="T57">. </text:span><text:span text:style-name="T58">1999</text:span><text:span text:style-name="T57">. </text:span><text:span text:style-name="T59">P Systems with Active Membranes: Attacking NP-Complete Problems</text:span><text:span text:style-name="T57">. In </text:span><text:span text:style-name="T59">Centre for Discrete Mathematics and Theoretical Computer Science</text:span><text:span text:style-name="T57"> (CDMTCS-102) – Research Report Series</text:span></text:p>
            <text:p text:style-name="P22"><text:span text:style-name="T7">[3]</text:span><text:span text:style-name="T8"> </text:span><text:span text:style-name="T9">Păun</text:span><text:span text:style-name="T8">, G.</text:span><text:span text:style-name="T57">. </text:span><text:span text:style-name="T58">2001</text:span><text:span text:style-name="T57">. </text:span><text:span text:style-name="T59">P Systems with Active Membranes: Attacking NP-Complete Problems</text:span><text:span text:style-name="T57">. In </text:span><text:span text:style-name="T59">Journal of Automata, Languags, and Combinatorics.</text:span><text:span text:style-name="T57"> <text:s/>vol.6, issue 1 (January 2001), 75-90.</text:span></text:p>
            <text:p text:style-name="P22"><text:span text:style-name="T7">[4]</text:span><text:span text:style-name="T8"> </text:span><text:span text:style-name="T9">Mart</text:span><text:span text:style-name="T60">í</text:span><text:span text:style-name="T9">n-Videa</text:span><text:span text:style-name="T8">, C., </text:span><text:span text:style-name="T9">Păun</text:span><text:span text:style-name="T8">, G., </text:span><text:span text:style-name="T9">Pazos</text:span><text:span text:style-name="T8">, J., </text:span><text:span text:style-name="T9">Rodr</text:span><text:span text:style-name="T60">í</text:span><text:span text:style-name="T9">guez-Pat</text:span><text:span text:style-name="T60">ó</text:span><text:span text:style-name="T9">n</text:span><text:span text:style-name="T8">, A.</text:span><text:span text:style-name="T57">. </text:span><text:span text:style-name="T58">2003</text:span><text:span text:style-name="T57">. </text:span><text:span text:style-name="T59">Tissue P Systems</text:span><text:span text:style-name="T57">. In </text:span><text:span text:style-name="T59">Theoretical Computer Science. </text:span><text:span text:style-name="T61">Elsevier.</text:span></text:p>
            <text:p text:style-name="P22"><text:span text:style-name="T7">[5]</text:span><text:span text:style-name="T8"> </text:span><text:span text:style-name="T9">Ionescu</text:span><text:span text:style-name="T8">, M., Păun, G., </text:span><text:span text:style-name="T9">Yokomori</text:span><text:span text:style-name="T8">, T..</text:span><text:span text:style-name="T10"> 2006</text:span><text:span text:style-name="T8">. </text:span><text:span text:style-name="T9">Spiking Neural P Systems</text:span><text:span text:style-name="T8">. In </text:span><text:span text:style-name="T9">Fundamenta Informaticae</text:span><text:span text:style-name="T8">. vol 71, issue 2,3 (February 2006), 279-308.</text:span></text:p>
          </draw:text-box>
        </draw:frame>
        <draw:line draw:style-name="gr40" draw:text-style-name="P24" draw:layer="layout" svg:x1="0.001cm" svg:y1="8.398cm" svg:x2="28.001cm" svg:y2="8.382cm">
          <text:p/>
        </draw:line>
        <draw:frame draw:style-name="gr41" draw:text-style-name="P25" draw:layer="layout" svg:width="2.163cm" svg:height="1.183cm" svg:x="-0.221cm" svg:y="7.136cm">
          <draw:text-box>
            <text:p text:style-name="P22"><text:span text:style-name="T62">1998</text:span></text:p>
          </draw:text-box>
        </draw:frame>
        <draw:custom-shape draw:style-name="gr42" draw:text-style-name="P26" xml:id="id25" draw:id="id25" draw:layer="layout" svg:width="0.254cm" svg:height="0.254cm" svg:x="0.587cm" svg:y="8.3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28" draw:id="id28" draw:layer="layout" svg:width="0.254cm" svg:height="0.254cm" svg:x="1.788cm" svg:y="8.3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.989cm" svg:y="8.3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29" draw:id="id29" draw:layer="layout" svg:width="0.254cm" svg:height="0.254cm" svg:x="4.19cm" svg:y="8.3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5.391cm" svg:y="8.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30" draw:id="id30" draw:layer="layout" svg:width="0.254cm" svg:height="0.254cm" svg:x="6.592cm" svg:y="8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7.793cm" svg:y="8.3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8.994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33" draw:id="id33" draw:layer="layout" svg:width="0.254cm" svg:height="0.254cm" svg:x="10.195cm" svg:y="8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1.3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2.591cm" svg:y="8.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3.792cm" svg:y="8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4.993cm" svg:y="8.3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6.194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7.395cm" svg:y="8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8.5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9.797cm" svg:y="8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0.9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2.197cm" svg:y="8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3.398cm" svg:y="8.3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4.599cm" svg:y="8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5" draw:layer="layout" svg:width="2.163cm" svg:height="1.183cm" svg:x="0.98cm" svg:y="8.537cm">
          <draw:text-box>
            <text:p text:style-name="P22"><text:span text:style-name="T62">1999</text:span></text:p>
          </draw:text-box>
        </draw:frame>
        <draw:frame draw:style-name="gr41" draw:text-style-name="P25" draw:layer="layout" svg:width="2.026cm" svg:height="1.183cm" svg:x="5.767cm" svg:y="7.331cm">
          <draw:text-box>
            <text:p text:style-name="P22"><text:span text:style-name="T62">2003</text:span></text:p>
          </draw:text-box>
        </draw:frame>
        <draw:frame draw:style-name="gr41" draw:text-style-name="P25" draw:layer="layout" svg:width="2.026cm" svg:height="1.183cm" svg:x="9.367cm" svg:y="8.432cm">
          <draw:text-box>
            <text:p text:style-name="P22"><text:span text:style-name="T62">2006</text:span></text:p>
          </draw:text-box>
        </draw:frame>
        <draw:frame draw:style-name="gr54" draw:text-style-name="P33" xml:id="id26" draw:id="id26" draw:layer="layout" svg:width="4.148cm" svg:height="1.118cm" svg:x="0.171cm" svg:y="12.403cm">
          <draw:text-box>
            <text:p text:style-name="P22"><text:span text:style-name="T65">P Systems </text:span><text:span text:style-name="T66">[1]</text:span></text:p>
          </draw:text-box>
        </draw:frame>
        <draw:connector draw:style-name="gr46" draw:text-style-name="P24" draw:layer="layout" svg:x1="0.714cm" svg:y1="8.56cm" svg:x2="2.245cm" svg:y2="12.403cm" draw:start-shape="id25" draw:start-glue-point="8" draw:end-shape="id26" draw:end-glue-point="0" svg:d="M714 8560v1916h1531v1927" svg:viewBox="0 0 1532 3844">
          <text:p/>
        </draw:connector>
        <draw:frame draw:style-name="gr45" draw:text-style-name="P29" xml:id="id27" draw:id="id27" draw:layer="layout" svg:width="6.086cm" svg:height="1.957cm" svg:x="0.187cm" svg:y="2.473cm">
          <draw:text-box>
            <text:p text:style-name="P28"><text:span text:style-name="T65">P Systems with Active Membranes </text:span><text:span text:style-name="T66">[2,3]</text:span></text:p>
          </draw:text-box>
        </draw:frame>
        <draw:connector draw:style-name="gr46" draw:text-style-name="P24" draw:layer="layout" svg:x1="3.23cm" svg:y1="4.43cm" svg:x2="1.915cm" svg:y2="8.307cm" draw:start-shape="id27" draw:start-glue-point="2" draw:end-shape="id28" draw:end-glue-point="4" svg:d="M3230 4430v1945h-1315v1932" svg:viewBox="0 0 1316 3878">
          <text:p/>
        </draw:connector>
        <draw:frame draw:style-name="gr41" draw:text-style-name="P25" draw:layer="layout" svg:width="2.163cm" svg:height="1.183cm" svg:x="3.381cm" svg:y="8.438cm">
          <draw:text-box>
            <text:p text:style-name="P22"><text:span text:style-name="T62">2001</text:span></text:p>
          </draw:text-box>
        </draw:frame>
        <draw:connector draw:style-name="gr46" draw:text-style-name="P24" draw:layer="layout" svg:x1="3.23cm" svg:y1="4.43cm" svg:x2="4.317cm" svg:y2="8.309cm" draw:start-shape="id27" draw:start-glue-point="2" draw:end-shape="id29" draw:end-glue-point="4" svg:d="M3230 4430v1946h1087v1933" svg:viewBox="0 0 1088 3880">
          <text:p/>
        </draw:connector>
        <draw:frame draw:style-name="gr62" draw:text-style-name="P38" xml:id="id31" draw:id="id31" draw:layer="layout" svg:width="4.064cm" svg:height="2.143cm" svg:x="4.659cm" svg:y="11.413cm">
          <draw:text-box>
            <text:p text:style-name="P28"><text:span text:style-name="T98">Tissue P Systems </text:span><text:span text:style-name="T99">[4]</text:span></text:p>
          </draw:text-box>
        </draw:frame>
        <draw:connector draw:style-name="gr44" draw:text-style-name="P24" draw:layer="layout" draw:type="line" svg:x1="6.719cm" svg:y1="8.565cm" svg:x2="6.691cm" svg:y2="11.413cm" draw:start-shape="id30" draw:start-glue-point="8" draw:end-shape="id31" draw:end-glue-point="0" svg:d="M6719 8565l-28 2848" svg:viewBox="0 0 29 2849">
          <text:p/>
        </draw:connector>
        <draw:frame draw:style-name="gr45" draw:text-style-name="P29" xml:id="id32" draw:id="id32" draw:layer="layout" svg:width="5.588cm" svg:height="1.957cm" svg:x="7.499cm" svg:y="2.515cm">
          <draw:text-box>
            <text:p text:style-name="P28"><text:span text:style-name="T65">Spiking Neural P (SN P) Systems </text:span><text:span text:style-name="T66">[5]</text:span></text:p>
          </draw:text-box>
        </draw:frame>
        <draw:connector draw:style-name="gr46" draw:text-style-name="P24" draw:layer="layout" draw:type="line" svg:x1="10.293cm" svg:y1="4.472cm" svg:x2="10.322cm" svg:y2="8.314cm" draw:start-shape="id32" draw:start-glue-point="2" draw:end-shape="id33" draw:end-glue-point="4" svg:d="M10293 4472l29 3842" svg:viewBox="0 0 30 3843">
          <text:p/>
        </draw:connector>
        <draw:custom-shape draw:style-name="gr42" draw:text-style-name="P26" draw:layer="layout" svg:width="0.254cm" svg:height="0.254cm" svg:x="25.8cm" svg:y="8.3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<text:s/></text:span><text:span text:style-name="T1">(Static) Tissue P Systems</text:span></text:p>
          </draw:text-box>
        </draw:frame>
        <draw:frame draw:style-name="gr63" draw:text-style-name="P36" draw:layer="layout" svg:width="28.046cm" svg:height="0.852cm" svg:x="-0.046cm" svg:y="20.158cm">
          <draw:text-box>
            <text:p text:style-name="P22"><text:span text:style-name="T7">[4]</text:span><text:span text:style-name="T8"> </text:span><text:span text:style-name="T9">Mart</text:span><text:span text:style-name="T60">í</text:span><text:span text:style-name="T9">n-Videa</text:span><text:span text:style-name="T8">, C., </text:span><text:span text:style-name="T9">Păun</text:span><text:span text:style-name="T8">, G., </text:span><text:span text:style-name="T9">Pazos</text:span><text:span text:style-name="T8">, J., </text:span><text:span text:style-name="T9">Rodr</text:span><text:span text:style-name="T60">í</text:span><text:span text:style-name="T9">guez-Pat</text:span><text:span text:style-name="T60">ó</text:span><text:span text:style-name="T9">n</text:span><text:span text:style-name="T8">, A.</text:span><text:span text:style-name="T57">. </text:span><text:span text:style-name="T58">2003</text:span><text:span text:style-name="T57">. </text:span><text:span text:style-name="T59">Tissue P Systems</text:span><text:span text:style-name="T57">. In </text:span><text:span text:style-name="T59">Theoretical Computer Science. </text:span><text:span text:style-name="T61">Elsevier.</text:span></text:p>
          </draw:text-box>
        </draw:frame>
        <draw:custom-shape draw:style-name="gr64" draw:text-style-name="P8" xml:id="id34" draw:id="id34" draw:layer="layout" svg:width="5.534cm" svg:height="3.764cm" svg:x="6.034cm" svg:y="4.98cm">
          <text:p text:style-name="P13"><text:span text:style-name="T40">aa</text:span><text:span text:style-name="T41">bbb</text:span><text:span text:style-name="T42">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xml:id="id35" draw:id="id35" draw:layer="layout" svg:width="5.534cm" svg:height="3.764cm" svg:x="17.21cm" svg:y="4.934cm">
          <text:p text:style-name="P13"><text:span text:style-name="T40">aa</text:span><text:span text:style-name="T42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xml:id="id36" draw:id="id36" draw:layer="layout" svg:width="4.01cm" svg:height="3.048cm" svg:x="16.218cm" svg:y="10.516cm">
          <text:p text:style-name="P13"><text:span text:style-name="T4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xml:id="id37" draw:id="id37" draw:layer="layout" svg:width="5.534cm" svg:height="3.764cm" svg:x="6.796cm" svg:y="13.316cm">
          <text:p text:style-name="P13"><text:span text:style-name="T40">a</text:span><text:span text:style-name="T41">b</text:span><text:span text:style-name="T4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10" draw:layer="layout" draw:type="line" svg:x1="11.568cm" svg:y1="6.862cm" svg:x2="17.21cm" svg:y2="6.816cm" draw:start-shape="id34" draw:start-glue-point="1" draw:end-shape="id35" draw:end-glue-point="3" svg:d="M11568 6862l5642-46" svg:viewBox="0 0 5643 47">
          <text:p/>
        </draw:connector>
        <draw:connector draw:style-name="gr66" draw:text-style-name="P10" draw:layer="layout" draw:type="line" svg:x1="8.801cm" svg:y1="8.744cm" svg:x2="16.218cm" svg:y2="12.04cm" draw:start-shape="id34" draw:start-glue-point="2" draw:end-shape="id36" draw:end-glue-point="3" svg:d="M8801 8744l7417 3296" svg:viewBox="0 0 7418 3297">
          <text:p/>
        </draw:connector>
        <draw:connector draw:style-name="gr66" draw:text-style-name="P10" draw:layer="layout" draw:type="line" svg:x1="8.801cm" svg:y1="8.744cm" svg:x2="9.563cm" svg:y2="13.316cm" draw:start-shape="id34" draw:start-glue-point="2" draw:end-shape="id37" draw:end-glue-point="0" svg:d="M8801 8744l762 4572" svg:viewBox="0 0 763 4573">
          <text:p/>
        </draw:connector>
        <draw:connector draw:style-name="gr66" draw:text-style-name="P10" draw:layer="layout" draw:type="line" svg:x1="19.977cm" svg:y1="8.698cm" svg:x2="18.223cm" svg:y2="10.516cm" draw:start-shape="id35" draw:start-glue-point="2" draw:end-shape="id36" draw:end-glue-point="0" svg:d="M19977 8698l-1754 1818" svg:viewBox="0 0 1755 1819">
          <text:p/>
        </draw:connector>
        <draw:connector draw:style-name="gr66" draw:text-style-name="P10" draw:layer="layout" draw:type="curve" svg:x1="22.744cm" svg:y1="6.816cm" svg:x2="12.33cm" svg:y2="15.198cm" draw:start-shape="id35" draw:start-glue-point="1" draw:end-shape="id37" draw:end-glue-point="1" svg:d="M22744 6816c778 0 5985 8382-10414 8382" svg:viewBox="0 0 11811 8383">
          <text:p/>
        </draw:connector>
        <draw:connector draw:style-name="gr66" draw:text-style-name="P10" draw:layer="layout" draw:type="line" svg:x1="16.218cm" svg:y1="12.04cm" svg:x2="12.33cm" svg:y2="15.198cm" draw:start-shape="id36" draw:start-glue-point="3" draw:end-shape="id37" svg:d="M16218 12040l-3888 3158" svg:viewBox="0 0 3889 3159">
          <text:p/>
        </draw:connector>
        <draw:connector draw:style-name="gr66" draw:text-style-name="P10" draw:layer="layout" draw:type="curve" draw:line-skew="-0.864cm" svg:x1="6.796cm" svg:y1="15.198cm" svg:x2="6.034cm" svg:y2="6.862cm" draw:start-shape="id37" draw:start-glue-point="3" draw:end-shape="id34" draw:end-glue-point="3" svg:d="M6796 15198c-3216 0-2835-8336-762-8336" svg:viewBox="0 0 2368 8337">
          <text:p/>
        </draw:connector>
        <draw:frame draw:style-name="gr33" draw:text-style-name="P18" draw:layer="layout" svg:width="1.103cm" svg:height="1.649cm" svg:x="8.336cm" svg:y="3.639cm">
          <draw:text-box>
            <text:p><text:span text:style-name="T95">1</text:span></text:p>
          </draw:text-box>
        </draw:frame>
        <draw:frame draw:style-name="gr33" draw:text-style-name="P18" draw:layer="layout" svg:width="1.103cm" svg:height="1.649cm" svg:x="19.466cm" svg:y="3.602cm">
          <draw:text-box>
            <text:p><text:span text:style-name="T95">2</text:span></text:p>
          </draw:text-box>
        </draw:frame>
        <draw:frame draw:style-name="gr33" draw:text-style-name="P18" draw:layer="layout" svg:width="1.103cm" svg:height="1.649cm" svg:x="20.233cm" svg:y="11.33cm">
          <draw:text-box>
            <text:p><text:span text:style-name="T95">3</text:span></text:p>
          </draw:text-box>
        </draw:frame>
        <draw:frame draw:style-name="gr33" draw:text-style-name="P18" draw:layer="layout" svg:width="1.103cm" svg:height="1.649cm" svg:x="9.057cm" svg:y="17.047cm">
          <draw:text-box>
            <text:p><text:span text:style-name="T95">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00"><text:s text:c="2"/></text:span><text:span text:style-name="T1"><text:s/></text:span><text:span text:style-name="T1">(Static) Tissue P Systems</text:span></text:p>
          </draw:text-box>
        </draw:frame>
        <draw:frame draw:style-name="gr63" draw:text-style-name="P36" draw:layer="layout" svg:width="28.046cm" svg:height="0.852cm" svg:x="-0.046cm" svg:y="20.158cm">
          <draw:text-box>
            <text:p text:style-name="P22"><text:span text:style-name="T7">[4]</text:span><text:span text:style-name="T8"> </text:span><text:span text:style-name="T9">Mart</text:span><text:span text:style-name="T60">í</text:span><text:span text:style-name="T9">n-Videa</text:span><text:span text:style-name="T8">, C., </text:span><text:span text:style-name="T9">Păun</text:span><text:span text:style-name="T8">, G., </text:span><text:span text:style-name="T9">Pazos</text:span><text:span text:style-name="T8">, J., </text:span><text:span text:style-name="T9">Rodr</text:span><text:span text:style-name="T60">í</text:span><text:span text:style-name="T9">guez-Pat</text:span><text:span text:style-name="T60">ó</text:span><text:span text:style-name="T9">n</text:span><text:span text:style-name="T8">, A.</text:span><text:span text:style-name="T57">. </text:span><text:span text:style-name="T58">2003</text:span><text:span text:style-name="T57">. </text:span><text:span text:style-name="T59">Tissue P Systems</text:span><text:span text:style-name="T57">. In </text:span><text:span text:style-name="T59">Theoretical Computer Science. </text:span><text:span text:style-name="T61">Elsevier.</text:span></text:p>
          </draw:text-box>
        </draw:frame>
        <draw:custom-shape draw:style-name="gr64" draw:text-style-name="P8" xml:id="id38" draw:id="id38" draw:layer="layout" svg:width="5.534cm" svg:height="3.764cm" svg:x="6.034cm" svg:y="3.48cm">
          <text:p text:style-name="P13"><text:span text:style-name="T40">aa</text:span><text:span text:style-name="T41">bbb</text:span><text:span text:style-name="T42">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xml:id="id39" draw:id="id39" draw:layer="layout" svg:width="5.534cm" svg:height="3.764cm" svg:x="17.21cm" svg:y="3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8" xml:id="id40" draw:id="id40" draw:layer="layout" svg:width="4.01cm" svg:height="3.048cm" svg:x="16.218cm" svg:y="9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xml:id="id41" draw:id="id41" draw:layer="layout" svg:width="5.534cm" svg:height="3.764cm" svg:x="6.796cm" svg:y="11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10" draw:layer="layout" draw:type="line" svg:x1="11.568cm" svg:y1="5.362cm" svg:x2="17.21cm" svg:y2="5.316cm" draw:start-shape="id38" draw:start-glue-point="1" draw:end-shape="id39" draw:end-glue-point="3" svg:d="M11568 5362l5642-46" svg:viewBox="0 0 5643 47">
          <text:p/>
        </draw:connector>
        <draw:connector draw:style-name="gr66" draw:text-style-name="P10" draw:layer="layout" draw:type="line" svg:x1="8.801cm" svg:y1="7.244cm" svg:x2="16.218cm" svg:y2="10.54cm" draw:start-shape="id38" draw:start-glue-point="2" draw:end-shape="id40" draw:end-glue-point="3" svg:d="M8801 7244l7417 3296" svg:viewBox="0 0 7418 3297">
          <text:p/>
        </draw:connector>
        <draw:connector draw:style-name="gr66" draw:text-style-name="P10" draw:layer="layout" draw:type="line" svg:x1="8.801cm" svg:y1="7.244cm" svg:x2="9.563cm" svg:y2="11.816cm" draw:start-shape="id38" draw:start-glue-point="2" draw:end-shape="id41" draw:end-glue-point="0" svg:d="M8801 7244l762 4572" svg:viewBox="0 0 763 4573">
          <text:p/>
        </draw:connector>
        <draw:connector draw:style-name="gr66" draw:text-style-name="P10" draw:layer="layout" draw:type="line" svg:x1="19.977cm" svg:y1="7.198cm" svg:x2="18.223cm" svg:y2="9.016cm" draw:start-shape="id39" draw:start-glue-point="2" draw:end-shape="id40" draw:end-glue-point="0" svg:d="M19977 7198l-1754 1818" svg:viewBox="0 0 1755 1819">
          <text:p/>
        </draw:connector>
        <draw:connector draw:style-name="gr66" draw:text-style-name="P10" draw:layer="layout" draw:type="curve" svg:x1="22.744cm" svg:y1="5.316cm" svg:x2="12.33cm" svg:y2="13.698cm" draw:start-shape="id39" draw:start-glue-point="1" draw:end-shape="id41" draw:end-glue-point="1" svg:d="M22744 5316c778 0 5985 8382-10414 8382" svg:viewBox="0 0 11811 8383">
          <text:p/>
        </draw:connector>
        <draw:connector draw:style-name="gr66" draw:text-style-name="P10" draw:layer="layout" draw:type="line" svg:x1="16.218cm" svg:y1="10.54cm" svg:x2="12.33cm" svg:y2="13.698cm" draw:start-shape="id40" draw:start-glue-point="3" draw:end-shape="id41" svg:d="M16218 10540l-3888 3158" svg:viewBox="0 0 3889 3159">
          <text:p/>
        </draw:connector>
        <draw:connector draw:style-name="gr66" draw:text-style-name="P10" draw:layer="layout" draw:type="curve" draw:line-skew="-0.864cm" svg:x1="6.796cm" svg:y1="13.698cm" svg:x2="6.034cm" svg:y2="5.362cm" draw:start-shape="id41" draw:start-glue-point="3" draw:end-shape="id38" draw:end-glue-point="3" svg:d="M6796 13698c-3216 0-2835-8336-762-8336" svg:viewBox="0 0 2368 8337">
          <text:p/>
        </draw:connector>
        <draw:frame draw:style-name="gr33" draw:text-style-name="P18" draw:layer="layout" svg:width="1.103cm" svg:height="1.649cm" svg:x="8.336cm" svg:y="2.139cm">
          <draw:text-box>
            <text:p><text:span text:style-name="T95">1</text:span></text:p>
          </draw:text-box>
        </draw:frame>
        <draw:frame draw:style-name="gr33" draw:text-style-name="P18" draw:layer="layout" svg:width="1.103cm" svg:height="1.649cm" svg:x="19.466cm" svg:y="2.102cm">
          <draw:text-box>
            <text:p><text:span text:style-name="T95">2</text:span></text:p>
          </draw:text-box>
        </draw:frame>
        <draw:frame draw:style-name="gr33" draw:text-style-name="P18" draw:layer="layout" svg:width="1.103cm" svg:height="1.649cm" svg:x="20.233cm" svg:y="9.83cm">
          <draw:text-box>
            <text:p><text:span text:style-name="T95">3</text:span></text:p>
          </draw:text-box>
        </draw:frame>
        <draw:frame draw:style-name="gr33" draw:text-style-name="P18" draw:layer="layout" svg:width="1.103cm" svg:height="1.649cm" svg:x="9.057cm" svg:y="15.547cm">
          <draw:text-box>
            <text:p><text:span text:style-name="T95">4</text:span></text:p>
          </draw:text-box>
        </draw:frame>
        <draw:frame draw:style-name="gr51" draw:text-style-name="P18" draw:layer="layout" svg:width="14.263cm" svg:height="3.045cm" svg:x="6.981cm" svg:y="17.526cm">
          <draw:text-box>
            <text:p><text:span text:style-name="T81">Rule in 1:</text:span><text:span text:style-name="T79"> aa</text:span><text:span text:style-name="T77">→(</text:span><text:span text:style-name="T97">bb</text:span><text:span text:style-name="T87">, here</text:span><text:span text:style-name="T77">)(</text:span><text:span text:style-name="T91">a</text:span><text:span text:style-name="T94">c</text:span><text:span text:style-name="T77">, ou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<text:s/></text:span><text:span text:style-name="T1">(Static) Tissue P Systems</text:span></text:p>
          </draw:text-box>
        </draw:frame>
        <draw:frame draw:style-name="gr63" draw:text-style-name="P36" draw:layer="layout" svg:width="28.046cm" svg:height="0.852cm" svg:x="-0.046cm" svg:y="20.158cm">
          <draw:text-box>
            <text:p text:style-name="P22"><text:span text:style-name="T7">[4]</text:span><text:span text:style-name="T8"> </text:span><text:span text:style-name="T9">Mart</text:span><text:span text:style-name="T60">í</text:span><text:span text:style-name="T9">n-Videa</text:span><text:span text:style-name="T8">, C., </text:span><text:span text:style-name="T9">Păun</text:span><text:span text:style-name="T8">, G., </text:span><text:span text:style-name="T9">Pazos</text:span><text:span text:style-name="T8">, J., </text:span><text:span text:style-name="T9">Rodr</text:span><text:span text:style-name="T60">í</text:span><text:span text:style-name="T9">guez-Pat</text:span><text:span text:style-name="T60">ó</text:span><text:span text:style-name="T9">n</text:span><text:span text:style-name="T8">, A.</text:span><text:span text:style-name="T57">. </text:span><text:span text:style-name="T58">2003</text:span><text:span text:style-name="T57">. </text:span><text:span text:style-name="T59">Tissue P Systems</text:span><text:span text:style-name="T57">. In </text:span><text:span text:style-name="T59">Theoretical Computer Science. </text:span><text:span text:style-name="T61">Elsevier.</text:span></text:p>
          </draw:text-box>
        </draw:frame>
        <draw:custom-shape draw:style-name="gr64" draw:text-style-name="P39" xml:id="id42" draw:id="id42" draw:layer="layout" svg:width="5.534cm" svg:height="3.764cm" svg:x="6.034cm" svg:y="3.48cm">
          <text:p text:style-name="P13"><text:span text:style-name="T41">bbbbb</text:span><text:span text:style-name="T42">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9" xml:id="id43" draw:id="id43" draw:layer="layout" svg:width="5.534cm" svg:height="3.764cm" svg:x="17.21cm" svg:y="3.434cm">
          <text:p text:style-name="P13"><text:span text:style-name="T91">a</text:span><text:span text:style-name="T9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8" xml:id="id44" draw:id="id44" draw:layer="layout" svg:width="4.01cm" svg:height="3.048cm" svg:x="16.218cm" svg:y="9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8" xml:id="id45" draw:id="id45" draw:layer="layout" svg:width="5.534cm" svg:height="3.764cm" svg:x="6.796cm" svg:y="11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10" draw:layer="layout" draw:type="line" svg:x1="11.568cm" svg:y1="5.362cm" svg:x2="17.21cm" svg:y2="5.316cm" draw:start-shape="id42" draw:start-glue-point="1" draw:end-shape="id43" draw:end-glue-point="3" svg:d="M11568 5362l5642-46" svg:viewBox="0 0 5643 47">
          <text:p/>
        </draw:connector>
        <draw:connector draw:style-name="gr66" draw:text-style-name="P10" draw:layer="layout" draw:type="line" svg:x1="8.801cm" svg:y1="7.244cm" svg:x2="16.218cm" svg:y2="10.54cm" draw:start-shape="id42" draw:start-glue-point="2" draw:end-shape="id44" draw:end-glue-point="3" svg:d="M8801 7244l7417 3296" svg:viewBox="0 0 7418 3297">
          <text:p/>
        </draw:connector>
        <draw:connector draw:style-name="gr66" draw:text-style-name="P10" draw:layer="layout" draw:type="line" svg:x1="8.801cm" svg:y1="7.244cm" svg:x2="9.563cm" svg:y2="11.816cm" draw:start-shape="id42" draw:start-glue-point="2" draw:end-shape="id45" draw:end-glue-point="0" svg:d="M8801 7244l762 4572" svg:viewBox="0 0 763 4573">
          <text:p/>
        </draw:connector>
        <draw:connector draw:style-name="gr66" draw:text-style-name="P10" draw:layer="layout" draw:type="line" svg:x1="19.977cm" svg:y1="7.198cm" svg:x2="18.223cm" svg:y2="9.016cm" draw:start-shape="id43" draw:start-glue-point="2" draw:end-shape="id44" draw:end-glue-point="0" svg:d="M19977 7198l-1754 1818" svg:viewBox="0 0 1755 1819">
          <text:p/>
        </draw:connector>
        <draw:connector draw:style-name="gr66" draw:text-style-name="P10" draw:layer="layout" draw:type="curve" svg:x1="22.744cm" svg:y1="5.316cm" svg:x2="12.33cm" svg:y2="13.698cm" draw:start-shape="id43" draw:start-glue-point="1" draw:end-shape="id45" draw:end-glue-point="1" svg:d="M22744 5316c778 0 5985 8382-10414 8382" svg:viewBox="0 0 11811 8383">
          <text:p/>
        </draw:connector>
        <draw:connector draw:style-name="gr66" draw:text-style-name="P10" draw:layer="layout" draw:type="line" svg:x1="16.218cm" svg:y1="10.54cm" svg:x2="12.33cm" svg:y2="13.698cm" draw:start-shape="id44" draw:start-glue-point="3" draw:end-shape="id45" svg:d="M16218 10540l-3888 3158" svg:viewBox="0 0 3889 3159">
          <text:p/>
        </draw:connector>
        <draw:connector draw:style-name="gr66" draw:text-style-name="P10" draw:layer="layout" draw:type="curve" draw:line-skew="-0.864cm" svg:x1="6.796cm" svg:y1="13.698cm" svg:x2="6.034cm" svg:y2="5.362cm" draw:start-shape="id45" draw:start-glue-point="3" draw:end-shape="id42" draw:end-glue-point="3" svg:d="M6796 13698c-3216 0-2835-8336-762-8336" svg:viewBox="0 0 2368 8337">
          <text:p/>
        </draw:connector>
        <draw:frame draw:style-name="gr33" draw:text-style-name="P7" draw:layer="layout" svg:width="1.103cm" svg:height="1.649cm" svg:x="8.336cm" svg:y="2.139cm">
          <draw:text-box>
            <text:p><text:span text:style-name="T95">1</text:span></text:p>
          </draw:text-box>
        </draw:frame>
        <draw:frame draw:style-name="gr33" draw:text-style-name="P7" draw:layer="layout" svg:width="1.103cm" svg:height="1.649cm" svg:x="19.466cm" svg:y="2.102cm">
          <draw:text-box>
            <text:p><text:span text:style-name="T95">2</text:span></text:p>
          </draw:text-box>
        </draw:frame>
        <draw:frame draw:style-name="gr33" draw:text-style-name="P7" draw:layer="layout" svg:width="1.103cm" svg:height="1.649cm" svg:x="20.233cm" svg:y="9.83cm">
          <draw:text-box>
            <text:p><text:span text:style-name="T95">3</text:span></text:p>
          </draw:text-box>
        </draw:frame>
        <draw:frame draw:style-name="gr33" draw:text-style-name="P7" draw:layer="layout" svg:width="1.103cm" svg:height="1.649cm" svg:x="9.057cm" svg:y="15.547cm">
          <draw:text-box>
            <text:p><text:span text:style-name="T95">4</text:span></text:p>
          </draw:text-box>
        </draw:frame>
        <draw:frame draw:style-name="gr51" draw:text-style-name="P7" draw:layer="layout" svg:width="14.263cm" svg:height="3.045cm" svg:x="6.981cm" svg:y="17.526cm">
          <draw:text-box>
            <text:p><text:span text:style-name="T81">Rule in 1:</text:span><text:span text:style-name="T79"> aa</text:span><text:span text:style-name="T77">→(</text:span><text:span text:style-name="T97">bb</text:span><text:span text:style-name="T87">, here</text:span><text:span text:style-name="T77">)(</text:span><text:span text:style-name="T91">a</text:span><text:span text:style-name="T94">c</text:span><text:span text:style-name="T77">, ou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00"><text:s/></text:span><text:span text:style-name="T1"><text:s/></text:span><text:span text:style-name="T1">(Static) Tissue P Systems</text:span></text:p>
          </draw:text-box>
        </draw:frame>
        <draw:frame draw:style-name="gr63" draw:text-style-name="P36" draw:layer="layout" svg:width="28.046cm" svg:height="0.852cm" svg:x="-0.046cm" svg:y="20.158cm">
          <draw:text-box>
            <text:p text:style-name="P22"><text:span text:style-name="T7">[4]</text:span><text:span text:style-name="T8"> </text:span><text:span text:style-name="T9">Mart</text:span><text:span text:style-name="T60">í</text:span><text:span text:style-name="T9">n-Videa</text:span><text:span text:style-name="T8">, C., </text:span><text:span text:style-name="T9">Păun</text:span><text:span text:style-name="T8">, G., </text:span><text:span text:style-name="T9">Pazos</text:span><text:span text:style-name="T8">, J., </text:span><text:span text:style-name="T9">Rodr</text:span><text:span text:style-name="T60">í</text:span><text:span text:style-name="T9">guez-Pat</text:span><text:span text:style-name="T60">ó</text:span><text:span text:style-name="T9">n</text:span><text:span text:style-name="T8">, A.</text:span><text:span text:style-name="T57">. </text:span><text:span text:style-name="T58">2003</text:span><text:span text:style-name="T57">. </text:span><text:span text:style-name="T59">Tissue P Systems</text:span><text:span text:style-name="T57">. In </text:span><text:span text:style-name="T59">Theoretical Computer Science. </text:span><text:span text:style-name="T61">Elsevier.</text:span></text:p>
          </draw:text-box>
        </draw:frame>
        <draw:custom-shape draw:style-name="gr64" draw:text-style-name="P8" xml:id="id46" draw:id="id46" draw:layer="layout" svg:width="5.534cm" svg:height="3.764cm" svg:x="6.034cm" svg:y="3.48cm">
          <text:p text:style-name="P13"><text:span text:style-name="T41">bbbbb</text:span><text:span text:style-name="T42">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xml:id="id47" draw:id="id47" draw:layer="layout" svg:width="5.534cm" svg:height="3.764cm" svg:x="17.21cm" svg:y="3.434cm">
          <text:p text:style-name="P13"><text:span text:style-name="T91">a</text:span><text:span text:style-name="T9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xml:id="id48" draw:id="id48" draw:layer="layout" svg:width="4.01cm" svg:height="3.048cm" svg:x="16.218cm" svg:y="9.016cm">
          <text:p text:style-name="P13"><text:span text:style-name="T91">a</text:span><text:span text:style-name="T9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xml:id="id49" draw:id="id49" draw:layer="layout" svg:width="5.534cm" svg:height="3.764cm" svg:x="6.796cm" svg:y="11.816cm">
          <text:p text:style-name="P13"><text:span text:style-name="T91">a</text:span><text:span text:style-name="T9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10" draw:layer="layout" draw:type="line" svg:x1="11.568cm" svg:y1="5.362cm" svg:x2="17.21cm" svg:y2="5.316cm" draw:start-shape="id46" draw:start-glue-point="1" draw:end-shape="id47" draw:end-glue-point="3" svg:d="M11568 5362l5642-46" svg:viewBox="0 0 5643 47">
          <text:p/>
        </draw:connector>
        <draw:connector draw:style-name="gr66" draw:text-style-name="P10" draw:layer="layout" draw:type="line" svg:x1="8.801cm" svg:y1="7.244cm" svg:x2="16.218cm" svg:y2="10.54cm" draw:start-shape="id46" draw:start-glue-point="2" draw:end-shape="id48" draw:end-glue-point="3" svg:d="M8801 7244l7417 3296" svg:viewBox="0 0 7418 3297">
          <text:p/>
        </draw:connector>
        <draw:connector draw:style-name="gr66" draw:text-style-name="P10" draw:layer="layout" draw:type="line" svg:x1="8.801cm" svg:y1="7.244cm" svg:x2="9.563cm" svg:y2="11.816cm" draw:start-shape="id46" draw:start-glue-point="2" draw:end-shape="id49" draw:end-glue-point="0" svg:d="M8801 7244l762 4572" svg:viewBox="0 0 763 4573">
          <text:p/>
        </draw:connector>
        <draw:connector draw:style-name="gr66" draw:text-style-name="P10" draw:layer="layout" draw:type="line" svg:x1="19.977cm" svg:y1="7.198cm" svg:x2="18.223cm" svg:y2="9.016cm" draw:start-shape="id47" draw:start-glue-point="2" draw:end-shape="id48" draw:end-glue-point="0" svg:d="M19977 7198l-1754 1818" svg:viewBox="0 0 1755 1819">
          <text:p/>
        </draw:connector>
        <draw:connector draw:style-name="gr66" draw:text-style-name="P10" draw:layer="layout" draw:type="curve" svg:x1="22.744cm" svg:y1="5.316cm" svg:x2="12.33cm" svg:y2="13.698cm" draw:start-shape="id47" draw:start-glue-point="1" draw:end-shape="id49" draw:end-glue-point="1" svg:d="M22744 5316c778 0 5985 8382-10414 8382" svg:viewBox="0 0 11811 8383">
          <text:p/>
        </draw:connector>
        <draw:connector draw:style-name="gr66" draw:text-style-name="P10" draw:layer="layout" draw:type="line" svg:x1="16.218cm" svg:y1="10.54cm" svg:x2="12.33cm" svg:y2="13.698cm" draw:start-shape="id48" draw:start-glue-point="3" draw:end-shape="id49" svg:d="M16218 10540l-3888 3158" svg:viewBox="0 0 3889 3159">
          <text:p/>
        </draw:connector>
        <draw:connector draw:style-name="gr66" draw:text-style-name="P10" draw:layer="layout" draw:type="curve" draw:line-skew="-0.864cm" svg:x1="6.796cm" svg:y1="13.698cm" svg:x2="6.034cm" svg:y2="5.362cm" draw:start-shape="id49" draw:start-glue-point="3" draw:end-shape="id46" draw:end-glue-point="3" svg:d="M6796 13698c-3216 0-2835-8336-762-8336" svg:viewBox="0 0 2368 8337">
          <text:p/>
        </draw:connector>
        <draw:frame draw:style-name="gr33" draw:text-style-name="P18" draw:layer="layout" svg:width="1.103cm" svg:height="1.649cm" svg:x="8.336cm" svg:y="2.139cm">
          <draw:text-box>
            <text:p><text:span text:style-name="T95">1</text:span></text:p>
          </draw:text-box>
        </draw:frame>
        <draw:frame draw:style-name="gr33" draw:text-style-name="P18" draw:layer="layout" svg:width="1.103cm" svg:height="1.649cm" svg:x="19.466cm" svg:y="2.102cm">
          <draw:text-box>
            <text:p><text:span text:style-name="T95">2</text:span></text:p>
          </draw:text-box>
        </draw:frame>
        <draw:frame draw:style-name="gr33" draw:text-style-name="P18" draw:layer="layout" svg:width="1.103cm" svg:height="1.649cm" svg:x="20.233cm" svg:y="9.83cm">
          <draw:text-box>
            <text:p><text:span text:style-name="T95">3</text:span></text:p>
          </draw:text-box>
        </draw:frame>
        <draw:frame draw:style-name="gr33" draw:text-style-name="P18" draw:layer="layout" svg:width="1.103cm" svg:height="1.649cm" svg:x="9.057cm" svg:y="15.547cm">
          <draw:text-box>
            <text:p><text:span text:style-name="T95">4</text:span></text:p>
          </draw:text-box>
        </draw:frame>
        <draw:frame draw:style-name="gr51" draw:text-style-name="P18" draw:layer="layout" svg:width="14.263cm" svg:height="3.045cm" svg:x="6.981cm" svg:y="17.526cm">
          <draw:text-box>
            <text:p><text:span text:style-name="T81">Rule in 1:</text:span><text:span text:style-name="T79"> aa</text:span><text:span text:style-name="T77">→(</text:span><text:span text:style-name="T97">bb</text:span><text:span text:style-name="T87">, here</text:span><text:span text:style-name="T77">)(</text:span><text:span text:style-name="T91">a</text:span><text:span text:style-name="T94">c</text:span><text:span text:style-name="T77">, ou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Membrane Computing - P Systems</text:span></text:p>
          </draw:text-box>
        </draw:frame>
        <draw:frame draw:style-name="gr39" draw:text-style-name="P23" draw:layer="layout" svg:width="28.046cm" svg:height="6.138cm" svg:x="0.04cm" svg:y="14.827cm">
          <draw:text-box>
            <text:p text:style-name="P22"><text:span text:style-name="T7">[1]</text:span><text:span text:style-name="T8"> </text:span><text:span text:style-name="T9">Păun</text:span><text:span text:style-name="T8">, G.. </text:span><text:span text:style-name="T10">1998</text:span><text:span text:style-name="T8">. </text:span><text:span text:style-name="T9">Computing with Membranes</text:span><text:span text:style-name="T8">. In </text:span><text:span text:style-name="T9">Technical Report. Turku Centre for Computer Science</text:span><text:span text:style-name="T8">. </text:span></text:p>
            <text:p text:style-name="P22"><text:span text:style-name="T7">[2]</text:span><text:span text:style-name="T8"> </text:span><text:span text:style-name="T9">Păun</text:span><text:span text:style-name="T8">, G.</text:span><text:span text:style-name="T57">. </text:span><text:span text:style-name="T58">1999</text:span><text:span text:style-name="T57">. </text:span><text:span text:style-name="T59">P Systems with Active Membranes: Attacking NP-Complete Problems</text:span><text:span text:style-name="T57">. In </text:span><text:span text:style-name="T59">Centre for Discrete Mathematics and Theoretical Computer Science</text:span><text:span text:style-name="T57"> (CDMTCS-102) – Research Report Series</text:span></text:p>
            <text:p text:style-name="P22"><text:span text:style-name="T7">[3]</text:span><text:span text:style-name="T8"> </text:span><text:span text:style-name="T9">Păun</text:span><text:span text:style-name="T8">, G.</text:span><text:span text:style-name="T57">. </text:span><text:span text:style-name="T58">2001</text:span><text:span text:style-name="T57">. </text:span><text:span text:style-name="T59">P Systems with Active Membranes: Attacking NP-Complete Problems</text:span><text:span text:style-name="T57">. In </text:span><text:span text:style-name="T59">Journal of Automata, Languags, and Combinatorics.</text:span><text:span text:style-name="T57"> <text:s/>vol.6, issue 1 (January 2001), 75-90.</text:span></text:p>
            <text:p text:style-name="P22"><text:span text:style-name="T7">[4]</text:span><text:span text:style-name="T8"> </text:span><text:span text:style-name="T9">Mart</text:span><text:span text:style-name="T60">í</text:span><text:span text:style-name="T9">n-Videa</text:span><text:span text:style-name="T8">, C., </text:span><text:span text:style-name="T9">Păun</text:span><text:span text:style-name="T8">, G., </text:span><text:span text:style-name="T9">Pazos</text:span><text:span text:style-name="T8">, J., </text:span><text:span text:style-name="T9">Rodr</text:span><text:span text:style-name="T60">í</text:span><text:span text:style-name="T9">guez-Pat</text:span><text:span text:style-name="T60">ó</text:span><text:span text:style-name="T9">n</text:span><text:span text:style-name="T8">, A.</text:span><text:span text:style-name="T57">. </text:span><text:span text:style-name="T58">2003</text:span><text:span text:style-name="T57">. </text:span><text:span text:style-name="T59">Tissue P Systems</text:span><text:span text:style-name="T57">. In </text:span><text:span text:style-name="T59">Theoretical Computer Science. </text:span><text:span text:style-name="T61">Elsevier.</text:span></text:p>
            <text:p text:style-name="P22"><text:span text:style-name="T7">[5]</text:span><text:span text:style-name="T8"> </text:span><text:span text:style-name="T9">Ionescu</text:span><text:span text:style-name="T8">, M., Păun, G., </text:span><text:span text:style-name="T9">Yokomori</text:span><text:span text:style-name="T8">, T..</text:span><text:span text:style-name="T10"> 2006</text:span><text:span text:style-name="T8">. </text:span><text:span text:style-name="T9">Spiking Neural P Systems</text:span><text:span text:style-name="T8">. In </text:span><text:span text:style-name="T9">Fundamenta Informaticae</text:span><text:span text:style-name="T8">. vol 71, issue 2,3 (February 2006), 279-308.</text:span></text:p>
          </draw:text-box>
        </draw:frame>
        <draw:line draw:style-name="gr40" draw:text-style-name="P24" draw:layer="layout" svg:x1="0.001cm" svg:y1="8.398cm" svg:x2="28.001cm" svg:y2="8.382cm">
          <text:p/>
        </draw:line>
        <draw:frame draw:style-name="gr41" draw:text-style-name="P25" draw:layer="layout" svg:width="2.163cm" svg:height="1.183cm" svg:x="-0.221cm" svg:y="7.136cm">
          <draw:text-box>
            <text:p text:style-name="P22"><text:span text:style-name="T62">1998</text:span></text:p>
          </draw:text-box>
        </draw:frame>
        <draw:custom-shape draw:style-name="gr42" draw:text-style-name="P26" xml:id="id50" draw:id="id50" draw:layer="layout" svg:width="0.254cm" svg:height="0.254cm" svg:x="0.587cm" svg:y="8.3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53" draw:id="id53" draw:layer="layout" svg:width="0.254cm" svg:height="0.254cm" svg:x="1.788cm" svg:y="8.3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.989cm" svg:y="8.3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54" draw:id="id54" draw:layer="layout" svg:width="0.254cm" svg:height="0.254cm" svg:x="4.19cm" svg:y="8.3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5.391cm" svg:y="8.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55" draw:id="id55" draw:layer="layout" svg:width="0.254cm" svg:height="0.254cm" svg:x="6.592cm" svg:y="8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7.793cm" svg:y="8.3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8.994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xml:id="id58" draw:id="id58" draw:layer="layout" svg:width="0.254cm" svg:height="0.254cm" svg:x="10.195cm" svg:y="8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1.3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2.591cm" svg:y="8.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3.792cm" svg:y="8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4.993cm" svg:y="8.3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6.194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7.395cm" svg:y="8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8.5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19.797cm" svg:y="8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0.996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2.197cm" svg:y="8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3.398cm" svg:y="8.3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6" draw:layer="layout" svg:width="0.254cm" svg:height="0.254cm" svg:x="24.599cm" svg:y="8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5" draw:layer="layout" svg:width="2.163cm" svg:height="1.183cm" svg:x="0.98cm" svg:y="8.537cm">
          <draw:text-box>
            <text:p text:style-name="P22"><text:span text:style-name="T62">1999</text:span></text:p>
          </draw:text-box>
        </draw:frame>
        <draw:frame draw:style-name="gr41" draw:text-style-name="P25" draw:layer="layout" svg:width="2.026cm" svg:height="1.183cm" svg:x="5.767cm" svg:y="7.331cm">
          <draw:text-box>
            <text:p text:style-name="P22"><text:span text:style-name="T62">2003</text:span></text:p>
          </draw:text-box>
        </draw:frame>
        <draw:frame draw:style-name="gr41" draw:text-style-name="P25" draw:layer="layout" svg:width="2.026cm" svg:height="1.183cm" svg:x="9.367cm" svg:y="8.432cm">
          <draw:text-box>
            <text:p text:style-name="P22"><text:span text:style-name="T62">2006</text:span></text:p>
          </draw:text-box>
        </draw:frame>
        <draw:frame draw:style-name="gr54" draw:text-style-name="P33" xml:id="id51" draw:id="id51" draw:layer="layout" svg:width="4.148cm" svg:height="1.118cm" svg:x="0.171cm" svg:y="12.403cm">
          <draw:text-box>
            <text:p text:style-name="P22"><text:span text:style-name="T65">P Systems </text:span><text:span text:style-name="T66">[1]</text:span></text:p>
          </draw:text-box>
        </draw:frame>
        <draw:connector draw:style-name="gr46" draw:text-style-name="P24" draw:layer="layout" svg:x1="0.714cm" svg:y1="8.56cm" svg:x2="2.245cm" svg:y2="12.403cm" draw:start-shape="id50" draw:start-glue-point="8" draw:end-shape="id51" draw:end-glue-point="0" svg:d="M714 8560v1916h1531v1927" svg:viewBox="0 0 1532 3844">
          <text:p/>
        </draw:connector>
        <draw:frame draw:style-name="gr45" draw:text-style-name="P29" xml:id="id52" draw:id="id52" draw:layer="layout" svg:width="6.086cm" svg:height="1.957cm" svg:x="0.187cm" svg:y="2.473cm">
          <draw:text-box>
            <text:p text:style-name="P28"><text:span text:style-name="T65">P Systems with Active Membranes </text:span><text:span text:style-name="T66">[2,3]</text:span></text:p>
          </draw:text-box>
        </draw:frame>
        <draw:connector draw:style-name="gr46" draw:text-style-name="P24" draw:layer="layout" svg:x1="3.23cm" svg:y1="4.43cm" svg:x2="1.915cm" svg:y2="8.307cm" draw:start-shape="id52" draw:start-glue-point="2" draw:end-shape="id53" draw:end-glue-point="4" svg:d="M3230 4430v1945h-1315v1932" svg:viewBox="0 0 1316 3878">
          <text:p/>
        </draw:connector>
        <draw:frame draw:style-name="gr41" draw:text-style-name="P25" draw:layer="layout" svg:width="2.163cm" svg:height="1.183cm" svg:x="3.381cm" svg:y="8.438cm">
          <draw:text-box>
            <text:p text:style-name="P22"><text:span text:style-name="T62">2001</text:span></text:p>
          </draw:text-box>
        </draw:frame>
        <draw:connector draw:style-name="gr46" draw:text-style-name="P24" draw:layer="layout" svg:x1="3.23cm" svg:y1="4.43cm" svg:x2="4.317cm" svg:y2="8.309cm" draw:start-shape="id52" draw:start-glue-point="2" draw:end-shape="id54" draw:end-glue-point="4" svg:d="M3230 4430v1946h1087v1933" svg:viewBox="0 0 1088 3880">
          <text:p/>
        </draw:connector>
        <draw:frame draw:style-name="gr47" draw:text-style-name="P30" xml:id="id56" draw:id="id56" draw:layer="layout" svg:width="4.064cm" svg:height="2.143cm" svg:x="4.659cm" svg:y="11.413cm">
          <draw:text-box>
            <text:p text:style-name="P28"><text:span text:style-name="T67">Tissue P Systems </text:span><text:span text:style-name="T62">[4]</text:span></text:p>
          </draw:text-box>
        </draw:frame>
        <draw:connector draw:style-name="gr46" draw:text-style-name="P24" draw:layer="layout" draw:type="line" svg:x1="6.719cm" svg:y1="8.565cm" svg:x2="6.691cm" svg:y2="11.413cm" draw:start-shape="id55" draw:start-glue-point="8" draw:end-shape="id56" draw:end-glue-point="0" svg:d="M6719 8565l-28 2848" svg:viewBox="0 0 29 2849">
          <text:p/>
        </draw:connector>
        <draw:frame draw:style-name="gr55" draw:text-style-name="P34" xml:id="id57" draw:id="id57" draw:layer="layout" svg:width="5.588cm" svg:height="1.957cm" svg:x="7.499cm" svg:y="2.515cm">
          <draw:text-box>
            <text:p text:style-name="P28"><text:span text:style-name="T63">Spiking Neural P (SN P) Systems </text:span><text:span text:style-name="T64">[5]</text:span></text:p>
          </draw:text-box>
        </draw:frame>
        <draw:connector draw:style-name="gr44" draw:text-style-name="P24" draw:layer="layout" draw:type="line" svg:x1="10.293cm" svg:y1="4.472cm" svg:x2="10.322cm" svg:y2="8.314cm" draw:start-shape="id57" draw:start-glue-point="2" draw:end-shape="id58" draw:end-glue-point="4" svg:d="M10293 4472l29 3842" svg:viewBox="0 0 30 3843">
          <text:p/>
        </draw:connector>
        <draw:custom-shape draw:style-name="gr42" draw:text-style-name="P26" draw:layer="layout" svg:width="0.254cm" svg:height="0.254cm" svg:x="25.8cm" svg:y="8.3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Neural P Systems</text:span></text:p>
          </draw:text-box>
        </draw:frame>
        <draw:frame draw:style-name="gr63" draw:text-style-name="P36" draw:layer="layout" svg:width="28.046cm" svg:height="0.852cm" svg:x="-0.046cm" svg:y="20.158cm">
          <draw:text-box>
            <text:p text:style-name="P22"><text:span text:style-name="T7">[5]</text:span><text:span text:style-name="T8"> </text:span><text:span text:style-name="T9">Ionescu</text:span><text:span text:style-name="T8">, M., Păun, G., </text:span><text:span text:style-name="T9">Yokomori</text:span><text:span text:style-name="T8">, T..</text:span><text:span text:style-name="T10"> 2006</text:span><text:span text:style-name="T8">. </text:span><text:span text:style-name="T9">Spiking Neural P Systems</text:span><text:span text:style-name="T8">. In </text:span><text:span text:style-name="T9">Fundamenta Informaticae</text:span><text:span text:style-name="T8">. vol 71, issue 2,3 (February 2006), 279-308.</text:span></text:p>
          </draw:text-box>
        </draw:frame>
        <draw:custom-shape draw:style-name="gr69" draw:text-style-name="P40" xml:id="id59" draw:id="id59" draw:layer="layout" svg:width="2.54cm" svg:height="2.54cm" svg:x="8.128cm" svg:y="4.826cm">
          <text:p text:style-name="P13"><text:span text:style-name="T42">a</text:span><text:span text:style-name="T7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6" draw:layer="layout" svg:width="4.826cm" svg:height="3.045cm" svg:x="0.254cm" svg:y="1.54cm">
          <draw:text-box>
            <text:p><text:span text:style-name="T95">O = {</text:span><text:span text:style-name="T42">a</text:span><text:span text:style-name="T95">}</text:span></text:p>
            <text:p><text:span text:style-name="T42">a</text:span><text:span text:style-name="T40"> </text:span><text:span text:style-name="T95">- spike </text:span></text:p>
          </draw:text-box>
        </draw:frame>
        <draw:custom-shape draw:style-name="gr70" draw:text-style-name="P40" xml:id="id60" draw:id="id60" draw:layer="layout" svg:width="2.54cm" svg:height="2.54cm" svg:x="16.529cm" svg:y="4.727cm">
          <text:p text:style-name="P13"><text:span text:style-name="T42">a</text:span><text:span text:style-name="T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62" draw:id="id62" draw:layer="layout" svg:width="2.54cm" svg:height="2.54cm" svg:x="8.89cm" svg:y="10.63cm">
          <text:p text:style-name="P13"><text:span text:style-name="T42">a</text:span><text:span text:style-name="T7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64" draw:id="id64" draw:layer="layout" svg:width="2.54cm" svg:height="2.54cm" svg:x="18.796cm" svg:y="9.652cm">
          <text:p text:style-name="P13"><text:span text:style-name="T42">a</text:span><text:span text:style-name="T7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63" draw:id="id63" draw:layer="layout" svg:width="2.54cm" svg:height="2.54cm" svg:x="13.208cm" svg:y="13.462cm">
          <text:p text:style-name="P13"><text:span text:style-name="T42">a</text:span><text:span text:style-name="T7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61" draw:id="id61" draw:layer="layout" svg:width="2.54cm" svg:height="2.54cm" svg:x="12.192cm" svg:y="8.128cm">
          <text:p text:style-name="P13"><text:span text:style-name="T42">a</text:span><text:span text:style-name="T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65" draw:id="id65" draw:layer="layout" svg:width="2.54cm" svg:height="2.54cm" svg:x="20.32cm" svg:y="14.478cm">
          <text:p text:style-name="P13"><text:span text:style-name="T42">a</text:span><text:span text:style-name="T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0" draw:layer="layout" draw:type="line" svg:x1="10.668cm" svg:y1="6.096cm" svg:x2="16.529cm" svg:y2="5.997cm" draw:start-shape="id59" draw:start-glue-point="10" draw:end-shape="id60" draw:end-glue-point="6" svg:d="M10668 6096l5861-99" svg:viewBox="0 0 5862 100">
          <text:p/>
        </draw:connector>
        <draw:connector draw:style-name="gr66" draw:text-style-name="P10" draw:layer="layout" draw:type="line" svg:x1="10.296cm" svg:y1="6.994cm" svg:x2="12.564cm" svg:y2="8.5cm" draw:start-shape="id59" draw:start-glue-point="9" draw:end-shape="id61" draw:end-glue-point="5" svg:d="M10296 6994l2268 1506" svg:viewBox="0 0 2269 1507">
          <text:p/>
        </draw:connector>
        <draw:connector draw:style-name="gr66" draw:text-style-name="P10" draw:layer="layout" draw:type="line" svg:x1="8.5cm" svg:y1="6.994cm" svg:x2="10.16cm" svg:y2="10.63cm" draw:start-shape="id59" draw:start-glue-point="7" draw:end-shape="id62" draw:end-glue-point="4" svg:d="M8500 6994l1660 3636" svg:viewBox="0 0 1661 3637">
          <text:p/>
        </draw:connector>
        <draw:connector draw:style-name="gr66" draw:text-style-name="P10" draw:layer="layout" draw:type="line" svg:x1="11.43cm" svg:y1="11.9cm" svg:x2="12.564cm" svg:y2="10.296cm" draw:start-shape="id62" draw:start-glue-point="10" draw:end-shape="id61" draw:end-glue-point="7" svg:d="M11430 11900l1134-1604" svg:viewBox="0 0 1135 1605">
          <text:p/>
        </draw:connector>
        <draw:connector draw:style-name="gr66" draw:text-style-name="P10" draw:layer="layout" draw:type="line" svg:x1="14.36cm" svg:y1="8.5cm" svg:x2="16.901cm" svg:y2="6.895cm" draw:start-shape="id61" draw:start-glue-point="11" draw:end-shape="id60" draw:end-glue-point="7" svg:d="M14360 8500l2541-1605" svg:viewBox="0 0 2542 1606">
          <text:p/>
        </draw:connector>
        <draw:connector draw:style-name="gr66" draw:text-style-name="P10" draw:layer="layout" draw:type="line" svg:x1="17.799cm" svg:y1="7.267cm" svg:x2="14.732cm" svg:y2="9.398cm" draw:start-shape="id60" draw:start-glue-point="8" draw:end-shape="id61" draw:end-glue-point="10" svg:d="M17799 7267l-3067 2131" svg:viewBox="0 0 3068 2132">
          <text:p/>
        </draw:connector>
        <draw:connector draw:style-name="gr66" draw:text-style-name="P10" draw:layer="layout" draw:type="line" svg:x1="14.36cm" svg:y1="10.296cm" svg:x2="13.58cm" svg:y2="13.834cm" draw:start-shape="id61" draw:start-glue-point="9" draw:end-shape="id63" draw:end-glue-point="5" svg:d="M14360 10296l-780 3538" svg:viewBox="0 0 781 3539">
          <text:p/>
        </draw:connector>
        <draw:connector draw:style-name="gr66" draw:text-style-name="P10" draw:layer="layout" draw:type="line" svg:x1="14.478cm" svg:y1="13.462cm" svg:x2="18.697cm" svg:y2="6.895cm" draw:start-shape="id63" draw:start-glue-point="4" draw:end-shape="id60" draw:end-glue-point="9" svg:d="M14478 13462l4219-6567" svg:viewBox="0 0 4220 6568">
          <text:p/>
        </draw:connector>
        <draw:connector draw:style-name="gr66" draw:text-style-name="P10" draw:layer="layout" draw:type="line" svg:x1="15.748cm" svg:y1="14.732cm" svg:x2="19.168cm" svg:y2="11.82cm" draw:start-shape="id63" draw:start-glue-point="10" draw:end-shape="id64" draw:end-glue-point="7" svg:d="M15748 14732l3420-2912" svg:viewBox="0 0 3421 2913">
          <text:p/>
        </draw:connector>
        <draw:connector draw:style-name="gr66" draw:text-style-name="P10" draw:layer="layout" draw:type="line" svg:x1="20.964cm" svg:y1="11.82cm" svg:x2="21.59cm" svg:y2="14.478cm" draw:start-shape="id64" draw:start-glue-point="9" draw:end-shape="id65" draw:end-glue-point="4" svg:d="M20964 11820l626 2658" svg:viewBox="0 0 627 2659">
          <text:p/>
        </draw:connector>
        <draw:connector draw:style-name="gr66" draw:text-style-name="P10" draw:layer="layout" draw:type="line" svg:x1="18.796cm" svg:y1="10.922cm" svg:x2="15.376cm" svg:y2="13.834cm" draw:start-shape="id64" draw:start-glue-point="6" draw:end-shape="id63" draw:end-glue-point="11" svg:d="M18796 10922l-3420 2912" svg:viewBox="0 0 3421 2913">
          <text:p/>
        </draw:connector>
        <draw:connector draw:style-name="gr66" draw:text-style-name="P10" draw:layer="layout" draw:type="line" svg:x1="20.32cm" svg:y1="15.748cm" svg:x2="15.376cm" svg:y2="15.63cm" draw:start-shape="id65" draw:start-glue-point="6" draw:end-shape="id63" draw:end-glue-point="9" svg:d="M20320 15748l-4944-118" svg:viewBox="0 0 4945 119">
          <text:p/>
        </draw:connector>
        <draw:connector draw:style-name="gr66" draw:text-style-name="P10" draw:layer="layout" draw:type="curve" draw:line-skew="-1.86cm" svg:x1="13.58cm" svg:y1="15.63cm" svg:x2="8.128cm" svg:y2="6.096cm" draw:start-shape="id63" draw:start-glue-point="7" draw:end-shape="id59" draw:end-glue-point="6" svg:d="M13580 15630c-11745 0-9019-9534-5452-9534" svg:viewBox="0 0 8516 9535">
          <text:p/>
        </draw:connector>
        <draw:frame draw:style-name="gr17" draw:text-style-name="P18" draw:layer="layout" svg:width="0.793cm" svg:height="1.648cm" svg:x="8.759cm" svg:y="3.456cm">
          <draw:text-box>
            <text:p><text:span text:style-name="T95">1</text:span></text:p>
          </draw:text-box>
        </draw:frame>
        <draw:frame draw:style-name="gr17" draw:text-style-name="P18" draw:layer="layout" svg:width="0.793cm" svg:height="1.648cm" svg:x="17.495cm" svg:y="3.079cm">
          <draw:text-box>
            <text:p><text:span text:style-name="T95">2</text:span></text:p>
          </draw:text-box>
        </draw:frame>
        <draw:frame draw:style-name="gr17" draw:text-style-name="P18" draw:layer="layout" svg:width="1.016cm" svg:height="1.648cm" svg:x="21.336cm" svg:y="10.036cm">
          <draw:text-box>
            <text:p><text:span text:style-name="T95">3</text:span></text:p>
          </draw:text-box>
        </draw:frame>
        <draw:frame draw:style-name="gr17" draw:text-style-name="P18" draw:layer="layout" svg:width="0.793cm" svg:height="1.648cm" svg:x="22.829cm" svg:y="14.862cm">
          <draw:text-box>
            <text:p><text:span text:style-name="T95">4</text:span></text:p>
          </draw:text-box>
        </draw:frame>
        <draw:frame draw:style-name="gr17" draw:text-style-name="P18" draw:layer="layout" svg:width="0.793cm" svg:height="1.648cm" svg:x="13.97cm" svg:y="15.748cm">
          <draw:text-box>
            <text:p><text:span text:style-name="T95">5</text:span></text:p>
          </draw:text-box>
        </draw:frame>
        <draw:frame draw:style-name="gr17" draw:text-style-name="P18" draw:layer="layout" svg:width="0.793cm" svg:height="1.648cm" svg:x="7.874cm" svg:y="11.684cm">
          <draw:text-box>
            <text:p><text:span text:style-name="T95">6</text:span></text:p>
          </draw:text-box>
        </draw:frame>
        <draw:frame draw:style-name="gr17" draw:text-style-name="P18" draw:layer="layout" svg:width="0.793cm" svg:height="1.648cm" svg:x="13.467cm" svg:y="6.888cm">
          <draw:text-box>
            <text:p><text:span text:style-name="T95">7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Neural P Systems</text:span></text:p>
          </draw:text-box>
        </draw:frame>
        <draw:frame draw:style-name="gr63" draw:text-style-name="P36" draw:layer="layout" svg:width="28.046cm" svg:height="0.852cm" svg:x="-0.046cm" svg:y="20.158cm">
          <draw:text-box>
            <text:p text:style-name="P22"><text:span text:style-name="T7">[5]</text:span><text:span text:style-name="T8"> </text:span><text:span text:style-name="T9">Ionescu</text:span><text:span text:style-name="T8">, M., Păun, G., </text:span><text:span text:style-name="T9">Yokomori</text:span><text:span text:style-name="T8">, T..</text:span><text:span text:style-name="T10"> 2006</text:span><text:span text:style-name="T8">. </text:span><text:span text:style-name="T9">Spiking Neural P Systems</text:span><text:span text:style-name="T8">. In </text:span><text:span text:style-name="T9">Fundamenta Informaticae</text:span><text:span text:style-name="T8">. vol 71, issue 2,3 (February 2006), 279-308.</text:span></text:p>
          </draw:text-box>
        </draw:frame>
        <draw:custom-shape draw:style-name="gr70" draw:text-style-name="P40" xml:id="id66" draw:id="id66" draw:layer="layout" svg:width="2.54cm" svg:height="2.54cm" svg:x="8.128cm" svg:y="3.126cm">
          <text:p text:style-name="P13"><text:span text:style-name="T42">a</text:span><text:span text:style-name="T7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6" draw:layer="layout" svg:width="4.826cm" svg:height="3.045cm" svg:x="0.254cm" svg:y="1.54cm">
          <draw:text-box>
            <text:p><text:span text:style-name="T95">O = {</text:span><text:span text:style-name="T42">a</text:span><text:span text:style-name="T95">}</text:span></text:p>
            <text:p><text:span text:style-name="T42">a</text:span><text:span text:style-name="T40"> </text:span><text:span text:style-name="T95">- spike </text:span></text:p>
          </draw:text-box>
        </draw:frame>
        <draw:custom-shape draw:style-name="gr70" draw:text-style-name="P40" xml:id="id67" draw:id="id67" draw:layer="layout" svg:width="2.54cm" svg:height="2.54cm" svg:x="16.529cm" svg:y="3.027cm">
          <text:p text:style-name="P13"><text:span text:style-name="T42">a</text:span><text:span text:style-name="T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69" draw:id="id69" draw:layer="layout" svg:width="2.54cm" svg:height="2.54cm" svg:x="8.89cm" svg:y="8.93cm">
          <text:p text:style-name="P13"><text:span text:style-name="T42">a</text:span><text:span text:style-name="T7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71" draw:id="id71" draw:layer="layout" svg:width="2.54cm" svg:height="2.54cm" svg:x="18.796cm" svg:y="7.952cm">
          <text:p text:style-name="P13"><text:span text:style-name="T42">a</text:span><text:span text:style-name="T7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70" draw:id="id70" draw:layer="layout" svg:width="2.54cm" svg:height="2.54cm" svg:x="13.208cm" svg:y="11.762cm">
          <text:p text:style-name="P13"><text:span text:style-name="T42">a</text:span><text:span text:style-name="T7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68" draw:id="id68" draw:layer="layout" svg:width="2.54cm" svg:height="2.54cm" svg:x="12.192cm" svg:y="6.428cm">
          <text:p text:style-name="P13"><text:span text:style-name="T42">a</text:span><text:span text:style-name="T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72" draw:id="id72" draw:layer="layout" svg:width="2.54cm" svg:height="2.54cm" svg:x="20.32cm" svg:y="12.778cm">
          <text:p text:style-name="P13"><text:span text:style-name="T42">a</text:span><text:span text:style-name="T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0" draw:layer="layout" draw:type="line" svg:x1="10.668cm" svg:y1="4.396cm" svg:x2="16.529cm" svg:y2="4.297cm" draw:start-shape="id66" draw:start-glue-point="10" draw:end-shape="id67" draw:end-glue-point="6" svg:d="M10668 4396l5861-99" svg:viewBox="0 0 5862 100">
          <text:p/>
        </draw:connector>
        <draw:connector draw:style-name="gr66" draw:text-style-name="P10" draw:layer="layout" draw:type="line" svg:x1="10.296cm" svg:y1="5.294cm" svg:x2="12.564cm" svg:y2="6.8cm" draw:start-shape="id66" draw:start-glue-point="9" draw:end-shape="id68" draw:end-glue-point="5" svg:d="M10296 5294l2268 1506" svg:viewBox="0 0 2269 1507">
          <text:p/>
        </draw:connector>
        <draw:connector draw:style-name="gr66" draw:text-style-name="P10" draw:layer="layout" draw:type="line" svg:x1="8.5cm" svg:y1="5.294cm" svg:x2="10.16cm" svg:y2="8.93cm" draw:start-shape="id66" draw:start-glue-point="7" draw:end-shape="id69" draw:end-glue-point="4" svg:d="M8500 5294l1660 3636" svg:viewBox="0 0 1661 3637">
          <text:p/>
        </draw:connector>
        <draw:connector draw:style-name="gr66" draw:text-style-name="P10" draw:layer="layout" draw:type="line" svg:x1="11.43cm" svg:y1="10.2cm" svg:x2="12.564cm" svg:y2="8.596cm" draw:start-shape="id69" draw:start-glue-point="10" draw:end-shape="id68" draw:end-glue-point="7" svg:d="M11430 10200l1134-1604" svg:viewBox="0 0 1135 1605">
          <text:p/>
        </draw:connector>
        <draw:connector draw:style-name="gr66" draw:text-style-name="P10" draw:layer="layout" draw:type="line" svg:x1="14.36cm" svg:y1="6.8cm" svg:x2="16.901cm" svg:y2="5.195cm" draw:start-shape="id68" draw:start-glue-point="11" draw:end-shape="id67" draw:end-glue-point="7" svg:d="M14360 6800l2541-1605" svg:viewBox="0 0 2542 1606">
          <text:p/>
        </draw:connector>
        <draw:connector draw:style-name="gr66" draw:text-style-name="P10" draw:layer="layout" draw:type="line" svg:x1="17.799cm" svg:y1="5.567cm" svg:x2="14.732cm" svg:y2="7.698cm" draw:start-shape="id67" draw:start-glue-point="8" draw:end-shape="id68" draw:end-glue-point="10" svg:d="M17799 5567l-3067 2131" svg:viewBox="0 0 3068 2132">
          <text:p/>
        </draw:connector>
        <draw:connector draw:style-name="gr66" draw:text-style-name="P10" draw:layer="layout" draw:type="line" svg:x1="14.36cm" svg:y1="8.596cm" svg:x2="13.58cm" svg:y2="12.134cm" draw:start-shape="id68" draw:start-glue-point="9" draw:end-shape="id70" draw:end-glue-point="5" svg:d="M14360 8596l-780 3538" svg:viewBox="0 0 781 3539">
          <text:p/>
        </draw:connector>
        <draw:connector draw:style-name="gr66" draw:text-style-name="P10" draw:layer="layout" draw:type="line" svg:x1="14.478cm" svg:y1="11.762cm" svg:x2="18.697cm" svg:y2="5.195cm" draw:start-shape="id70" draw:start-glue-point="4" draw:end-shape="id67" draw:end-glue-point="9" svg:d="M14478 11762l4219-6567" svg:viewBox="0 0 4220 6568">
          <text:p/>
        </draw:connector>
        <draw:connector draw:style-name="gr66" draw:text-style-name="P10" draw:layer="layout" draw:type="line" svg:x1="15.748cm" svg:y1="13.032cm" svg:x2="19.168cm" svg:y2="10.12cm" draw:start-shape="id70" draw:start-glue-point="10" draw:end-shape="id71" draw:end-glue-point="7" svg:d="M15748 13032l3420-2912" svg:viewBox="0 0 3421 2913">
          <text:p/>
        </draw:connector>
        <draw:connector draw:style-name="gr66" draw:text-style-name="P10" draw:layer="layout" draw:type="line" svg:x1="20.964cm" svg:y1="10.12cm" svg:x2="21.59cm" svg:y2="12.778cm" draw:start-shape="id71" draw:start-glue-point="9" draw:end-shape="id72" draw:end-glue-point="4" svg:d="M20964 10120l626 2658" svg:viewBox="0 0 627 2659">
          <text:p/>
        </draw:connector>
        <draw:connector draw:style-name="gr66" draw:text-style-name="P10" draw:layer="layout" draw:type="line" svg:x1="18.796cm" svg:y1="9.222cm" svg:x2="15.376cm" svg:y2="12.134cm" draw:start-shape="id71" draw:start-glue-point="6" draw:end-shape="id70" draw:end-glue-point="11" svg:d="M18796 9222l-3420 2912" svg:viewBox="0 0 3421 2913">
          <text:p/>
        </draw:connector>
        <draw:connector draw:style-name="gr66" draw:text-style-name="P10" draw:layer="layout" draw:type="line" svg:x1="20.32cm" svg:y1="14.048cm" svg:x2="15.376cm" svg:y2="13.93cm" draw:start-shape="id72" draw:start-glue-point="6" draw:end-shape="id70" draw:end-glue-point="9" svg:d="M20320 14048l-4944-118" svg:viewBox="0 0 4945 119">
          <text:p/>
        </draw:connector>
        <draw:connector draw:style-name="gr66" draw:text-style-name="P10" draw:layer="layout" draw:type="curve" draw:line-skew="-1.86cm" svg:x1="13.58cm" svg:y1="13.93cm" svg:x2="8.128cm" svg:y2="4.396cm" draw:start-shape="id70" draw:start-glue-point="7" draw:end-shape="id66" draw:end-glue-point="6" svg:d="M13580 13930c-11745 0-9019-9534-5452-9534" svg:viewBox="0 0 8516 9535">
          <text:p/>
        </draw:connector>
        <draw:frame draw:style-name="gr17" draw:text-style-name="P18" draw:layer="layout" svg:width="0.793cm" svg:height="1.648cm" svg:x="8.759cm" svg:y="1.756cm">
          <draw:text-box>
            <text:p><text:span text:style-name="T95">1</text:span></text:p>
          </draw:text-box>
        </draw:frame>
        <draw:frame draw:style-name="gr17" draw:text-style-name="P18" draw:layer="layout" svg:width="0.793cm" svg:height="1.648cm" svg:x="17.495cm" svg:y="1.379cm">
          <draw:text-box>
            <text:p><text:span text:style-name="T95">2</text:span></text:p>
          </draw:text-box>
        </draw:frame>
        <draw:frame draw:style-name="gr17" draw:text-style-name="P18" draw:layer="layout" svg:width="1.016cm" svg:height="1.648cm" svg:x="21.336cm" svg:y="8.336cm">
          <draw:text-box>
            <text:p><text:span text:style-name="T95">3</text:span></text:p>
          </draw:text-box>
        </draw:frame>
        <draw:frame draw:style-name="gr17" draw:text-style-name="P18" draw:layer="layout" svg:width="0.793cm" svg:height="1.648cm" svg:x="22.829cm" svg:y="13.162cm">
          <draw:text-box>
            <text:p><text:span text:style-name="T95">4</text:span></text:p>
          </draw:text-box>
        </draw:frame>
        <draw:frame draw:style-name="gr17" draw:text-style-name="P18" draw:layer="layout" svg:width="0.793cm" svg:height="1.648cm" svg:x="13.97cm" svg:y="14.048cm">
          <draw:text-box>
            <text:p><text:span text:style-name="T95">5</text:span></text:p>
          </draw:text-box>
        </draw:frame>
        <draw:frame draw:style-name="gr17" draw:text-style-name="P18" draw:layer="layout" svg:width="0.793cm" svg:height="1.648cm" svg:x="7.874cm" svg:y="9.984cm">
          <draw:text-box>
            <text:p><text:span text:style-name="T95">6</text:span></text:p>
          </draw:text-box>
        </draw:frame>
        <draw:frame draw:style-name="gr17" draw:text-style-name="P18" draw:layer="layout" svg:width="0.793cm" svg:height="1.648cm" svg:x="13.467cm" svg:y="5.188cm">
          <draw:text-box>
            <text:p><text:span text:style-name="T95">7</text:span></text:p>
          </draw:text-box>
        </draw:frame>
        <draw:frame draw:style-name="gr52" draw:text-style-name="P18" draw:layer="layout" svg:width="7.392cm" svg:height="3.045cm" svg:x="11.15cm" svg:y="16.064cm">
          <draw:text-box>
            <text:p><text:span text:style-name="T94">a</text:span><text:span text:style-name="T101">2x+1</text:span><text:span text:style-name="T77">/</text:span><text:span text:style-name="T94">a</text:span><text:span text:style-name="T101">2</text:span><text:span text:style-name="T77">→ </text:span><text:span text:style-name="T94">a: </text:span><text:span text:style-name="T90">3</text:span></text:p>
          </draw:text-box>
        </draw:frame>
        <draw:frame draw:style-name="gr52" draw:text-style-name="P41" draw:layer="layout" svg:width="9.898cm" svg:height="3.045cm" svg:x="9.66cm" svg:y="17.91cm">
          <draw:text-box>
            <text:p><text:span text:style-name="T91">2x+1, </text:span><text:span text:style-name="T77">x</text:span><text:span text:style-name="T102"> -whole num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Neural P Systems</text:span></text:p>
          </draw:text-box>
        </draw:frame>
        <draw:frame draw:style-name="gr63" draw:text-style-name="P36" draw:layer="layout" svg:width="28.046cm" svg:height="0.852cm" svg:x="-0.046cm" svg:y="20.158cm">
          <draw:text-box>
            <text:p text:style-name="P22"><text:span text:style-name="T7">[5]</text:span><text:span text:style-name="T8"> </text:span><text:span text:style-name="T9">Ionescu</text:span><text:span text:style-name="T8">, M., Păun, G., </text:span><text:span text:style-name="T9">Yokomori</text:span><text:span text:style-name="T8">, T..</text:span><text:span text:style-name="T10"> 2006</text:span><text:span text:style-name="T8">. </text:span><text:span text:style-name="T9">Spiking Neural P Systems</text:span><text:span text:style-name="T8">. In </text:span><text:span text:style-name="T9">Fundamenta Informaticae</text:span><text:span text:style-name="T8">. vol 71, issue 2,3 (February 2006), 279-308.</text:span></text:p>
          </draw:text-box>
        </draw:frame>
        <draw:custom-shape draw:style-name="gr71" draw:text-style-name="P40" xml:id="id73" draw:id="id73" draw:layer="layout" svg:width="2.54cm" svg:height="2.54cm" svg:x="8.128cm" svg:y="3.126cm">
          <text:p text:style-name="P13"><text:span text:style-name="T4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6" draw:layer="layout" svg:width="4.826cm" svg:height="3.045cm" svg:x="0.254cm" svg:y="1.54cm">
          <draw:text-box>
            <text:p><text:span text:style-name="T95">O = {</text:span><text:span text:style-name="T42">a</text:span><text:span text:style-name="T95">}</text:span></text:p>
            <text:p><text:span text:style-name="T42">a</text:span><text:span text:style-name="T40"> </text:span><text:span text:style-name="T95">- spike </text:span></text:p>
          </draw:text-box>
        </draw:frame>
        <draw:custom-shape draw:style-name="gr70" draw:text-style-name="P40" xml:id="id74" draw:id="id74" draw:layer="layout" svg:width="2.54cm" svg:height="2.54cm" svg:x="16.529cm" svg:y="3.027cm">
          <text:p text:style-name="P13"><text:span text:style-name="T42">a</text:span><text:span text:style-name="T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76" draw:id="id76" draw:layer="layout" svg:width="2.54cm" svg:height="2.54cm" svg:x="8.89cm" svg:y="8.93cm">
          <text:p text:style-name="P13"><text:span text:style-name="T42">a</text:span><text:span text:style-name="T7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78" draw:id="id78" draw:layer="layout" svg:width="2.54cm" svg:height="2.54cm" svg:x="18.796cm" svg:y="7.952cm">
          <text:p text:style-name="P13"><text:span text:style-name="T42">a</text:span><text:span text:style-name="T7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77" draw:id="id77" draw:layer="layout" svg:width="2.54cm" svg:height="2.54cm" svg:x="13.208cm" svg:y="11.762cm">
          <text:p text:style-name="P13"><text:span text:style-name="T42">a</text:span><text:span text:style-name="T7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75" draw:id="id75" draw:layer="layout" svg:width="2.54cm" svg:height="2.54cm" svg:x="12.192cm" svg:y="6.428cm">
          <text:p text:style-name="P13"><text:span text:style-name="T42">a</text:span><text:span text:style-name="T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79" draw:id="id79" draw:layer="layout" svg:width="2.54cm" svg:height="2.54cm" svg:x="20.32cm" svg:y="12.778cm">
          <text:p text:style-name="P13"><text:span text:style-name="T42">a</text:span><text:span text:style-name="T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0" draw:layer="layout" draw:type="line" svg:x1="10.668cm" svg:y1="4.396cm" svg:x2="16.529cm" svg:y2="4.297cm" draw:start-shape="id73" draw:start-glue-point="10" draw:end-shape="id74" draw:end-glue-point="6" svg:d="M10668 4396l5861-99" svg:viewBox="0 0 5862 100">
          <text:p/>
        </draw:connector>
        <draw:connector draw:style-name="gr66" draw:text-style-name="P10" draw:layer="layout" draw:type="line" svg:x1="10.296cm" svg:y1="5.294cm" svg:x2="12.564cm" svg:y2="6.8cm" draw:start-shape="id73" draw:start-glue-point="9" draw:end-shape="id75" draw:end-glue-point="5" svg:d="M10296 5294l2268 1506" svg:viewBox="0 0 2269 1507">
          <text:p/>
        </draw:connector>
        <draw:connector draw:style-name="gr66" draw:text-style-name="P10" draw:layer="layout" draw:type="line" svg:x1="8.5cm" svg:y1="5.294cm" svg:x2="10.16cm" svg:y2="8.93cm" draw:start-shape="id73" draw:start-glue-point="7" draw:end-shape="id76" draw:end-glue-point="4" svg:d="M8500 5294l1660 3636" svg:viewBox="0 0 1661 3637">
          <text:p/>
        </draw:connector>
        <draw:connector draw:style-name="gr66" draw:text-style-name="P10" draw:layer="layout" draw:type="line" svg:x1="11.43cm" svg:y1="10.2cm" svg:x2="12.564cm" svg:y2="8.596cm" draw:start-shape="id76" draw:start-glue-point="10" draw:end-shape="id75" draw:end-glue-point="7" svg:d="M11430 10200l1134-1604" svg:viewBox="0 0 1135 1605">
          <text:p/>
        </draw:connector>
        <draw:connector draw:style-name="gr66" draw:text-style-name="P10" draw:layer="layout" draw:type="line" svg:x1="14.36cm" svg:y1="6.8cm" svg:x2="16.901cm" svg:y2="5.195cm" draw:start-shape="id75" draw:start-glue-point="11" draw:end-shape="id74" draw:end-glue-point="7" svg:d="M14360 6800l2541-1605" svg:viewBox="0 0 2542 1606">
          <text:p/>
        </draw:connector>
        <draw:connector draw:style-name="gr66" draw:text-style-name="P10" draw:layer="layout" draw:type="line" svg:x1="17.799cm" svg:y1="5.567cm" svg:x2="14.732cm" svg:y2="7.698cm" draw:start-shape="id74" draw:start-glue-point="8" draw:end-shape="id75" draw:end-glue-point="10" svg:d="M17799 5567l-3067 2131" svg:viewBox="0 0 3068 2132">
          <text:p/>
        </draw:connector>
        <draw:connector draw:style-name="gr66" draw:text-style-name="P10" draw:layer="layout" draw:type="line" svg:x1="14.36cm" svg:y1="8.596cm" svg:x2="13.58cm" svg:y2="12.134cm" draw:start-shape="id75" draw:start-glue-point="9" draw:end-shape="id77" draw:end-glue-point="5" svg:d="M14360 8596l-780 3538" svg:viewBox="0 0 781 3539">
          <text:p/>
        </draw:connector>
        <draw:connector draw:style-name="gr66" draw:text-style-name="P10" draw:layer="layout" draw:type="line" svg:x1="14.478cm" svg:y1="11.762cm" svg:x2="18.697cm" svg:y2="5.195cm" draw:start-shape="id77" draw:start-glue-point="4" draw:end-shape="id74" draw:end-glue-point="9" svg:d="M14478 11762l4219-6567" svg:viewBox="0 0 4220 6568">
          <text:p/>
        </draw:connector>
        <draw:connector draw:style-name="gr66" draw:text-style-name="P10" draw:layer="layout" draw:type="line" svg:x1="15.748cm" svg:y1="13.032cm" svg:x2="19.168cm" svg:y2="10.12cm" draw:start-shape="id77" draw:start-glue-point="10" draw:end-shape="id78" draw:end-glue-point="7" svg:d="M15748 13032l3420-2912" svg:viewBox="0 0 3421 2913">
          <text:p/>
        </draw:connector>
        <draw:connector draw:style-name="gr66" draw:text-style-name="P10" draw:layer="layout" draw:type="line" svg:x1="20.964cm" svg:y1="10.12cm" svg:x2="21.59cm" svg:y2="12.778cm" draw:start-shape="id78" draw:start-glue-point="9" draw:end-shape="id79" draw:end-glue-point="4" svg:d="M20964 10120l626 2658" svg:viewBox="0 0 627 2659">
          <text:p/>
        </draw:connector>
        <draw:connector draw:style-name="gr66" draw:text-style-name="P10" draw:layer="layout" draw:type="line" svg:x1="18.796cm" svg:y1="9.222cm" svg:x2="15.376cm" svg:y2="12.134cm" draw:start-shape="id78" draw:start-glue-point="6" draw:end-shape="id77" draw:end-glue-point="11" svg:d="M18796 9222l-3420 2912" svg:viewBox="0 0 3421 2913">
          <text:p/>
        </draw:connector>
        <draw:connector draw:style-name="gr66" draw:text-style-name="P10" draw:layer="layout" draw:type="line" svg:x1="20.32cm" svg:y1="14.048cm" svg:x2="15.376cm" svg:y2="13.93cm" draw:start-shape="id79" draw:start-glue-point="6" draw:end-shape="id77" draw:end-glue-point="9" svg:d="M20320 14048l-4944-118" svg:viewBox="0 0 4945 119">
          <text:p/>
        </draw:connector>
        <draw:connector draw:style-name="gr66" draw:text-style-name="P10" draw:layer="layout" draw:type="curve" draw:line-skew="-1.86cm" svg:x1="13.58cm" svg:y1="13.93cm" svg:x2="8.128cm" svg:y2="4.396cm" draw:start-shape="id77" draw:start-glue-point="7" draw:end-shape="id73" draw:end-glue-point="6" svg:d="M13580 13930c-11797 0-9071-9534-5452-9534" svg:viewBox="0 0 8554 9535">
          <text:p/>
        </draw:connector>
        <draw:frame draw:style-name="gr17" draw:text-style-name="P18" draw:layer="layout" svg:width="0.793cm" svg:height="1.648cm" svg:x="8.759cm" svg:y="1.756cm">
          <draw:text-box>
            <text:p><text:span text:style-name="T95">1</text:span></text:p>
          </draw:text-box>
        </draw:frame>
        <draw:frame draw:style-name="gr17" draw:text-style-name="P18" draw:layer="layout" svg:width="0.793cm" svg:height="1.648cm" svg:x="17.495cm" svg:y="1.379cm">
          <draw:text-box>
            <text:p><text:span text:style-name="T95">2</text:span></text:p>
          </draw:text-box>
        </draw:frame>
        <draw:frame draw:style-name="gr17" draw:text-style-name="P18" draw:layer="layout" svg:width="1.016cm" svg:height="1.648cm" svg:x="21.336cm" svg:y="8.336cm">
          <draw:text-box>
            <text:p><text:span text:style-name="T95">3</text:span></text:p>
          </draw:text-box>
        </draw:frame>
        <draw:frame draw:style-name="gr17" draw:text-style-name="P18" draw:layer="layout" svg:width="0.793cm" svg:height="1.648cm" svg:x="22.829cm" svg:y="13.162cm">
          <draw:text-box>
            <text:p><text:span text:style-name="T95">4</text:span></text:p>
          </draw:text-box>
        </draw:frame>
        <draw:frame draw:style-name="gr17" draw:text-style-name="P18" draw:layer="layout" svg:width="0.793cm" svg:height="1.648cm" svg:x="13.97cm" svg:y="14.048cm">
          <draw:text-box>
            <text:p><text:span text:style-name="T95">5</text:span></text:p>
          </draw:text-box>
        </draw:frame>
        <draw:frame draw:style-name="gr17" draw:text-style-name="P18" draw:layer="layout" svg:width="0.793cm" svg:height="1.648cm" svg:x="7.874cm" svg:y="9.984cm">
          <draw:text-box>
            <text:p><text:span text:style-name="T95">6</text:span></text:p>
          </draw:text-box>
        </draw:frame>
        <draw:frame draw:style-name="gr17" draw:text-style-name="P18" draw:layer="layout" svg:width="0.793cm" svg:height="1.648cm" svg:x="13.467cm" svg:y="5.188cm">
          <draw:text-box>
            <text:p><text:span text:style-name="T95">7</text:span></text:p>
          </draw:text-box>
        </draw:frame>
        <draw:frame draw:style-name="gr52" draw:text-style-name="P18" draw:layer="layout" svg:width="7.392cm" svg:height="3.045cm" svg:x="11.15cm" svg:y="16.064cm">
          <draw:text-box>
            <text:p><text:span text:style-name="T94">a</text:span><text:span text:style-name="T101">2x+1</text:span><text:span text:style-name="T77">/</text:span><text:span text:style-name="T94">a</text:span><text:span text:style-name="T101">2</text:span><text:span text:style-name="T77">→ </text:span><text:span text:style-name="T94">a: </text:span><text:span text:style-name="T90">3</text:span></text:p>
          </draw:text-box>
        </draw:frame>
        <draw:frame draw:style-name="gr52" draw:text-style-name="P41" draw:layer="layout" svg:width="9.898cm" svg:height="3.045cm" svg:x="9.66cm" svg:y="17.91cm">
          <draw:text-box>
            <text:p><text:span text:style-name="T91">2x+1, </text:span><text:span text:style-name="T77">x</text:span><text:span text:style-name="T102"> -whole number</text:span></text:p>
          </draw:text-box>
        </draw:frame>
        <draw:frame draw:style-name="gr17" draw:text-style-name="P18" draw:layer="layout" svg:width="2.54cm" svg:height="1.648cm" svg:x="0.154cm" svg:y="8.626cm">
          <draw:text-box>
            <text:p><text:span text:style-name="T91"><text:s/></text:span><text:span text:style-name="T77">t=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Neural P Systems</text:span></text:p>
          </draw:text-box>
        </draw:frame>
        <draw:frame draw:style-name="gr63" draw:text-style-name="P36" draw:layer="layout" svg:width="28.046cm" svg:height="0.852cm" svg:x="-0.046cm" svg:y="20.158cm">
          <draw:text-box>
            <text:p text:style-name="P22"><text:span text:style-name="T7">[5]</text:span><text:span text:style-name="T8"> </text:span><text:span text:style-name="T9">Ionescu</text:span><text:span text:style-name="T8">, M., Păun, G., </text:span><text:span text:style-name="T9">Yokomori</text:span><text:span text:style-name="T8">, T..</text:span><text:span text:style-name="T10"> 2006</text:span><text:span text:style-name="T8">. </text:span><text:span text:style-name="T9">Spiking Neural P Systems</text:span><text:span text:style-name="T8">. In </text:span><text:span text:style-name="T9">Fundamenta Informaticae</text:span><text:span text:style-name="T8">. vol 71, issue 2,3 (February 2006), 279-308.</text:span></text:p>
          </draw:text-box>
        </draw:frame>
        <draw:custom-shape draw:style-name="gr72" draw:text-style-name="P40" xml:id="id80" draw:id="id80" draw:layer="layout" svg:width="2.54cm" svg:height="2.54cm" svg:x="8.128cm" svg:y="3.126cm">
          <text:p text:style-name="P13"><text:span text:style-name="T4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6" draw:layer="layout" svg:width="4.826cm" svg:height="3.045cm" svg:x="0.254cm" svg:y="1.54cm">
          <draw:text-box>
            <text:p><text:span text:style-name="T95">O = {</text:span><text:span text:style-name="T42">a</text:span><text:span text:style-name="T95">}</text:span></text:p>
            <text:p><text:span text:style-name="T42">a</text:span><text:span text:style-name="T40"> </text:span><text:span text:style-name="T95">- spike </text:span></text:p>
          </draw:text-box>
        </draw:frame>
        <draw:custom-shape draw:style-name="gr70" draw:text-style-name="P40" xml:id="id81" draw:id="id81" draw:layer="layout" svg:width="2.54cm" svg:height="2.54cm" svg:x="16.529cm" svg:y="3.027cm">
          <text:p text:style-name="P13"><text:span text:style-name="T42">a</text:span><text:span text:style-name="T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83" draw:id="id83" draw:layer="layout" svg:width="2.54cm" svg:height="2.54cm" svg:x="8.89cm" svg:y="8.93cm">
          <text:p text:style-name="P13"><text:span text:style-name="T42">a</text:span><text:span text:style-name="T7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85" draw:id="id85" draw:layer="layout" svg:width="2.54cm" svg:height="2.54cm" svg:x="18.796cm" svg:y="7.952cm">
          <text:p text:style-name="P13"><text:span text:style-name="T42">a</text:span><text:span text:style-name="T7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84" draw:id="id84" draw:layer="layout" svg:width="2.54cm" svg:height="2.54cm" svg:x="13.208cm" svg:y="11.762cm">
          <text:p text:style-name="P13"><text:span text:style-name="T42">a</text:span><text:span text:style-name="T7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82" draw:id="id82" draw:layer="layout" svg:width="2.54cm" svg:height="2.54cm" svg:x="12.192cm" svg:y="6.428cm">
          <text:p text:style-name="P13"><text:span text:style-name="T42">a</text:span><text:span text:style-name="T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86" draw:id="id86" draw:layer="layout" svg:width="2.54cm" svg:height="2.54cm" svg:x="20.32cm" svg:y="12.778cm">
          <text:p text:style-name="P13"><text:span text:style-name="T42">a</text:span><text:span text:style-name="T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0" draw:layer="layout" draw:type="line" svg:x1="10.668cm" svg:y1="4.396cm" svg:x2="16.529cm" svg:y2="4.297cm" draw:start-shape="id80" draw:start-glue-point="10" draw:end-shape="id81" draw:end-glue-point="6" svg:d="M10668 4396l5861-99" svg:viewBox="0 0 5862 100">
          <text:p/>
        </draw:connector>
        <draw:connector draw:style-name="gr66" draw:text-style-name="P10" draw:layer="layout" draw:type="line" svg:x1="10.296cm" svg:y1="5.294cm" svg:x2="12.564cm" svg:y2="6.8cm" draw:start-shape="id80" draw:start-glue-point="9" draw:end-shape="id82" draw:end-glue-point="5" svg:d="M10296 5294l2268 1506" svg:viewBox="0 0 2269 1507">
          <text:p/>
        </draw:connector>
        <draw:connector draw:style-name="gr66" draw:text-style-name="P10" draw:layer="layout" draw:type="line" svg:x1="8.5cm" svg:y1="5.294cm" svg:x2="10.16cm" svg:y2="8.93cm" draw:start-shape="id80" draw:start-glue-point="7" draw:end-shape="id83" draw:end-glue-point="4" svg:d="M8500 5294l1660 3636" svg:viewBox="0 0 1661 3637">
          <text:p/>
        </draw:connector>
        <draw:connector draw:style-name="gr66" draw:text-style-name="P10" draw:layer="layout" draw:type="line" svg:x1="11.43cm" svg:y1="10.2cm" svg:x2="12.564cm" svg:y2="8.596cm" draw:start-shape="id83" draw:start-glue-point="10" draw:end-shape="id82" draw:end-glue-point="7" svg:d="M11430 10200l1134-1604" svg:viewBox="0 0 1135 1605">
          <text:p/>
        </draw:connector>
        <draw:connector draw:style-name="gr66" draw:text-style-name="P10" draw:layer="layout" draw:type="line" svg:x1="14.36cm" svg:y1="6.8cm" svg:x2="16.901cm" svg:y2="5.195cm" draw:start-shape="id82" draw:start-glue-point="11" draw:end-shape="id81" draw:end-glue-point="7" svg:d="M14360 6800l2541-1605" svg:viewBox="0 0 2542 1606">
          <text:p/>
        </draw:connector>
        <draw:connector draw:style-name="gr66" draw:text-style-name="P10" draw:layer="layout" draw:type="line" svg:x1="17.799cm" svg:y1="5.567cm" svg:x2="14.732cm" svg:y2="7.698cm" draw:start-shape="id81" draw:start-glue-point="8" draw:end-shape="id82" draw:end-glue-point="10" svg:d="M17799 5567l-3067 2131" svg:viewBox="0 0 3068 2132">
          <text:p/>
        </draw:connector>
        <draw:connector draw:style-name="gr66" draw:text-style-name="P10" draw:layer="layout" draw:type="line" svg:x1="14.36cm" svg:y1="8.596cm" svg:x2="13.58cm" svg:y2="12.134cm" draw:start-shape="id82" draw:start-glue-point="9" draw:end-shape="id84" draw:end-glue-point="5" svg:d="M14360 8596l-780 3538" svg:viewBox="0 0 781 3539">
          <text:p/>
        </draw:connector>
        <draw:connector draw:style-name="gr66" draw:text-style-name="P10" draw:layer="layout" draw:type="line" svg:x1="14.478cm" svg:y1="11.762cm" svg:x2="18.697cm" svg:y2="5.195cm" draw:start-shape="id84" draw:start-glue-point="4" draw:end-shape="id81" draw:end-glue-point="9" svg:d="M14478 11762l4219-6567" svg:viewBox="0 0 4220 6568">
          <text:p/>
        </draw:connector>
        <draw:connector draw:style-name="gr66" draw:text-style-name="P10" draw:layer="layout" draw:type="line" svg:x1="15.748cm" svg:y1="13.032cm" svg:x2="19.168cm" svg:y2="10.12cm" draw:start-shape="id84" draw:start-glue-point="10" draw:end-shape="id85" draw:end-glue-point="7" svg:d="M15748 13032l3420-2912" svg:viewBox="0 0 3421 2913">
          <text:p/>
        </draw:connector>
        <draw:connector draw:style-name="gr66" draw:text-style-name="P10" draw:layer="layout" draw:type="line" svg:x1="20.964cm" svg:y1="10.12cm" svg:x2="21.59cm" svg:y2="12.778cm" draw:start-shape="id85" draw:start-glue-point="9" draw:end-shape="id86" draw:end-glue-point="4" svg:d="M20964 10120l626 2658" svg:viewBox="0 0 627 2659">
          <text:p/>
        </draw:connector>
        <draw:connector draw:style-name="gr66" draw:text-style-name="P10" draw:layer="layout" draw:type="line" svg:x1="18.796cm" svg:y1="9.222cm" svg:x2="15.376cm" svg:y2="12.134cm" draw:start-shape="id85" draw:start-glue-point="6" draw:end-shape="id84" draw:end-glue-point="11" svg:d="M18796 9222l-3420 2912" svg:viewBox="0 0 3421 2913">
          <text:p/>
        </draw:connector>
        <draw:connector draw:style-name="gr66" draw:text-style-name="P10" draw:layer="layout" draw:type="line" svg:x1="20.32cm" svg:y1="14.048cm" svg:x2="15.376cm" svg:y2="13.93cm" draw:start-shape="id86" draw:start-glue-point="6" draw:end-shape="id84" draw:end-glue-point="9" svg:d="M20320 14048l-4944-118" svg:viewBox="0 0 4945 119">
          <text:p/>
        </draw:connector>
        <draw:connector draw:style-name="gr66" draw:text-style-name="P10" draw:layer="layout" draw:type="curve" draw:line-skew="-1.86cm" svg:x1="13.58cm" svg:y1="13.93cm" svg:x2="8.128cm" svg:y2="4.396cm" draw:start-shape="id84" draw:start-glue-point="7" draw:end-shape="id80" draw:end-glue-point="6" svg:d="M13580 13930c-11797 0-9071-9534-5452-9534" svg:viewBox="0 0 8554 9535">
          <text:p/>
        </draw:connector>
        <draw:frame draw:style-name="gr17" draw:text-style-name="P18" draw:layer="layout" svg:width="0.793cm" svg:height="1.648cm" svg:x="8.759cm" svg:y="1.756cm">
          <draw:text-box>
            <text:p><text:span text:style-name="T95">1</text:span></text:p>
          </draw:text-box>
        </draw:frame>
        <draw:frame draw:style-name="gr17" draw:text-style-name="P18" draw:layer="layout" svg:width="0.793cm" svg:height="1.648cm" svg:x="17.495cm" svg:y="1.379cm">
          <draw:text-box>
            <text:p><text:span text:style-name="T95">2</text:span></text:p>
          </draw:text-box>
        </draw:frame>
        <draw:frame draw:style-name="gr17" draw:text-style-name="P18" draw:layer="layout" svg:width="1.016cm" svg:height="1.648cm" svg:x="21.336cm" svg:y="8.336cm">
          <draw:text-box>
            <text:p><text:span text:style-name="T95">3</text:span></text:p>
          </draw:text-box>
        </draw:frame>
        <draw:frame draw:style-name="gr17" draw:text-style-name="P18" draw:layer="layout" svg:width="0.793cm" svg:height="1.648cm" svg:x="22.829cm" svg:y="13.162cm">
          <draw:text-box>
            <text:p><text:span text:style-name="T95">4</text:span></text:p>
          </draw:text-box>
        </draw:frame>
        <draw:frame draw:style-name="gr17" draw:text-style-name="P18" draw:layer="layout" svg:width="0.793cm" svg:height="1.648cm" svg:x="13.97cm" svg:y="14.048cm">
          <draw:text-box>
            <text:p><text:span text:style-name="T95">5</text:span></text:p>
          </draw:text-box>
        </draw:frame>
        <draw:frame draw:style-name="gr17" draw:text-style-name="P18" draw:layer="layout" svg:width="0.793cm" svg:height="1.648cm" svg:x="7.874cm" svg:y="9.984cm">
          <draw:text-box>
            <text:p><text:span text:style-name="T95">6</text:span></text:p>
          </draw:text-box>
        </draw:frame>
        <draw:frame draw:style-name="gr17" draw:text-style-name="P18" draw:layer="layout" svg:width="0.793cm" svg:height="1.648cm" svg:x="13.467cm" svg:y="5.188cm">
          <draw:text-box>
            <text:p><text:span text:style-name="T95">7</text:span></text:p>
          </draw:text-box>
        </draw:frame>
        <draw:frame draw:style-name="gr52" draw:text-style-name="P18" draw:layer="layout" svg:width="7.392cm" svg:height="3.045cm" svg:x="11.15cm" svg:y="16.064cm">
          <draw:text-box>
            <text:p><text:span text:style-name="T94">a</text:span><text:span text:style-name="T101">2x+1</text:span><text:span text:style-name="T77">/</text:span><text:span text:style-name="T94">a</text:span><text:span text:style-name="T101">2</text:span><text:span text:style-name="T77">→ </text:span><text:span text:style-name="T94">a: </text:span><text:span text:style-name="T90">3</text:span></text:p>
          </draw:text-box>
        </draw:frame>
        <draw:frame draw:style-name="gr52" draw:text-style-name="P41" draw:layer="layout" svg:width="9.898cm" svg:height="3.045cm" svg:x="9.66cm" svg:y="17.91cm">
          <draw:text-box>
            <text:p><text:span text:style-name="T91">2x+1, </text:span><text:span text:style-name="T77">x</text:span><text:span text:style-name="T102"> -whole number</text:span></text:p>
          </draw:text-box>
        </draw:frame>
        <draw:frame draw:style-name="gr17" draw:text-style-name="P18" draw:layer="layout" svg:width="2.54cm" svg:height="1.648cm" svg:x="0.154cm" svg:y="8.626cm">
          <draw:text-box>
            <text:p><text:span text:style-name="T91"><text:s/></text:span><text:span text:style-name="T77">t=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Neural P Systems</text:span></text:p>
          </draw:text-box>
        </draw:frame>
        <draw:frame draw:style-name="gr63" draw:text-style-name="P36" draw:layer="layout" svg:width="28.046cm" svg:height="0.852cm" svg:x="-0.046cm" svg:y="20.158cm">
          <draw:text-box>
            <text:p text:style-name="P22"><text:span text:style-name="T7">[5]</text:span><text:span text:style-name="T8"> </text:span><text:span text:style-name="T9">Ionescu</text:span><text:span text:style-name="T8">, M., Păun, G., </text:span><text:span text:style-name="T9">Yokomori</text:span><text:span text:style-name="T8">, T..</text:span><text:span text:style-name="T10"> 2006</text:span><text:span text:style-name="T8">. </text:span><text:span text:style-name="T9">Spiking Neural P Systems</text:span><text:span text:style-name="T8">. In </text:span><text:span text:style-name="T9">Fundamenta Informaticae</text:span><text:span text:style-name="T8">. vol 71, issue 2,3 (February 2006), 279-308.</text:span></text:p>
          </draw:text-box>
        </draw:frame>
        <draw:custom-shape draw:style-name="gr73" draw:text-style-name="P40" xml:id="id87" draw:id="id87" draw:layer="layout" svg:width="2.54cm" svg:height="2.54cm" svg:x="8.128cm" svg:y="3.126cm">
          <text:p text:style-name="P13"><text:span text:style-name="T4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6" draw:layer="layout" svg:width="4.826cm" svg:height="3.045cm" svg:x="0.254cm" svg:y="1.54cm">
          <draw:text-box>
            <text:p><text:span text:style-name="T95">O = {</text:span><text:span text:style-name="T42">a</text:span><text:span text:style-name="T95">}</text:span></text:p>
            <text:p><text:span text:style-name="T42">a</text:span><text:span text:style-name="T40"> </text:span><text:span text:style-name="T95">- spike </text:span></text:p>
          </draw:text-box>
        </draw:frame>
        <draw:custom-shape draw:style-name="gr70" draw:text-style-name="P40" xml:id="id88" draw:id="id88" draw:layer="layout" svg:width="2.54cm" svg:height="2.54cm" svg:x="16.529cm" svg:y="3.027cm">
          <text:p text:style-name="P13"><text:span text:style-name="T42">a</text:span><text:span text:style-name="T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90" draw:id="id90" draw:layer="layout" svg:width="2.54cm" svg:height="2.54cm" svg:x="8.89cm" svg:y="8.93cm">
          <text:p text:style-name="P13"><text:span text:style-name="T42">a</text:span><text:span text:style-name="T7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92" draw:id="id92" draw:layer="layout" svg:width="2.54cm" svg:height="2.54cm" svg:x="18.796cm" svg:y="7.952cm">
          <text:p text:style-name="P13"><text:span text:style-name="T42">a</text:span><text:span text:style-name="T7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91" draw:id="id91" draw:layer="layout" svg:width="2.54cm" svg:height="2.54cm" svg:x="13.208cm" svg:y="11.762cm">
          <text:p text:style-name="P13"><text:span text:style-name="T42">a</text:span><text:span text:style-name="T7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89" draw:id="id89" draw:layer="layout" svg:width="2.54cm" svg:height="2.54cm" svg:x="12.192cm" svg:y="6.428cm">
          <text:p text:style-name="P13"><text:span text:style-name="T42">a</text:span><text:span text:style-name="T7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93" draw:id="id93" draw:layer="layout" svg:width="2.54cm" svg:height="2.54cm" svg:x="20.32cm" svg:y="12.778cm">
          <text:p text:style-name="P13"><text:span text:style-name="T42">a</text:span><text:span text:style-name="T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0" draw:layer="layout" draw:type="line" svg:x1="10.668cm" svg:y1="4.396cm" svg:x2="16.529cm" svg:y2="4.297cm" draw:start-shape="id87" draw:start-glue-point="10" draw:end-shape="id88" draw:end-glue-point="6" svg:d="M10668 4396l5861-99" svg:viewBox="0 0 5862 100">
          <text:p/>
        </draw:connector>
        <draw:connector draw:style-name="gr66" draw:text-style-name="P10" draw:layer="layout" draw:type="line" svg:x1="10.296cm" svg:y1="5.294cm" svg:x2="12.564cm" svg:y2="6.8cm" draw:start-shape="id87" draw:start-glue-point="9" draw:end-shape="id89" draw:end-glue-point="5" svg:d="M10296 5294l2268 1506" svg:viewBox="0 0 2269 1507">
          <text:p/>
        </draw:connector>
        <draw:connector draw:style-name="gr66" draw:text-style-name="P10" draw:layer="layout" draw:type="line" svg:x1="8.5cm" svg:y1="5.294cm" svg:x2="10.16cm" svg:y2="8.93cm" draw:start-shape="id87" draw:start-glue-point="7" draw:end-shape="id90" draw:end-glue-point="4" svg:d="M8500 5294l1660 3636" svg:viewBox="0 0 1661 3637">
          <text:p/>
        </draw:connector>
        <draw:connector draw:style-name="gr66" draw:text-style-name="P10" draw:layer="layout" draw:type="line" svg:x1="11.43cm" svg:y1="10.2cm" svg:x2="12.564cm" svg:y2="8.596cm" draw:start-shape="id90" draw:start-glue-point="10" draw:end-shape="id89" draw:end-glue-point="7" svg:d="M11430 10200l1134-1604" svg:viewBox="0 0 1135 1605">
          <text:p/>
        </draw:connector>
        <draw:connector draw:style-name="gr66" draw:text-style-name="P10" draw:layer="layout" draw:type="line" svg:x1="14.36cm" svg:y1="6.8cm" svg:x2="16.901cm" svg:y2="5.195cm" draw:start-shape="id89" draw:start-glue-point="11" draw:end-shape="id88" draw:end-glue-point="7" svg:d="M14360 6800l2541-1605" svg:viewBox="0 0 2542 1606">
          <text:p/>
        </draw:connector>
        <draw:connector draw:style-name="gr66" draw:text-style-name="P10" draw:layer="layout" draw:type="line" svg:x1="17.799cm" svg:y1="5.567cm" svg:x2="14.732cm" svg:y2="7.698cm" draw:start-shape="id88" draw:start-glue-point="8" draw:end-shape="id89" draw:end-glue-point="10" svg:d="M17799 5567l-3067 2131" svg:viewBox="0 0 3068 2132">
          <text:p/>
        </draw:connector>
        <draw:connector draw:style-name="gr66" draw:text-style-name="P10" draw:layer="layout" draw:type="line" svg:x1="14.36cm" svg:y1="8.596cm" svg:x2="13.58cm" svg:y2="12.134cm" draw:start-shape="id89" draw:start-glue-point="9" draw:end-shape="id91" draw:end-glue-point="5" svg:d="M14360 8596l-780 3538" svg:viewBox="0 0 781 3539">
          <text:p/>
        </draw:connector>
        <draw:connector draw:style-name="gr66" draw:text-style-name="P10" draw:layer="layout" draw:type="line" svg:x1="14.478cm" svg:y1="11.762cm" svg:x2="18.697cm" svg:y2="5.195cm" draw:start-shape="id91" draw:start-glue-point="4" draw:end-shape="id88" draw:end-glue-point="9" svg:d="M14478 11762l4219-6567" svg:viewBox="0 0 4220 6568">
          <text:p/>
        </draw:connector>
        <draw:connector draw:style-name="gr66" draw:text-style-name="P10" draw:layer="layout" draw:type="line" svg:x1="15.748cm" svg:y1="13.032cm" svg:x2="19.168cm" svg:y2="10.12cm" draw:start-shape="id91" draw:start-glue-point="10" draw:end-shape="id92" draw:end-glue-point="7" svg:d="M15748 13032l3420-2912" svg:viewBox="0 0 3421 2913">
          <text:p/>
        </draw:connector>
        <draw:connector draw:style-name="gr66" draw:text-style-name="P10" draw:layer="layout" draw:type="line" svg:x1="20.964cm" svg:y1="10.12cm" svg:x2="21.59cm" svg:y2="12.778cm" draw:start-shape="id92" draw:start-glue-point="9" draw:end-shape="id93" draw:end-glue-point="4" svg:d="M20964 10120l626 2658" svg:viewBox="0 0 627 2659">
          <text:p/>
        </draw:connector>
        <draw:connector draw:style-name="gr66" draw:text-style-name="P10" draw:layer="layout" draw:type="line" svg:x1="18.796cm" svg:y1="9.222cm" svg:x2="15.376cm" svg:y2="12.134cm" draw:start-shape="id92" draw:start-glue-point="6" draw:end-shape="id91" draw:end-glue-point="11" svg:d="M18796 9222l-3420 2912" svg:viewBox="0 0 3421 2913">
          <text:p/>
        </draw:connector>
        <draw:connector draw:style-name="gr66" draw:text-style-name="P10" draw:layer="layout" draw:type="line" svg:x1="20.32cm" svg:y1="14.048cm" svg:x2="15.376cm" svg:y2="13.93cm" draw:start-shape="id93" draw:start-glue-point="6" draw:end-shape="id91" draw:end-glue-point="9" svg:d="M20320 14048l-4944-118" svg:viewBox="0 0 4945 119">
          <text:p/>
        </draw:connector>
        <draw:connector draw:style-name="gr66" draw:text-style-name="P10" draw:layer="layout" draw:type="curve" draw:line-skew="-1.86cm" svg:x1="13.58cm" svg:y1="13.93cm" svg:x2="8.128cm" svg:y2="4.396cm" draw:start-shape="id91" draw:start-glue-point="7" draw:end-shape="id87" draw:end-glue-point="6" svg:d="M13580 13930c-11797 0-9071-9534-5452-9534" svg:viewBox="0 0 8554 9535">
          <text:p/>
        </draw:connector>
        <draw:frame draw:style-name="gr17" draw:text-style-name="P18" draw:layer="layout" svg:width="0.793cm" svg:height="1.648cm" svg:x="8.759cm" svg:y="1.756cm">
          <draw:text-box>
            <text:p><text:span text:style-name="T95">1</text:span></text:p>
          </draw:text-box>
        </draw:frame>
        <draw:frame draw:style-name="gr17" draw:text-style-name="P18" draw:layer="layout" svg:width="0.793cm" svg:height="1.648cm" svg:x="17.495cm" svg:y="1.379cm">
          <draw:text-box>
            <text:p><text:span text:style-name="T95">2</text:span></text:p>
          </draw:text-box>
        </draw:frame>
        <draw:frame draw:style-name="gr17" draw:text-style-name="P18" draw:layer="layout" svg:width="1.016cm" svg:height="1.648cm" svg:x="21.336cm" svg:y="8.336cm">
          <draw:text-box>
            <text:p><text:span text:style-name="T95">3</text:span></text:p>
          </draw:text-box>
        </draw:frame>
        <draw:frame draw:style-name="gr17" draw:text-style-name="P18" draw:layer="layout" svg:width="0.793cm" svg:height="1.648cm" svg:x="22.829cm" svg:y="13.162cm">
          <draw:text-box>
            <text:p><text:span text:style-name="T95">4</text:span></text:p>
          </draw:text-box>
        </draw:frame>
        <draw:frame draw:style-name="gr17" draw:text-style-name="P18" draw:layer="layout" svg:width="0.793cm" svg:height="1.648cm" svg:x="13.97cm" svg:y="14.048cm">
          <draw:text-box>
            <text:p><text:span text:style-name="T95">5</text:span></text:p>
          </draw:text-box>
        </draw:frame>
        <draw:frame draw:style-name="gr17" draw:text-style-name="P18" draw:layer="layout" svg:width="0.793cm" svg:height="1.648cm" svg:x="7.874cm" svg:y="9.984cm">
          <draw:text-box>
            <text:p><text:span text:style-name="T95">6</text:span></text:p>
          </draw:text-box>
        </draw:frame>
        <draw:frame draw:style-name="gr17" draw:text-style-name="P18" draw:layer="layout" svg:width="0.793cm" svg:height="1.648cm" svg:x="13.467cm" svg:y="5.188cm">
          <draw:text-box>
            <text:p><text:span text:style-name="T95">7</text:span></text:p>
          </draw:text-box>
        </draw:frame>
        <draw:frame draw:style-name="gr52" draw:text-style-name="P18" draw:layer="layout" svg:width="7.392cm" svg:height="3.045cm" svg:x="11.15cm" svg:y="16.064cm">
          <draw:text-box>
            <text:p><text:span text:style-name="T94">a</text:span><text:span text:style-name="T101">2x+1</text:span><text:span text:style-name="T77">/</text:span><text:span text:style-name="T94">a</text:span><text:span text:style-name="T101">2</text:span><text:span text:style-name="T77">→ </text:span><text:span text:style-name="T94">a: </text:span><text:span text:style-name="T90">3</text:span></text:p>
          </draw:text-box>
        </draw:frame>
        <draw:frame draw:style-name="gr52" draw:text-style-name="P41" draw:layer="layout" svg:width="9.898cm" svg:height="3.045cm" svg:x="9.66cm" svg:y="17.91cm">
          <draw:text-box>
            <text:p><text:span text:style-name="T91">2x+1, </text:span><text:span text:style-name="T77">x</text:span><text:span text:style-name="T102"> -whole number</text:span></text:p>
          </draw:text-box>
        </draw:frame>
        <draw:frame draw:style-name="gr17" draw:text-style-name="P18" draw:layer="layout" svg:width="2.54cm" svg:height="1.648cm" svg:x="0.154cm" svg:y="8.626cm">
          <draw:text-box>
            <text:p><text:span text:style-name="T91"><text:s/></text:span><text:span text:style-name="T77">t=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Neural P Systems</text:span></text:p>
          </draw:text-box>
        </draw:frame>
        <draw:frame draw:style-name="gr63" draw:text-style-name="P36" draw:layer="layout" svg:width="28.046cm" svg:height="0.852cm" svg:x="-0.046cm" svg:y="20.158cm">
          <draw:text-box>
            <text:p text:style-name="P22"><text:span text:style-name="T7">[5]</text:span><text:span text:style-name="T8"> </text:span><text:span text:style-name="T9">Ionescu</text:span><text:span text:style-name="T8">, M., Păun, G., </text:span><text:span text:style-name="T9">Yokomori</text:span><text:span text:style-name="T8">, T..</text:span><text:span text:style-name="T10"> 2006</text:span><text:span text:style-name="T8">. </text:span><text:span text:style-name="T9">Spiking Neural P Systems</text:span><text:span text:style-name="T8">. In </text:span><text:span text:style-name="T9">Fundamenta Informaticae</text:span><text:span text:style-name="T8">. vol 71, issue 2,3 (February 2006), 279-308.</text:span></text:p>
          </draw:text-box>
        </draw:frame>
        <draw:custom-shape draw:style-name="gr74" draw:text-style-name="P40" xml:id="id94" draw:id="id94" draw:layer="layout" svg:width="2.54cm" svg:height="2.54cm" svg:x="8.128cm" svg:y="3.126cm">
          <text:p text:style-name="P13"><text:span text:style-name="T4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6" draw:layer="layout" svg:width="4.826cm" svg:height="3.045cm" svg:x="0.254cm" svg:y="1.54cm">
          <draw:text-box>
            <text:p><text:span text:style-name="T95">O = {</text:span><text:span text:style-name="T42">a</text:span><text:span text:style-name="T95">}</text:span></text:p>
            <text:p><text:span text:style-name="T42">a</text:span><text:span text:style-name="T40"> </text:span><text:span text:style-name="T95">- spike </text:span></text:p>
          </draw:text-box>
        </draw:frame>
        <draw:custom-shape draw:style-name="gr70" draw:text-style-name="P40" xml:id="id95" draw:id="id95" draw:layer="layout" svg:width="2.54cm" svg:height="2.54cm" svg:x="16.529cm" svg:y="3.027cm">
          <text:p text:style-name="P13"><text:span text:style-name="T42">a</text:span><text:span text:style-name="T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97" draw:id="id97" draw:layer="layout" svg:width="2.54cm" svg:height="2.54cm" svg:x="8.89cm" svg:y="8.93cm">
          <text:p text:style-name="P13"><text:span text:style-name="T42">a</text:span><text:span text:style-name="T7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99" draw:id="id99" draw:layer="layout" svg:width="2.54cm" svg:height="2.54cm" svg:x="18.796cm" svg:y="7.952cm">
          <text:p text:style-name="P13"><text:span text:style-name="T42">a</text:span><text:span text:style-name="T7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98" draw:id="id98" draw:layer="layout" svg:width="2.54cm" svg:height="2.54cm" svg:x="13.208cm" svg:y="11.762cm">
          <text:p text:style-name="P13"><text:span text:style-name="T42">a</text:span><text:span text:style-name="T7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96" draw:id="id96" draw:layer="layout" svg:width="2.54cm" svg:height="2.54cm" svg:x="12.192cm" svg:y="6.428cm">
          <text:p text:style-name="P13"><text:span text:style-name="T42">a</text:span><text:span text:style-name="T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0" xml:id="id100" draw:id="id100" draw:layer="layout" svg:width="2.54cm" svg:height="2.54cm" svg:x="20.32cm" svg:y="12.778cm">
          <text:p text:style-name="P13"><text:span text:style-name="T42">a</text:span><text:span text:style-name="T7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10" draw:layer="layout" draw:type="line" svg:x1="10.668cm" svg:y1="4.396cm" svg:x2="16.529cm" svg:y2="4.297cm" draw:start-shape="id94" draw:start-glue-point="10" draw:end-shape="id95" draw:end-glue-point="6" svg:d="M10668 4396l5861-99" svg:viewBox="0 0 5862 100">
          <text:p/>
        </draw:connector>
        <draw:connector draw:style-name="gr75" draw:text-style-name="P10" draw:layer="layout" draw:type="line" svg:x1="10.296cm" svg:y1="5.294cm" svg:x2="12.564cm" svg:y2="6.8cm" draw:start-shape="id94" draw:start-glue-point="9" draw:end-shape="id96" draw:end-glue-point="5" svg:d="M10296 5294l2268 1506" svg:viewBox="0 0 2269 1507">
          <text:p/>
        </draw:connector>
        <draw:connector draw:style-name="gr75" draw:text-style-name="P10" draw:layer="layout" draw:type="line" svg:x1="8.5cm" svg:y1="5.294cm" svg:x2="10.16cm" svg:y2="8.93cm" draw:start-shape="id94" draw:start-glue-point="7" draw:end-shape="id97" draw:end-glue-point="4" svg:d="M8500 5294l1660 3636" svg:viewBox="0 0 1661 3637">
          <text:p/>
        </draw:connector>
        <draw:connector draw:style-name="gr66" draw:text-style-name="P10" draw:layer="layout" draw:type="line" svg:x1="11.43cm" svg:y1="10.2cm" svg:x2="12.564cm" svg:y2="8.596cm" draw:start-shape="id97" draw:start-glue-point="10" draw:end-shape="id96" draw:end-glue-point="7" svg:d="M11430 10200l1134-1604" svg:viewBox="0 0 1135 1605">
          <text:p/>
        </draw:connector>
        <draw:connector draw:style-name="gr66" draw:text-style-name="P10" draw:layer="layout" draw:type="line" svg:x1="14.36cm" svg:y1="6.8cm" svg:x2="16.901cm" svg:y2="5.195cm" draw:start-shape="id96" draw:start-glue-point="11" draw:end-shape="id95" draw:end-glue-point="7" svg:d="M14360 6800l2541-1605" svg:viewBox="0 0 2542 1606">
          <text:p/>
        </draw:connector>
        <draw:connector draw:style-name="gr66" draw:text-style-name="P10" draw:layer="layout" draw:type="line" svg:x1="17.799cm" svg:y1="5.567cm" svg:x2="14.732cm" svg:y2="7.698cm" draw:start-shape="id95" draw:start-glue-point="8" draw:end-shape="id96" draw:end-glue-point="10" svg:d="M17799 5567l-3067 2131" svg:viewBox="0 0 3068 2132">
          <text:p/>
        </draw:connector>
        <draw:connector draw:style-name="gr66" draw:text-style-name="P10" draw:layer="layout" draw:type="line" svg:x1="14.36cm" svg:y1="8.596cm" svg:x2="13.58cm" svg:y2="12.134cm" draw:start-shape="id96" draw:start-glue-point="9" draw:end-shape="id98" draw:end-glue-point="5" svg:d="M14360 8596l-780 3538" svg:viewBox="0 0 781 3539">
          <text:p/>
        </draw:connector>
        <draw:connector draw:style-name="gr66" draw:text-style-name="P10" draw:layer="layout" draw:type="line" svg:x1="14.478cm" svg:y1="11.762cm" svg:x2="18.697cm" svg:y2="5.195cm" draw:start-shape="id98" draw:start-glue-point="4" draw:end-shape="id95" draw:end-glue-point="9" svg:d="M14478 11762l4219-6567" svg:viewBox="0 0 4220 6568">
          <text:p/>
        </draw:connector>
        <draw:connector draw:style-name="gr66" draw:text-style-name="P10" draw:layer="layout" draw:type="line" svg:x1="15.748cm" svg:y1="13.032cm" svg:x2="19.168cm" svg:y2="10.12cm" draw:start-shape="id98" draw:start-glue-point="10" draw:end-shape="id99" draw:end-glue-point="7" svg:d="M15748 13032l3420-2912" svg:viewBox="0 0 3421 2913">
          <text:p/>
        </draw:connector>
        <draw:connector draw:style-name="gr66" draw:text-style-name="P10" draw:layer="layout" draw:type="line" svg:x1="20.964cm" svg:y1="10.12cm" svg:x2="21.59cm" svg:y2="12.778cm" draw:start-shape="id99" draw:start-glue-point="9" draw:end-shape="id100" draw:end-glue-point="4" svg:d="M20964 10120l626 2658" svg:viewBox="0 0 627 2659">
          <text:p/>
        </draw:connector>
        <draw:connector draw:style-name="gr66" draw:text-style-name="P10" draw:layer="layout" draw:type="line" svg:x1="18.796cm" svg:y1="9.222cm" svg:x2="15.376cm" svg:y2="12.134cm" draw:start-shape="id99" draw:start-glue-point="6" draw:end-shape="id98" draw:end-glue-point="11" svg:d="M18796 9222l-3420 2912" svg:viewBox="0 0 3421 2913">
          <text:p/>
        </draw:connector>
        <draw:connector draw:style-name="gr66" draw:text-style-name="P10" draw:layer="layout" draw:type="line" svg:x1="20.32cm" svg:y1="14.048cm" svg:x2="15.376cm" svg:y2="13.93cm" draw:start-shape="id100" draw:start-glue-point="6" draw:end-shape="id98" draw:end-glue-point="9" svg:d="M20320 14048l-4944-118" svg:viewBox="0 0 4945 119">
          <text:p/>
        </draw:connector>
        <draw:connector draw:style-name="gr66" draw:text-style-name="P10" draw:layer="layout" draw:type="curve" draw:line-skew="-1.86cm" svg:x1="13.58cm" svg:y1="13.93cm" svg:x2="8.128cm" svg:y2="4.396cm" draw:start-shape="id98" draw:start-glue-point="7" draw:end-shape="id94" draw:end-glue-point="6" svg:d="M13580 13930c-11758 0-9032-9534-5452-9534" svg:viewBox="0 0 8525 9535">
          <text:p/>
        </draw:connector>
        <draw:frame draw:style-name="gr17" draw:text-style-name="P18" draw:layer="layout" svg:width="0.793cm" svg:height="1.648cm" svg:x="8.759cm" svg:y="1.756cm">
          <draw:text-box>
            <text:p><text:span text:style-name="T95">1</text:span></text:p>
          </draw:text-box>
        </draw:frame>
        <draw:frame draw:style-name="gr17" draw:text-style-name="P18" draw:layer="layout" svg:width="0.793cm" svg:height="1.648cm" svg:x="17.495cm" svg:y="1.379cm">
          <draw:text-box>
            <text:p><text:span text:style-name="T95">2</text:span></text:p>
          </draw:text-box>
        </draw:frame>
        <draw:frame draw:style-name="gr17" draw:text-style-name="P18" draw:layer="layout" svg:width="1.016cm" svg:height="1.648cm" svg:x="21.336cm" svg:y="8.336cm">
          <draw:text-box>
            <text:p><text:span text:style-name="T95">3</text:span></text:p>
          </draw:text-box>
        </draw:frame>
        <draw:frame draw:style-name="gr17" draw:text-style-name="P18" draw:layer="layout" svg:width="0.793cm" svg:height="1.648cm" svg:x="22.829cm" svg:y="13.162cm">
          <draw:text-box>
            <text:p><text:span text:style-name="T95">4</text:span></text:p>
          </draw:text-box>
        </draw:frame>
        <draw:frame draw:style-name="gr17" draw:text-style-name="P18" draw:layer="layout" svg:width="0.793cm" svg:height="1.648cm" svg:x="13.97cm" svg:y="14.048cm">
          <draw:text-box>
            <text:p><text:span text:style-name="T95">5</text:span></text:p>
          </draw:text-box>
        </draw:frame>
        <draw:frame draw:style-name="gr17" draw:text-style-name="P18" draw:layer="layout" svg:width="0.793cm" svg:height="1.648cm" svg:x="7.874cm" svg:y="9.984cm">
          <draw:text-box>
            <text:p><text:span text:style-name="T95">6</text:span></text:p>
          </draw:text-box>
        </draw:frame>
        <draw:frame draw:style-name="gr17" draw:text-style-name="P18" draw:layer="layout" svg:width="0.793cm" svg:height="1.648cm" svg:x="13.467cm" svg:y="5.188cm">
          <draw:text-box>
            <text:p><text:span text:style-name="T95">7</text:span></text:p>
          </draw:text-box>
        </draw:frame>
        <draw:frame draw:style-name="gr52" draw:text-style-name="P18" draw:layer="layout" svg:width="7.392cm" svg:height="3.045cm" svg:x="11.15cm" svg:y="16.064cm">
          <draw:text-box>
            <text:p><text:span text:style-name="T94">a</text:span><text:span text:style-name="T101">2x+1</text:span><text:span text:style-name="T77">/</text:span><text:span text:style-name="T94">a</text:span><text:span text:style-name="T101">2</text:span><text:span text:style-name="T77">→ </text:span><text:span text:style-name="T94">a: </text:span><text:span text:style-name="T90">3</text:span></text:p>
          </draw:text-box>
        </draw:frame>
        <draw:frame draw:style-name="gr52" draw:text-style-name="P41" draw:layer="layout" svg:width="9.898cm" svg:height="3.045cm" svg:x="9.66cm" svg:y="17.91cm">
          <draw:text-box>
            <text:p><text:span text:style-name="T91">2x+1, </text:span><text:span text:style-name="T77">x</text:span><text:span text:style-name="T102"> -whole number</text:span></text:p>
          </draw:text-box>
        </draw:frame>
        <draw:frame draw:style-name="gr17" draw:text-style-name="P18" draw:layer="layout" svg:width="2.54cm" svg:height="1.648cm" svg:x="0.154cm" svg:y="8.626cm">
          <draw:text-box>
            <text:p><text:span text:style-name="T91"><text:s/></text:span><text:span text:style-name="T77">t=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Systems – Uses + Research</text:span></text:p>
          </draw:text-box>
        </draw:frame>
        <draw:frame presentation:style-name="pr4" draw:text-style-name="P5" draw:layer="layout" svg:width="27.132cm" svg:height="5.982cm" svg:x="0.562cm" svg:y="3.1cm" presentation:class="title" presentation:user-transformed="true">
          <draw:text-box>
            <text:p text:style-name="P4"><text:span text:style-name="T4">Uses:</text:span><text:span text:style-name="T2"><text:line-break/></text:span><text:span text:style-name="T2">- Use P systems to model natural phenomena (i.e. population dynamics)</text:span><text:span text:style-name="T2"><text:line-break/></text:span><text:span text:style-name="T2">- Use P systems to solve NP-complete problems </text:span><text:span text:style-name="T2"><text:line-break/></text:span><text:span text:style-name="T2">- Use P systems to design hardwared</text:span><text:span text:style-name="T2"><text:line-break/></text:span><text:span text:style-name="T2">+ Others applications (fault detection, image skeletonization, etc.)</text:span></text:p>
          </draw:text-box>
        </draw:frame>
        <draw:frame presentation:style-name="pr5" draw:text-style-name="P5" draw:layer="layout" svg:width="27.132cm" svg:height="5.801cm" svg:x="0.462cm" svg:y="11.221cm" presentation:class="title" presentation:user-transformed="true">
          <draw:text-box>
            <text:p text:style-name="P4"><text:span text:style-name="T4">Research Directions:</text:span><text:span text:style-name="T2"><text:line-break/></text:span><text:span text:style-name="T2">- Checking computability of <text:s/>P Systems (Turing-completeness)</text:span><text:span text:style-name="T2"><text:line-break/></text:span><text:span text:style-name="T2">- Comparing </text:span><text:span text:style-name="T3">features</text:span><text:span text:style-name="T2"> of different P Systems (Feature Bisimulation)</text:span><text:span text:style-name="T2"><text:line-break/></text:span><text:span text:style-name="T2">- Creating </text:span><text:span text:style-name="T3">stronger normal forms</text:span><text:span text:style-name="T2"> for different P Systems</text:span><text:span text:style-name="T2"><text:line-break/></text:span><text:span text:style-name="T2">- Looking for smallest universal system for a particular P System type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Framework – The Idea</text:span></text:p>
          </draw:text-box>
        </draw:frame>
        <draw:frame presentation:style-name="pr4" draw:text-style-name="P5" draw:layer="layout" svg:width="27.132cm" svg:height="5.982cm" svg:x="0.462cm" svg:y="2.6cm" presentation:class="title" presentation:user-transformed="true">
          <draw:text-box>
            <text:p text:style-name="P4"><text:span text:style-name="T2">- A framework (model) that generalizes P Systems and capture their essential properties</text:span><text:span text:style-name="T2"><text:line-break/></text:span><text:span text:style-name="T2"><text:line-break/></text:span><text:span text:style-name="T2">- Can be used as a tool to study P systems (e.g. can help answer open problems in Membrane computing, can be used to ask interesting questions)</text:span></text:p>
          </draw:text-box>
        </draw:frame>
        <draw:frame draw:style-name="gr76" draw:text-style-name="P30" xml:id="id101" draw:id="id101" draw:layer="layout" svg:width="7.62cm" svg:height="1.211cm" svg:x="10.214cm" svg:y="10.606cm">
          <draw:text-box>
            <text:p text:style-name="P28"><text:span text:style-name="T67">Formal Framework Model</text:span></text:p>
          </draw:text-box>
        </draw:frame>
        <draw:frame draw:style-name="gr76" draw:text-style-name="P30" xml:id="id103" draw:id="id103" draw:layer="layout" svg:width="6.18cm" svg:height="1.211cm" svg:x="10.946cm" svg:y="13.608cm">
          <draw:text-box>
            <text:p text:style-name="P28"><text:span text:style-name="T67">Tissue P Systems</text:span></text:p>
          </draw:text-box>
        </draw:frame>
        <draw:frame draw:style-name="gr76" draw:text-style-name="P30" xml:id="id102" draw:id="id102" draw:layer="layout" svg:width="7.62cm" svg:height="1.211cm" svg:x="2.086cm" svg:y="13.6cm">
          <draw:text-box>
            <text:p text:style-name="P28"><text:span text:style-name="T67">Spiking Neural P System</text:span></text:p>
          </draw:text-box>
        </draw:frame>
        <draw:frame draw:style-name="gr76" draw:text-style-name="P30" xml:id="id104" draw:id="id104" draw:layer="layout" svg:width="7.62cm" svg:height="1.211cm" svg:x="18.05cm" svg:y="13.654cm">
          <draw:text-box>
            <text:p text:style-name="P28"><text:span text:style-name="T67">Cell-like P Systems</text:span></text:p>
          </draw:text-box>
        </draw:frame>
        <draw:connector draw:style-name="gr77" draw:text-style-name="P10" draw:layer="layout" draw:type="line" svg:x1="10.214cm" svg:y1="11.211cm" svg:x2="5.896cm" svg:y2="13.6cm" draw:start-shape="id101" draw:end-shape="id102" draw:end-glue-point="0" svg:d="M10214 11211l-4318 2389" svg:viewBox="0 0 4319 2390">
          <text:p/>
        </draw:connector>
        <draw:connector draw:style-name="gr77" draw:text-style-name="P10" draw:layer="layout" draw:type="line" svg:x1="14.024cm" svg:y1="11.817cm" svg:x2="14.036cm" svg:y2="13.608cm" draw:start-shape="id101" draw:start-glue-point="2" draw:end-shape="id103" draw:end-glue-point="0" svg:d="M14024 11817l12 1791" svg:viewBox="0 0 13 1792">
          <text:p/>
        </draw:connector>
        <draw:connector draw:style-name="gr77" draw:text-style-name="P10" draw:layer="layout" draw:type="line" svg:x1="17.834cm" svg:y1="11.211cm" svg:x2="21.86cm" svg:y2="13.654cm" draw:start-shape="id101" draw:start-glue-point="1" draw:end-shape="id104" draw:end-glue-point="0" svg:d="M17834 11211l4026 2443" svg:viewBox="0 0 4027 2444">
          <text:p/>
        </draw:connector>
        <draw:frame draw:style-name="gr76" draw:text-style-name="P30" xml:id="id105" draw:id="id105" draw:layer="layout" svg:width="7.62cm" svg:height="1.211cm" svg:x="2.086cm" svg:y="17.709cm">
          <draw:text-box>
            <text:p text:style-name="P28"><text:span text:style-name="T67">SN P System Variants</text:span></text:p>
          </draw:text-box>
        </draw:frame>
        <draw:connector draw:style-name="gr77" draw:text-style-name="P10" draw:layer="layout" draw:type="line" svg:x1="5.896cm" svg:y1="14.811cm" svg:x2="5.896cm" svg:y2="17.709cm" draw:start-shape="id102" draw:end-shape="id105" draw:end-glue-point="0" svg:d="M5896 14811v2898" svg:viewBox="0 0 1 2899">
          <text:p/>
        </draw:connector>
        <draw:frame draw:style-name="gr78" draw:text-style-name="P30" xml:id="id106" draw:id="id106" draw:layer="layout" svg:width="6.18cm" svg:height="2.563cm" svg:x="10.93cm" svg:y="16.865cm">
          <draw:text-box>
            <text:p text:style-name="P28"><text:span text:style-name="T67">Tissue P Systems</text:span></text:p>
            <text:p text:style-name="P28"><text:span text:style-name="T67">Variants</text:span></text:p>
          </draw:text-box>
        </draw:frame>
        <draw:connector draw:style-name="gr77" draw:text-style-name="P10" draw:layer="layout" draw:type="line" svg:x1="14.036cm" svg:y1="14.819cm" svg:x2="14.02cm" svg:y2="16.865cm" draw:start-shape="id103" draw:start-glue-point="2" draw:end-shape="id106" draw:end-glue-point="0" svg:d="M14036 14819l-16 2046" svg:viewBox="0 0 17 2047">
          <text:p/>
        </draw:connector>
        <draw:frame draw:style-name="gr47" draw:text-style-name="P30" xml:id="id107" draw:id="id107" draw:layer="layout" svg:width="6.18cm" svg:height="2.143cm" svg:x="18.842cm" svg:y="17.111cm">
          <draw:text-box>
            <text:p text:style-name="P28"><text:span text:style-name="T67">Cell-like P System Variants</text:span></text:p>
          </draw:text-box>
        </draw:frame>
        <draw:connector draw:style-name="gr77" draw:text-style-name="P10" draw:layer="layout" draw:type="line" svg:x1="21.86cm" svg:y1="14.865cm" svg:x2="21.932cm" svg:y2="17.111cm" draw:start-shape="id104" draw:start-glue-point="2" draw:end-shape="id107" svg:d="M21860 14865l72 2246" svg:viewBox="0 0 73 2247">
          <text:p/>
        </draw:connector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Framework (FF) for P Systems</text:span></text:p>
          </draw:text-box>
        </draw:frame>
        <draw:line draw:style-name="gr40" draw:text-style-name="P10" draw:layer="layout" svg:x1="0cm" svg:y1="8.398cm" svg:x2="28cm" svg:y2="8.382cm">
          <text:p/>
        </draw:line>
        <draw:frame draw:style-name="gr79" draw:text-style-name="P42" draw:layer="layout" svg:width="2.163cm" svg:height="1.183cm" svg:x="-0.222cm" svg:y="7.136cm">
          <draw:text-box>
            <text:p text:style-name="P22"><text:span text:style-name="T103">1998</text:span></text:p>
          </draw:text-box>
        </draw:frame>
        <draw:custom-shape draw:style-name="gr42" draw:text-style-name="P37" xml:id="id108" draw:id="id108" draw:layer="layout" svg:width="0.254cm" svg:height="0.254cm" svg:x="0.586cm" svg:y="8.3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xml:id="id111" draw:id="id111" draw:layer="layout" svg:width="0.254cm" svg:height="0.254cm" svg:x="1.787cm" svg:y="8.3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2.988cm" svg:y="8.3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xml:id="id112" draw:id="id112" draw:layer="layout" svg:width="0.254cm" svg:height="0.254cm" svg:x="4.189cm" svg:y="8.3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5.39cm" svg:y="8.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xml:id="id113" draw:id="id113" draw:layer="layout" svg:width="0.254cm" svg:height="0.254cm" svg:x="6.591cm" svg:y="8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7.792cm" svg:y="8.3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8.993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xml:id="id116" draw:id="id116" draw:layer="layout" svg:width="0.254cm" svg:height="0.254cm" svg:x="10.194cm" svg:y="8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xml:id="id117" draw:id="id117" draw:layer="layout" svg:width="0.254cm" svg:height="0.254cm" svg:x="11.395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12.59cm" svg:y="8.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13.791cm" svg:y="8.3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14.992cm" svg:y="8.3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16.193cm" svg:y="8.3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17.394cm" svg:y="8.3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xml:id="id120" draw:id="id120" draw:layer="layout" svg:width="0.254cm" svg:height="0.254cm" svg:x="18.595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19.796cm" svg:y="8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20.995cm" svg:y="8.3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22.196cm" svg:y="8.3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23.397cm" svg:y="8.3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0.254cm" svg:height="0.254cm" svg:x="24.598cm" svg:y="8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2" draw:layer="layout" svg:width="2.163cm" svg:height="1.183cm" svg:x="0.979cm" svg:y="8.537cm">
          <draw:text-box>
            <text:p text:style-name="P22"><text:span text:style-name="T103">1999</text:span></text:p>
          </draw:text-box>
        </draw:frame>
        <draw:frame draw:style-name="gr79" draw:text-style-name="P42" draw:layer="layout" svg:width="2.026cm" svg:height="1.183cm" svg:x="5.766cm" svg:y="7.331cm">
          <draw:text-box>
            <text:p text:style-name="P22"><text:span text:style-name="T103">2003</text:span></text:p>
          </draw:text-box>
        </draw:frame>
        <draw:frame draw:style-name="gr79" draw:text-style-name="P42" draw:layer="layout" svg:width="2.026cm" svg:height="1.183cm" svg:x="9.366cm" svg:y="8.432cm">
          <draw:text-box>
            <text:p text:style-name="P22"><text:span text:style-name="T103">2006</text:span></text:p>
          </draw:text-box>
        </draw:frame>
        <draw:frame draw:style-name="gr80" draw:text-style-name="P43" xml:id="id109" draw:id="id109" draw:layer="layout" svg:width="4.148cm" svg:height="1.118cm" svg:x="0.17cm" svg:y="12.403cm">
          <draw:text-box>
            <text:p text:style-name="P22"><text:span text:style-name="T104">P Systems </text:span><text:span text:style-name="T105">[1]</text:span></text:p>
          </draw:text-box>
        </draw:frame>
        <draw:connector draw:style-name="gr81" draw:text-style-name="P10" draw:layer="layout" svg:x1="0.713cm" svg:y1="8.56cm" svg:x2="2.244cm" svg:y2="12.403cm" draw:start-shape="id108" draw:start-glue-point="8" draw:end-shape="id109" draw:end-glue-point="0" svg:d="M713 8560v1916h1531v1927" svg:viewBox="0 0 1532 3844">
          <text:p/>
        </draw:connector>
        <draw:frame draw:style-name="gr82" draw:text-style-name="P44" xml:id="id110" draw:id="id110" draw:layer="layout" svg:width="6.086cm" svg:height="1.957cm" svg:x="0.186cm" svg:y="2.473cm">
          <draw:text-box>
            <text:p text:style-name="P28"><text:span text:style-name="T104">P Systems with Active Membranes </text:span><text:span text:style-name="T105">[2,3]</text:span></text:p>
          </draw:text-box>
        </draw:frame>
        <draw:connector draw:style-name="gr81" draw:text-style-name="P10" draw:layer="layout" svg:x1="3.229cm" svg:y1="4.43cm" svg:x2="1.914cm" svg:y2="8.307cm" draw:start-shape="id110" draw:start-glue-point="2" draw:end-shape="id111" draw:end-glue-point="4" svg:d="M3229 4430v1945h-1315v1932" svg:viewBox="0 0 1316 3878">
          <text:p/>
        </draw:connector>
        <draw:frame draw:style-name="gr79" draw:text-style-name="P42" draw:layer="layout" svg:width="2.163cm" svg:height="1.183cm" svg:x="3.38cm" svg:y="8.438cm">
          <draw:text-box>
            <text:p text:style-name="P22"><text:span text:style-name="T103">2001</text:span></text:p>
          </draw:text-box>
        </draw:frame>
        <draw:connector draw:style-name="gr81" draw:text-style-name="P10" draw:layer="layout" svg:x1="3.229cm" svg:y1="4.43cm" svg:x2="4.316cm" svg:y2="8.309cm" draw:start-shape="id110" draw:start-glue-point="2" draw:end-shape="id112" draw:end-glue-point="4" svg:d="M3229 4430v1946h1087v1933" svg:viewBox="0 0 1088 3880">
          <text:p/>
        </draw:connector>
        <draw:frame draw:style-name="gr83" draw:text-style-name="P45" xml:id="id114" draw:id="id114" draw:layer="layout" svg:width="4.064cm" svg:height="2.143cm" svg:x="4.658cm" svg:y="11.413cm">
          <draw:text-box>
            <text:p text:style-name="P28"><text:span text:style-name="T106">Tissue P Systems </text:span><text:span text:style-name="T107">[4]</text:span></text:p>
          </draw:text-box>
        </draw:frame>
        <draw:connector draw:style-name="gr81" draw:text-style-name="P10" draw:layer="layout" draw:type="line" svg:x1="6.718cm" svg:y1="8.565cm" svg:x2="6.69cm" svg:y2="11.413cm" draw:start-shape="id113" draw:start-glue-point="8" draw:end-shape="id114" draw:end-glue-point="0" svg:d="M6718 8565l-28 2848" svg:viewBox="0 0 29 2849">
          <text:p/>
        </draw:connector>
        <draw:frame draw:style-name="gr82" draw:text-style-name="P44" xml:id="id115" draw:id="id115" draw:layer="layout" svg:width="5.588cm" svg:height="1.957cm" svg:x="7.498cm" svg:y="2.515cm">
          <draw:text-box>
            <text:p text:style-name="P28"><text:span text:style-name="T104">Spiking Neural P (SN P) Systems </text:span><text:span text:style-name="T105">[5]</text:span></text:p>
          </draw:text-box>
        </draw:frame>
        <draw:connector draw:style-name="gr81" draw:text-style-name="P10" draw:layer="layout" draw:type="line" svg:x1="10.292cm" svg:y1="4.472cm" svg:x2="10.321cm" svg:y2="8.314cm" draw:start-shape="id115" draw:start-glue-point="2" draw:end-shape="id116" draw:end-glue-point="4" svg:d="M10292 4472l29 3842" svg:viewBox="0 0 30 3843">
          <text:p/>
        </draw:connector>
        <draw:frame draw:style-name="gr84" draw:text-style-name="P23" draw:layer="layout" svg:width="28.046cm" svg:height="4.697cm" svg:x="0.04cm" svg:y="16.327cm">
          <draw:text-box>
            <text:p text:style-name="P22"><text:span text:style-name="T108">[6]</text:span><text:span text:style-name="T109"> </text:span><text:span text:style-name="T110">Freund</text:span><text:span text:style-name="T109"> R., </text:span><text:span text:style-name="T110">Verlan</text:span><text:span text:style-name="T109"> S. </text:span><text:span text:style-name="T111">2007</text:span><text:span text:style-name="T112">.</text:span><text:span text:style-name="T109"> </text:span><text:span text:style-name="T110">A Formal Framework for Static (Tissue) P Systems</text:span><text:span text:style-name="T109">. In: Eleftherakis G., Kefalas P., Păun G., Rozenberg G., Salomaa A. (eds) </text:span><text:span text:style-name="T110">Membrane Computing</text:span><text:span text:style-name="T109">. WMC 2007. Lecture Notes in Computer Science, vol 4860. Springer, Berlin, Heidelberg</text:span></text:p>
            <text:p text:style-name="P22"><text:span text:style-name="T108">[7]</text:span><text:span text:style-name="T109"> </text:span><text:span text:style-name="T110">Freund</text:span><text:span text:style-name="T109">, R., </text:span><text:span text:style-name="T110">Pérez-Hurtado</text:span><text:span text:style-name="T109">, I., </text:span><text:span text:style-name="T110">Riscos-Núñez</text:span><text:span text:style-name="T109">, A., </text:span><text:span text:style-name="T110">Verlan</text:span><text:span text:style-name="T109">, S.. </text:span><text:span text:style-name="T111">2013</text:span><text:span text:style-name="T109">. </text:span><text:span text:style-name="T110">A Formalization of Membrane Systems with Dynamically Evolving Structures. </text:span><text:span text:style-name="T113">In</text:span><text:span text:style-name="T109"> </text:span><text:span text:style-name="T110">International Journal of Computer Mathematics</text:span><text:span text:style-name="T109">, 90:4, 801-815</text:span></text:p>
            <text:p text:style-name="P22"><text:span text:style-name="T108">[8]</text:span><text:span text:style-name="T109"> </text:span><text:span text:style-name="T110">Verlan</text:span><text:span text:style-name="T109">, S., </text:span><text:span text:style-name="T110">Freund</text:span><text:span text:style-name="T109">, R., </text:span><text:span text:style-name="T110">Alhazov</text:span><text:span text:style-name="T109">, A., </text:span><text:span text:style-name="T110">Pan</text:span><text:span text:style-name="T109">, L.. 2008. A Formal Framework for Spiking Neural P Systems. In</text:span><text:span text:style-name="T110"> Proceedings of 20</text:span><text:span text:style-name="T114">th</text:span><text:span text:style-name="T110"> Conference on Membrane Computing (CMC20)</text:span></text:p>
          </draw:text-box>
        </draw:frame>
        <draw:frame draw:style-name="gr79" draw:text-style-name="P42" draw:layer="layout" svg:width="2.026cm" svg:height="1.183cm" svg:x="10.666cm" svg:y="7.233cm">
          <draw:text-box>
            <text:p text:style-name="P22"><text:span text:style-name="T103">2007</text:span></text:p>
          </draw:text-box>
        </draw:frame>
        <draw:frame draw:style-name="gr47" draw:text-style-name="P30" xml:id="id118" draw:id="id118" draw:layer="layout" svg:width="4.232cm" svg:height="2.143cm" svg:x="9.362cm" svg:y="11.457cm">
          <draw:text-box>
            <text:p text:style-name="P28"><text:span text:style-name="T67">FF for Static P System </text:span><text:span text:style-name="T62">[6]</text:span></text:p>
          </draw:text-box>
        </draw:frame>
        <draw:connector draw:style-name="gr46" draw:text-style-name="P10" draw:layer="layout" draw:type="line" svg:x1="11.522cm" svg:y1="8.569cm" svg:x2="11.478cm" svg:y2="11.457cm" draw:start-shape="id117" draw:start-glue-point="8" draw:end-shape="id118" draw:end-glue-point="0" svg:d="M11522 8569l-44 2888" svg:viewBox="0 0 45 2889">
          <text:p/>
        </draw:connector>
        <draw:frame draw:style-name="gr47" draw:text-style-name="P30" xml:id="id119" draw:id="id119" draw:layer="layout" svg:width="4.826cm" svg:height="2.143cm" svg:x="16.356cm" svg:y="2.453cm">
          <draw:text-box>
            <text:p text:style-name="P28"><text:span text:style-name="T67">FF for Dynamic P System </text:span><text:span text:style-name="T62">[7]</text:span></text:p>
          </draw:text-box>
        </draw:frame>
        <draw:frame draw:style-name="gr79" draw:text-style-name="P42" draw:layer="layout" svg:width="2.026cm" svg:height="1.183cm" svg:x="17.766cm" svg:y="8.534cm">
          <draw:text-box>
            <text:p text:style-name="P22"><text:span text:style-name="T103">2013</text:span></text:p>
          </draw:text-box>
        </draw:frame>
        <draw:connector draw:style-name="gr46" draw:text-style-name="P10" draw:layer="layout" draw:type="line" svg:x1="18.769cm" svg:y1="4.596cm" svg:x2="18.722cm" svg:y2="8.315cm" draw:start-shape="id119" draw:start-glue-point="2" draw:end-shape="id120" draw:end-glue-point="4" svg:d="M18769 4596l-47 3719" svg:viewBox="0 0 48 3720">
          <text:p/>
        </draw:connector>
        <draw:frame draw:style-name="gr47" draw:text-style-name="P30" xml:id="id122" draw:id="id122" draw:layer="layout" svg:width="4.826cm" svg:height="2.143cm" svg:x="22.944cm" svg:y="11.484cm">
          <draw:text-box>
            <text:p text:style-name="P28"><text:span text:style-name="T67">FF for SN P System </text:span><text:span text:style-name="T62">[8]</text:span></text:p>
          </draw:text-box>
        </draw:frame>
        <draw:frame draw:style-name="gr79" draw:text-style-name="P42" draw:layer="layout" svg:width="2.026cm" svg:height="1.183cm" svg:x="24.966cm" svg:y="7.235cm">
          <draw:text-box>
            <text:p text:style-name="P22"><text:span text:style-name="T103">2019</text:span></text:p>
          </draw:text-box>
        </draw:frame>
        <draw:custom-shape draw:style-name="gr42" draw:text-style-name="P37" xml:id="id121" draw:id="id121" draw:layer="layout" svg:width="0.254cm" svg:height="0.254cm" svg:x="25.799cm" svg:y="8.3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0" draw:layer="layout" svg:x1="25.926cm" svg:y1="8.573cm" svg:x2="25.357cm" svg:y2="11.484cm" draw:start-shape="id121" draw:start-glue-point="8" draw:end-shape="id122" draw:end-glue-point="0" svg:d="M25926 8573v1450h-569v1461" svg:viewBox="0 0 570 2912">
          <text:p/>
        </draw:connector>
        <draw:connector draw:style-name="gr85" draw:text-style-name="P10" draw:layer="layout" draw:type="line" svg:x1="13.594cm" svg:y1="12.528cm" svg:x2="22.944cm" svg:y2="12.555cm" draw:start-shape="id118" draw:start-glue-point="1" draw:end-shape="id122" draw:end-glue-point="3" svg:d="M13594 12528l9350 27" svg:viewBox="0 0 9351 28">
          <text:p/>
        </draw:connector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Framework – Components </text:span></text:p>
          </draw:text-box>
        </draw:frame>
        <draw:frame presentation:style-name="pr6" draw:text-style-name="P5" draw:layer="layout" svg:width="27.132cm" svg:height="10.813cm" svg:x="0.508cm" svg:y="2.141cm" presentation:class="title" presentation:user-transformed="true">
          <draw:text-box>
            <text:p text:style-name="P4"><text:span text:style-name="T115">1. Configuration </text:span><text:span text:style-name="T116">– the state of the system – multisets + membrane structure</text:span><text:span text:style-name="T116"><text:line-break/></text:span><text:span text:style-name="T116"><text:line-break/></text:span><text:span text:style-name="T115">2. Generalized Rule </text:span><text:span text:style-name="T116">– general rule to transform the state of the system – multiset rewriting + membrane structure change</text:span><text:span text:style-name="T116"><text:line-break/></text:span><text:span text:style-name="T116"><text:line-break/></text:span><text:span text:style-name="T116">3</text:span><text:span text:style-name="T4">. Rules Application</text:span><text:span text:style-name="T2"> – how to apply a set of rules</text:span><text:span text:style-name="T2"><text:line-break/></text:span><text:span text:style-name="T2"><text:line-break/></text:span><text:span text:style-name="T4">4. Derivation Modes</text:span><text:span text:style-name="T2"> – what combination of rules are allowed (different rule combination semantics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Framework - Research Approaches</text:span></text:p>
          </draw:text-box>
        </draw:frame>
        <draw:custom-shape draw:style-name="gr86" draw:text-style-name="P46" xml:id="id124" draw:id="id124" draw:layer="layout" svg:width="5.38cm" svg:height="5.334cm" svg:x="4.534cm" svg:y="9.566cm">
          <text:p text:style-name="P13"><text:span text:style-name="T117">Formal</text:span></text:p>
          <text:p text:style-name="P13"><text:span text:style-name="T117">Frame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47" draw:layer="layout" svg:width="5.458cm" svg:height="5.434cm" svg:x="17.156cm" svg:y="9.366cm">
          <text:p text:style-name="P13"><text:span text:style-name="T103">Existing P</text:span></text:p>
          <text:p text:style-name="P13"><text:span text:style-name="T103">P System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47" xml:id="id123" draw:id="id123" draw:layer="layout" svg:width="10.16cm" svg:height="9.906cm" svg:x="14.748cm" svg:y="7.28cm">
          <text:p text:style-name="P13"><text:span text:style-name="T103"/></text:p>
          <text:p text:style-name="P13"><text:span text:style-name="T103"/></text:p>
          <text:p text:style-name="P13"><text:span text:style-name="T103"/></text:p>
          <text:p text:style-name="P13"><text:span text:style-name="T103"/></text:p>
          <text:p text:style-name="P13"><text:span text:style-name="T103"/></text:p>
          <text:p text:style-name="P13"><text:span text:style-name="T103"/></text:p>
          <text:p text:style-name="P13"><text:span text:style-name="T103"/></text:p>
          <text:p text:style-name="P13"><text:span text:style-name="T103">Possible P System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10" draw:layer="layout" draw:type="curve" draw:line-skew="0.311cm" svg:x1="19.828cm" svg:y1="17.186cm" svg:x2="7.224cm" svg:y2="14.9cm" draw:start-shape="id123" draw:start-glue-point="8" draw:end-shape="id124" draw:end-glue-point="8" svg:d="M19828 17186c0 1258-12604 2401-12604-2286" svg:viewBox="0 0 12605 3395">
          <text:p/>
        </draw:connector>
        <draw:frame draw:style-name="gr8" draw:text-style-name="P48" draw:layer="layout" svg:width="11.532cm" svg:height="1.411cm" svg:x="8.242cm" svg:y="18.431cm">
          <draw:text-box>
            <text:p><text:span text:style-name="T4">P-&gt;FF:</text:span><text:span text:style-name="T118"> Improve the framework</text:span></text:p>
          </draw:text-box>
        </draw:frame>
        <draw:connector draw:style-name="gr89" draw:text-style-name="P10" draw:layer="layout" draw:type="curve" draw:line-skew="-0.57cm" svg:x1="7.224cm" svg:y1="9.566cm" svg:x2="19.828cm" svg:y2="7.28cm" draw:start-shape="id124" draw:start-glue-point="4" draw:end-shape="id123" draw:end-glue-point="4" svg:d="M7224 9566c0-5074 12604-3931 12604-2286" svg:viewBox="0 0 12605 3682">
          <text:p/>
        </draw:connector>
        <draw:frame draw:style-name="gr8" draw:text-style-name="P48" draw:layer="layout" svg:width="12.83cm" svg:height="2.571cm" svg:x="7.652cm" svg:y="2.632cm">
          <draw:text-box>
            <text:p><text:span text:style-name="T4">FF→P:</text:span><text:span text:style-name="T118"> Help answer open problems</text:span></text:p>
          </draw:text-box>
        </draw:frame>
        <draw:frame draw:style-name="gr90" draw:text-style-name="P48" draw:layer="layout" svg:width="13.706cm" svg:height="1.411cm" svg:x="7.685cm" svg:y="4.008cm">
          <draw:text-box>
            <text:p><text:span text:style-name="T4">FF→P:</text:span><text:span text:style-name="T118"> Help ask interesting questions</text:span></text:p>
          </draw:text-box>
        </draw:frame>
        <draw:frame draw:style-name="gr8" draw:text-style-name="P48" draw:layer="layout" svg:width="11.532cm" svg:height="1.411cm" svg:x="8.242cm" svg:y="18.432cm">
          <draw:text-box>
            <text:p><text:span text:style-name="T4">P-&gt;FF:</text:span><text:span text:style-name="T118"> Improve the framewor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Framework – Research Ideas</text:span></text:p>
          </draw:text-box>
        </draw:frame>
        <draw:frame presentation:style-name="pr7" draw:text-style-name="P5" draw:layer="layout" svg:width="27.132cm" svg:height="13.921cm" svg:x="0.408cm" svg:y="2.588cm" presentation:class="title" presentation:user-transformed="true">
          <draw:text-box>
            <text:p text:style-name="P4"><text:span text:style-name="T4">1.</text:span><text:span text:style-name="T2"> Merge the dynamic formal framework with the SNP formal framework . </text:span><text:span text:style-name="T4">(FF)</text:span><text:span text:style-name="T2"><text:line-break/></text:span><text:span text:style-name="T2"><text:line-break/></text:span><text:span text:style-name="T4">2.</text:span><text:span text:style-name="T2"> </text:span><text:span text:style-name="T3">Conjecture:</text:span><text:span text:style-name="T2"> Many SNP system variants are ‘equivalent’. Use formal framework to check if this is true. </text:span><text:span text:style-name="T4">(FF→ P).</text:span><text:span text:style-name="T2"><text:line-break/></text:span><text:span text:style-name="T2"><text:line-break/></text:span><text:span text:style-name="T4">3. </text:span><text:span text:style-name="T2">Extentend the formal framework to handle self-modifying P systems. </text:span><text:span text:style-name="T4">(P→FF).</text:span><text:span text:style-name="T2"><text:line-break/></text:span><text:span text:style-name="T2"><text:line-break/></text:span><text:span text:style-name="T4">4.</text:span><text:span text:style-name="T2"> Check if “all” P systems if they can be represented using formal framework. Extend the framework if needed. </text:span><text:span text:style-name="T4">(P→ FF)</text:span><text:span text:style-name="T4"><text:line-break/></text:span><text:span text:style-name="T4"><text:line-break/></text:span><text:span text:style-name="T4">5. </text:span><text:span text:style-name="T2">Reformulate rule representation as bottom-up instead of top down. </text:span><text:span text:style-name="T4">(FF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Condensed1" svg:font-family="'Roboto Condensed'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7T04:46:03.134838993</meta:creation-date>
    <dc:date>2020-06-22T07:46:09.112881406</dc:date>
    <meta:editing-duration>PT13H26M28S</meta:editing-duration>
    <meta:editing-cycles>126</meta:editing-cycles>
    <meta:generator>LibreOffice/6.4.4.2$Linux_X86_64 LibreOffice_project/40$Build-2</meta:generator>
    <meta:document-statistic meta:object-count="860"/>
  </office:meta>
</office:document-meta>
</file>